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style:text-properties fo:color="#ed1c24" fo:font-size="12pt" officeooo:rsid="0019709e" officeooo:paragraph-rsid="0019709e" style:font-size-asian="12pt" style:font-size-complex="12pt"/>
    </style:style>
    <style:style style:name="P2" style:family="paragraph" style:parent-style-name="Standard">
      <style:paragraph-properties fo:line-height="150%"/>
      <style:text-properties fo:color="#ed1c24" fo:font-size="12pt" officeooo:rsid="001aac44" officeooo:paragraph-rsid="001aac44" style:font-size-asian="12pt" style:font-size-complex="12pt"/>
    </style:style>
    <style:style style:name="P3" style:family="paragraph" style:parent-style-name="Standard">
      <style:paragraph-properties fo:line-height="150%"/>
      <style:text-properties fo:color="#ed1c24" fo:font-size="12pt" officeooo:rsid="001b0bd9" officeooo:paragraph-rsid="001b0bd9" style:font-size-asian="12pt" style:font-size-complex="12pt"/>
    </style:style>
    <style:style style:name="P4" style:family="paragraph" style:parent-style-name="Standard">
      <style:paragraph-properties fo:line-height="150%"/>
      <style:text-properties fo:color="#ed1c24" fo:font-size="12pt" officeooo:rsid="001be0a2" officeooo:paragraph-rsid="001be0a2" style:font-size-asian="12pt" style:font-size-complex="12pt"/>
    </style:style>
    <style:style style:name="P5" style:family="paragraph" style:parent-style-name="Standard">
      <style:paragraph-properties fo:line-height="150%"/>
      <style:text-properties fo:color="#0066b3" fo:font-size="12pt" officeooo:rsid="0019709e" officeooo:paragraph-rsid="0019709e" style:font-size-asian="12pt" style:font-size-complex="12pt"/>
    </style:style>
    <style:style style:name="P6" style:family="paragraph" style:parent-style-name="Standard">
      <style:paragraph-properties fo:line-height="150%"/>
      <style:text-properties fo:color="#0066b3" fo:font-size="12pt" officeooo:rsid="001aac44" officeooo:paragraph-rsid="001aac44" style:font-size-asian="12pt" style:font-size-complex="12pt"/>
    </style:style>
    <style:style style:name="P7" style:family="paragraph" style:parent-style-name="Standard">
      <style:paragraph-properties fo:line-height="150%"/>
      <style:text-properties fo:color="#0066b3" fo:font-size="12pt" officeooo:rsid="001b0bd9" officeooo:paragraph-rsid="001b0bd9" style:font-size-asian="12pt" style:font-size-complex="12pt"/>
    </style:style>
    <style:style style:name="P8" style:family="paragraph" style:parent-style-name="Standard">
      <style:paragraph-properties fo:line-height="150%"/>
      <style:text-properties fo:color="#00a65d" fo:font-size="12pt" officeooo:rsid="0019709e" officeooo:paragraph-rsid="0019709e" style:font-size-asian="12pt" style:font-size-complex="12pt"/>
    </style:style>
    <style:style style:name="P9" style:family="paragraph" style:parent-style-name="Standard">
      <style:paragraph-properties fo:line-height="150%"/>
      <style:text-properties fo:color="#5c2d91" fo:font-size="12pt" officeooo:rsid="0019709e" officeooo:paragraph-rsid="0019709e" style:font-size-asian="12pt" style:font-size-complex="12pt"/>
    </style:style>
    <style:style style:name="P10" style:family="paragraph" style:parent-style-name="Standard">
      <style:paragraph-properties fo:line-height="150%"/>
      <style:text-properties fo:color="#000000" fo:font-size="12pt" officeooo:rsid="0019709e" officeooo:paragraph-rsid="0019709e" style:font-size-asian="12pt" style:font-size-complex="12pt"/>
    </style:style>
    <style:style style:name="P11" style:family="paragraph" style:parent-style-name="Standard">
      <style:paragraph-properties fo:line-height="150%"/>
      <style:text-properties fo:color="#000000" fo:font-size="12pt" officeooo:rsid="001aac44" officeooo:paragraph-rsid="001aac44" style:font-size-asian="12pt" style:font-size-complex="12pt"/>
    </style:style>
    <style:style style:name="P12" style:family="paragraph" style:parent-style-name="Standard">
      <style:paragraph-properties fo:line-height="150%"/>
      <style:text-properties fo:color="#000000" fo:font-size="12pt" officeooo:rsid="001b0bd9" officeooo:paragraph-rsid="001b0bd9" style:font-size-asian="12pt" style:font-size-complex="12pt"/>
    </style:style>
    <style:style style:name="P13" style:family="paragraph" style:parent-style-name="Standard">
      <style:paragraph-properties fo:line-height="150%"/>
      <style:text-properties fo:color="#000000" fo:font-size="12pt" officeooo:rsid="001be0a2" officeooo:paragraph-rsid="001be0a2" style:font-size-asian="12pt" style:font-size-complex="12pt"/>
    </style:style>
    <style:style style:name="T1" style:family="text">
      <style:text-properties fo:color="#0066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200072</text:p>
      <text:p text:style-name="P5">67200090</text:p>
      <text:p text:style-name="P8">67200171</text:p>
      <text:p text:style-name="P9">67200382</text:p>
      <text:p text:style-name="P9"/>
      <text:p text:style-name="P10">1. index.html</text:p>
      <text:p text:style-name="P1">&lt;!DOCTYPE html&gt;</text:p>
      <text:p text:style-name="P1">&lt;html lang="ja"&gt;</text:p>
      <text:p text:style-name="P1"/>
      <text:p text:style-name="P1">&lt;head&gt;</text:p>
      <text:p text:style-name="P1">&lt;meta charset="UTF-8"&gt;</text:p>
      <text:p text:style-name="P1">&lt;link rel="stylesheet" type="text/css" href="./css/index.css"&gt;</text:p>
      <text:p text:style-name="P1">&lt;title&gt;詰将棋&lt;/title&gt;</text:p>
      <text:p text:style-name="P1">&lt;/head&gt;</text:p>
      <text:p text:style-name="P1"/>
      <text:p text:style-name="P1">&lt;body&gt;</text:p>
      <text:p text:style-name="P1">&lt;h1&gt;詰将棋&lt;/h1&gt;</text:p>
      <text:p text:style-name="P1">&lt;p&gt;&lt;a href="./register/register.php"&gt;はじめから&lt;/a&gt;&lt;/p&gt;</text:p>
      <text:p text:style-name="P1">&lt;p&gt;&lt;a href="./register/login.php"&gt;つづきから&lt;/a&gt;&lt;/p&gt;</text:p>
      <text:p text:style-name="P1">&lt;p&gt;&lt;a href="http://133.54.224.240/penshu4_2021/67200171/last/explanation.html"&gt;ルール・操作説明&lt;/a&gt;&lt;/p&gt;</text:p>
      <text:p text:style-name="P1">&lt;p&gt;&lt;a href=""&gt;終了&lt;/a&gt;&lt;/p&gt;</text:p>
      <text:p text:style-name="P1">&lt;/body&gt;</text:p>
      <text:p text:style-name="P1"/>
      <text:p text:style-name="P1">&lt;/html&gt;</text:p>
      <text:p text:style-name="P1"/>
      <text:p text:style-name="P10">2. DetaBaseAction.inc</text:p>
      <text:p text:style-name="P10"/>
      <text:p text:style-name="P1">&lt;?php</text:p>
      <text:p text:style-name="P1"><text:s text:c="2"/>function da_query($sql)</text:p>
      <text:p text:style-name="P1"><text:s text:c="2"/>{</text:p>
      <text:p text:style-name="P1"><text:s text:c="4"/>@$result = pg_query($sql);</text:p>
      <text:p text:style-name="P1"><text:s text:c="4"/>if($result == FALSE) {</text:p>
      <text:p text:style-name="P1"><text:s text:c="6"/>print "&lt;p&gt;DataBase Acquisition Error&lt;/p&gt;\n";</text:p>
      <text:p text:style-name="P1"><text:s text:c="6"/>exit;</text:p>
      <text:p text:style-name="P1"><text:soft-page-break/><text:s text:c="4"/>}</text:p>
      <text:p text:style-name="P1"/>
      <text:p text:style-name="P1"><text:s text:c="4"/>return $result;</text:p>
      <text:p text:style-name="P1"><text:s text:c="2"/>}</text:p>
      <text:p text:style-name="P1"/>
      <text:p text:style-name="P1"><text:s text:c="2"/>function da_piece_in($Board, $Table, $u_name, $id)</text:p>
      <text:p text:style-name="P1"><text:s text:c="2"/>{</text:p>
      <text:p text:style-name="P1"><text:s text:c="4"/>for($y = 0; $y &lt; MAX_Y; $y++) {</text:p>
      <text:p text:style-name="P1"><text:s text:c="6"/>for($x = 0; $x &lt; MAX_X; $x++) {</text:p>
      <text:p text:style-name="P1"><text:s text:c="8"/>if($Board[$x][$y]-&gt;getOrd() !== NONE) {</text:p>
      <text:p text:style-name="P1"><text:s text:c="10"/>$db_x = $x + 1;</text:p>
      <text:p text:style-name="P1"><text:s text:c="10"/>$db_y = $y + 1;</text:p>
      <text:p text:style-name="P1"/>
      <text:p text:style-name="P1"><text:s text:c="10"/>da_query("insert into {$u_name}_buffer values($db_x, $db_y, {$Board[$x][$y]-&gt;getNameNum()}, {$Board[$x][$y]-&gt;getOrd()}, $id);");</text:p>
      <text:p text:style-name="P1"><text:s text:c="8"/>}</text:p>
      <text:p text:style-name="P1"><text:s text:c="6"/>}</text:p>
      <text:p text:style-name="P1"><text:s text:c="4"/>}</text:p>
      <text:p text:style-name="P1"/>
      <text:p text:style-name="P1"><text:s text:c="4"/>$n = count($Table);</text:p>
      <text:p text:style-name="P1">#echo "&lt;p&gt;$n&lt;/p&gt;";</text:p>
      <text:p text:style-name="P1"><text:s text:c="4"/>for($i = 0; $i &lt; $n; $i++) {</text:p>
      <text:p text:style-name="P1"><text:s text:c="6"/>$sql = "insert into {$u_name}_buffer values(-1, -1, {$Table[$i]-&gt;getNameNum()}, {$Table[$i]-&gt;getOrd()}, $id);";</text:p>
      <text:p text:style-name="P1"><text:s text:c="6"/>da_query($sql);</text:p>
      <text:p text:style-name="P1">#echo "&lt;p&gt;$sql&lt;/p&gt;";</text:p>
      <text:p text:style-name="P1"><text:s text:c="4"/>}</text:p>
      <text:p text:style-name="P1"><text:s text:c="2"/>}</text:p>
      <text:p text:style-name="P1">?&gt;</text:p>
      <text:p text:style-name="P1"/>
      <text:p text:style-name="P10">3. DefineData.inc</text:p>
      <text:p text:style-name="P10"/>
      <text:p text:style-name="P1">&lt;?php</text:p>
      <text:p text:style-name="P1"><text:s text:c="2"/>$db_host = 'kite.cs.miyazaki-u.ac.jp';</text:p>
      <text:p text:style-name="P1"><text:s text:c="2"/>$db_name = 'endb2138';</text:p>
      <text:p text:style-name="P1"><text:soft-page-break/><text:s text:c="2"/>$db_user = 'enuser2138';</text:p>
      <text:p text:style-name="P1"><text:s text:c="2"/>$db_pass = 'enpass2138';</text:p>
      <text:p text:style-name="P1"/>
      <text:p text:style-name="P1"><text:s text:c="2"/>const MAX_X = 6; <text:s/>//盤面のx座標の最大値</text:p>
      <text:p text:style-name="P1"><text:s text:c="2"/>const MAX_Y = 6; <text:s/>//盤面のy座標の最大値</text:p>
      <text:p text:style-name="P1"><text:s text:c="2"/>const ENEMY = -1; //敵駒を表す定数</text:p>
      <text:p text:style-name="P1"><text:s text:c="2"/>const NONE = 0; <text:s/>//駒がないことを表す定数</text:p>
      <text:p text:style-name="P1"><text:s text:c="2"/>const MYSELF = 1; //自駒であることを表す定数</text:p>
      <text:p text:style-name="P1">?&gt;</text:p>
      <text:p text:style-name="P1"/>
      <text:p text:style-name="P11">4. <text:s/>register.php</text:p>
      <text:p text:style-name="P11"/>
      <text:p text:style-name="P2">&lt;!DOCTYPE html&gt;</text:p>
      <text:p text:style-name="P2">&lt;html lang="ja"&gt;</text:p>
      <text:p text:style-name="P2"/>
      <text:p text:style-name="P2">&lt;head&gt;</text:p>
      <text:p text:style-name="P2"><text:s text:c="2"/>&lt;meta charset="UTF-8"&gt;</text:p>
      <text:p text:style-name="P2"><text:s text:c="2"/>&lt;link rel="stylesheet" type="text/css" href="../css/register.css"&gt;</text:p>
      <text:p text:style-name="P2"><text:s text:c="2"/>&lt;title&gt;アホ将棋&lt;/title&gt;</text:p>
      <text:p text:style-name="P2">&lt;/head&gt;</text:p>
      <text:p text:style-name="P2">&lt;h1&gt;新規登録&lt;/h1&gt;</text:p>
      <text:p text:style-name="P2">&lt;body&gt;</text:p>
      <text:p text:style-name="P2">&lt;?php</text:p>
      <text:p text:style-name="P2">include_once "../DatabaseAction.inc";</text:p>
      <text:p text:style-name="P2">include_once "../DefineData.inc";</text:p>
      <text:p text:style-name="P2"/>
      <text:p text:style-name="P2">$user_name = isset($_POST['USER_NAME']) ? $_POST['USER_NAME'] : "";</text:p>
      <text:p text:style-name="P2">$user_pass = isset($_POST['USER_PASS']) ? $_POST['USER_PASS'] : "";</text:p>
      <text:p text:style-name="P2"/>
      <text:p text:style-name="P2">if($user_name != "" &amp;&amp; $user_pass != "") {</text:p>
      <text:p text:style-name="P2"><text:s text:c="2"/>$con = pg_connect("host=$db_host dbname=$db_name user=$db_user password=$db_pass");</text:p>
      <text:p text:style-name="P2"><text:s text:c="2"/>if($con == FALSE) {</text:p>
      <text:p text:style-name="P2"><text:s text:c="4"/>print "&lt;p&gt;DataBase Connection Error&lt;/p&gt;\n";</text:p>
      <text:p text:style-name="P2"><text:s text:c="4"/>exit;</text:p>
      <text:p text:style-name="P2"><text:s text:c="2"/>}</text:p>
      <text:p text:style-name="P2"><text:soft-page-break/></text:p>
      <text:p text:style-name="P2"><text:s text:c="2"/>$sql = "select uname from udata where uname = '$user_name';";</text:p>
      <text:p text:style-name="P2"/>
      <text:p text:style-name="P2"><text:s text:c="2"/>@$result = da_query($sql);</text:p>
      <text:p text:style-name="P2"><text:s text:c="2"/>$row = pg_num_rows($result);</text:p>
      <text:p text:style-name="P2"/>
      <text:p text:style-name="P2"><text:s text:c="2"/>pg_free_result($result);</text:p>
      <text:p text:style-name="P2"/>
      <text:p text:style-name="P2"><text:s text:c="2"/>if($row &lt; 1) {</text:p>
      <text:p text:style-name="P2"><text:s text:c="4"/>$sql <text:s/>= "select * from udata;";</text:p>
      <text:p text:style-name="P2"><text:s text:c="4"/>@$result = da_query($sql);</text:p>
      <text:p text:style-name="P2"><text:s text:c="4"/>$row = pg_num_rows($result);</text:p>
      <text:p text:style-name="P2"><text:s text:c="4"/>$db_id = $row + 1;</text:p>
      <text:p text:style-name="P2"/>
      <text:p text:style-name="P2"><text:s text:c="4"/>do {</text:p>
      <text:p text:style-name="P2"><text:s text:c="6"/>$unum = random_int(-1.0e5, 1.0e5);</text:p>
      <text:p text:style-name="P2"><text:s text:c="6"/>$sql = "select unum from udata where unum=$unum;";</text:p>
      <text:p text:style-name="P2"><text:s text:c="6"/>@$result = da_query($sql);</text:p>
      <text:p text:style-name="P2"><text:s text:c="6"/>$temp = pg_num_rows($result);</text:p>
      <text:p text:style-name="P2"><text:s text:c="4"/>} while($temp &gt; 0);</text:p>
      <text:p text:style-name="P2"/>
      <text:p text:style-name="P2"><text:s text:c="4"/>$sql = "insert into udata values($db_id, '$user_name', $unum, '$user_pass', false);";</text:p>
      <text:p text:style-name="P2"><text:s text:c="4"/>@$result = da_query($sql);</text:p>
      <text:p text:style-name="P2"><text:s text:c="4"/>$sql = "create table ".$user_name."_buffer(x int, y int, name int, ord int, id int);";</text:p>
      <text:p text:style-name="P2"><text:s text:c="4"/>@$result = da_query($sql);</text:p>
      <text:p text:style-name="P2"><text:s text:c="4"/>$sql = "create table $user_name(id int);";</text:p>
      <text:p text:style-name="P2"><text:s text:c="4"/>@$result = da_query($sql);</text:p>
      <text:p text:style-name="P2"/>
      <text:p text:style-name="P2"/>
      <text:p text:style-name="P2"><text:s text:c="6"/>pg_close($con);</text:p>
      <text:p text:style-name="P2"/>
      <text:p text:style-name="P2"><text:s text:c="4"/>print &lt;&lt;&lt; EOL1</text:p>
      <text:p text:style-name="P2"><text:s text:c="4"/>&lt;p&gt;ようこそ&lt;br&gt;{$user_name}&lt;br&gt;楽しんで&lt;/p&gt;</text:p>
      <text:p text:style-name="P2"><text:s text:c="6"/>&lt;form action="../game/select.php" method="post"&gt;</text:p>
      <text:p text:style-name="P2"><text:s text:c="6"/>&lt;input type="hidden" name="u_name" value="{$user_name}"&gt;</text:p>
      <text:p text:style-name="P2"><text:soft-page-break/><text:s text:c="6"/>&lt;input type="submit" value="難易度選択画面へ"&gt;</text:p>
      <text:p text:style-name="P2"><text:s text:c="6"/>&lt;/form&gt;</text:p>
      <text:p text:style-name="P2"><text:s text:c="4"/>&lt;a href="../index.html"&gt;タイトル画面へ&lt;/a&gt;</text:p>
      <text:p text:style-name="P2">EOL1;</text:p>
      <text:p text:style-name="P2"><text:s text:c="4"/>exit;</text:p>
      <text:p text:style-name="P2"><text:s text:c="2"/>}</text:p>
      <text:p text:style-name="P2"/>
      <text:p text:style-name="P2"><text:s text:c="2"/>print "&lt;p&gt;そのユーザー名は既に登録されています.&lt;/p&gt;\n";</text:p>
      <text:p text:style-name="P2">}</text:p>
      <text:p text:style-name="P2"/>
      <text:p text:style-name="P2"><text:s text:c="2"/>print &lt;&lt;&lt; EOL2</text:p>
      <text:p text:style-name="P2"><text:s text:c="2"/>&lt;p&gt;ユーザー名とパスワードを入力してください&lt;/p&gt;</text:p>
      <text:p text:style-name="P2"><text:s text:c="2"/>&lt;form action="register.php" method="post" name="register_form"&gt;</text:p>
      <text:p text:style-name="P2"><text:s text:c="4"/>&lt;p&gt;&lt;input type="text" name="USER_NAME"&gt;&lt;/p&gt;</text:p>
      <text:p text:style-name="P2"><text:s text:c="4"/>&lt;p&gt;&lt;input type="text" name="USER_PASS"&gt;&lt;/p&gt;</text:p>
      <text:p text:style-name="P2"><text:s text:c="4"/>&lt;p&gt;&lt;input type="submit" value="登録"&gt;&lt;/p&gt;</text:p>
      <text:p text:style-name="P2"><text:s text:c="2"/>&lt;/form&gt;</text:p>
      <text:p text:style-name="P2"><text:s text:c="2"/>&lt;a href="../index.html"&gt;タイトル画面へ&lt;/a&gt;</text:p>
      <text:p text:style-name="P2">EOL2;</text:p>
      <text:p text:style-name="P2"/>
      <text:p text:style-name="P2">?&gt;</text:p>
      <text:p text:style-name="P2">&lt;/body&gt;</text:p>
      <text:p text:style-name="P2"/>
      <text:p text:style-name="P2">&lt;/html&gt;</text:p>
      <text:p text:style-name="P2"/>
      <text:p text:style-name="P11">5. login.php</text:p>
      <text:p text:style-name="P11"/>
      <text:p text:style-name="P2">&lt;!DOCTYPE html&gt;</text:p>
      <text:p text:style-name="P2">&lt;html lang="ja"&gt;</text:p>
      <text:p text:style-name="P2"/>
      <text:p text:style-name="P2">&lt;head&gt;</text:p>
      <text:p text:style-name="P2"><text:s text:c="2"/>&lt;meta charset="UTF-8"&gt;</text:p>
      <text:p text:style-name="P2"><text:s text:c="2"/>&lt;link rel="stylesheet" type="text/css" href="../css/register.css"&gt;</text:p>
      <text:p text:style-name="P2"><text:s text:c="2"/>&lt;title&gt;アホ将棋&lt;/title&gt;</text:p>
      <text:p text:style-name="P2">&lt;/head&gt;</text:p>
      <text:p text:style-name="P2"><text:soft-page-break/>&lt;h1&gt;ログイン&lt;/h1&gt;</text:p>
      <text:p text:style-name="P2">&lt;body&gt;</text:p>
      <text:p text:style-name="P2">&lt;?php</text:p>
      <text:p text:style-name="P2">include_once "../DatabaseAction.inc";</text:p>
      <text:p text:style-name="P2">include_once "../DefineData.inc";</text:p>
      <text:p text:style-name="P2"/>
      <text:p text:style-name="P2">$user_name = isset($_POST['USER_NAME']) ? $_POST['USER_NAME'] : "";</text:p>
      <text:p text:style-name="P2">$user_pass = isset($_POST['USER_PASS']) ? $_POST['USER_PASS'] : "";</text:p>
      <text:p text:style-name="P2">$count = isset($_POST['count']) ? $_POST['count'] + 1 : 0;</text:p>
      <text:p text:style-name="P2"/>
      <text:p text:style-name="P2">if($user_name != "" &amp;&amp; $user_pass != "") {</text:p>
      <text:p text:style-name="P2"><text:s text:c="2"/>$con = pg_connect("host=$db_host dbname=$db_name user=$db_user password=$db_pass");</text:p>
      <text:p text:style-name="P2"><text:s text:c="2"/>if($con == FALSE) {</text:p>
      <text:p text:style-name="P2"><text:s text:c="4"/>print "&lt;p&gt;DataBase Connection Error&lt;/p&gt;\n";</text:p>
      <text:p text:style-name="P2"><text:s text:c="4"/>exit;</text:p>
      <text:p text:style-name="P2"><text:s text:c="2"/>}</text:p>
      <text:p text:style-name="P2"/>
      <text:p text:style-name="P2"><text:s text:c="2"/>$sql = "select uname from udata where uname = '$user_name';";</text:p>
      <text:p text:style-name="P2"><text:s text:c="2"/>@$result = da_query($sql);</text:p>
      <text:p text:style-name="P2"><text:s text:c="2"/>$row = pg_num_rows($result);</text:p>
      <text:p text:style-name="P2"/>
      <text:p text:style-name="P2"><text:s text:c="2"/>$sql = "select pass from udata where uname = '$user_name';";</text:p>
      <text:p text:style-name="P2"><text:s text:c="2"/>@$result = da_query($sql);</text:p>
      <text:p text:style-name="P2"><text:s text:c="2"/>$row2 = pg_num_rows($result);</text:p>
      <text:p text:style-name="P2"><text:s text:c="2"/>if($row2 &gt; 0) {</text:p>
      <text:p text:style-name="P2"><text:s text:c="4"/>$pass = pg_fetch_result($result, 0, 0);</text:p>
      <text:p text:style-name="P2"/>
      <text:p text:style-name="P2"/>
      <text:p text:style-name="P2"><text:s text:c="4"/>if($row == 1 &amp;&amp; $pass == $user_pass) {</text:p>
      <text:p text:style-name="P2"><text:s text:c="6"/>print &lt;&lt;&lt; EOL1</text:p>
      <text:p text:style-name="P2"><text:s text:c="4"/>&lt;p&gt;おかえりなさい&lt;br&gt;{$user_name}&lt;br&gt;楽しんで&lt;/p&gt;</text:p>
      <text:p text:style-name="P2"><text:s text:c="4"/>&lt;form action="../game/select.php" method="post"&gt;</text:p>
      <text:p text:style-name="P2"><text:s text:c="6"/>&lt;p&gt;&lt;input type="hidden" name="u_name" value="{$user_name}"&gt;&lt;/p&gt;</text:p>
      <text:p text:style-name="P2"><text:s text:c="6"/>&lt;p&gt;&lt;input type="submit" value="ゲームへ"&gt;&lt;/p&gt;</text:p>
      <text:p text:style-name="P2"><text:s text:c="4"/>&lt;/form&gt;</text:p>
      <text:p text:style-name="P2"><text:soft-page-break/><text:s text:c="4"/>&lt;a href="../index.html"&gt;タイトル画面へ&lt;/a&gt;</text:p>
      <text:p text:style-name="P2">EOL1;</text:p>
      <text:p text:style-name="P2"><text:s text:c="6"/>exit;</text:p>
      <text:p text:style-name="P2"><text:s text:c="4"/>}</text:p>
      <text:p text:style-name="P2"><text:s text:c="2"/>}</text:p>
      <text:p text:style-name="P2"/>
      <text:p text:style-name="P2"><text:s text:c="2"/>pg_free_result($result);</text:p>
      <text:p text:style-name="P2"><text:s text:c="2"/>pg_close($con);</text:p>
      <text:p text:style-name="P2"/>
      <text:p text:style-name="P2"><text:s text:c="2"/>print "&lt;p&gt;ユーザー名またはパスワードが違います.&lt;br&gt;&lt;/p&gt;\n";</text:p>
      <text:p text:style-name="P2"><text:s text:c="2"/>if($count &gt; 2) {</text:p>
      <text:p text:style-name="P2"><text:s text:c="4"/>print "&lt;p&gt;始めて遊ぶ場合のユーザー登録は&lt;a href=\"./register.php\"&gt;こちら&lt;/a&gt;\n&lt;/p&gt;";</text:p>
      <text:p text:style-name="P2"><text:s text:c="2"/>}</text:p>
      <text:p text:style-name="P2">}</text:p>
      <text:p text:style-name="P2"/>
      <text:p text:style-name="P2"><text:s text:c="2"/>print &lt;&lt;&lt; EOL2</text:p>
      <text:p text:style-name="P2"><text:s text:c="2"/>&lt;p&gt;ユーザー名とパスワードを入力してください&lt;/p&gt;</text:p>
      <text:p text:style-name="P2"><text:s text:c="2"/>&lt;form action="login.php" method="POST" name="register_form"&gt;</text:p>
      <text:p text:style-name="P2"><text:s text:c="4"/>&lt;p&gt;&lt;input type="text" name="USER_NAME"&gt;&lt;/p&gt;</text:p>
      <text:p text:style-name="P2"><text:s text:c="4"/>&lt;p&gt;&lt;input type="password" name="USER_PASS"&gt;&lt;/p&gt;</text:p>
      <text:p text:style-name="P2"><text:s text:c="4"/>&lt;input type="hidden" name="count" value="{$count}"&gt;</text:p>
      <text:p text:style-name="P2"><text:s text:c="4"/>&lt;p&gt;&lt;input type="submit" value="ログイン"&gt;&lt;/p&gt;</text:p>
      <text:p text:style-name="P2"><text:s text:c="2"/>&lt;/form&gt;</text:p>
      <text:p text:style-name="P2"><text:s text:c="2"/>&lt;a href="../index.html"&gt;タイトル画面へ&lt;/a&gt;</text:p>
      <text:p text:style-name="P2">EOL2;</text:p>
      <text:p text:style-name="P2"/>
      <text:p text:style-name="P2">?&gt;</text:p>
      <text:p text:style-name="P2">&lt;/body&gt;</text:p>
      <text:p text:style-name="P2"/>
      <text:p text:style-name="P2">&lt;/html&gt;</text:p>
      <text:p text:style-name="P6"/>
      <text:p text:style-name="P12">6. select.php</text:p>
      <text:p text:style-name="P12"/>
      <text:p text:style-name="P7">&lt;!DOCTYPE html&gt;</text:p>
      <text:p text:style-name="P7">&lt;html lang="ja"&gt;</text:p>
      <text:p text:style-name="P7"><text:soft-page-break/><text:s text:c="2"/>&lt;head&gt;</text:p>
      <text:p text:style-name="P7"><text:s text:c="4"/>&lt;meta charset="UTF-8"&gt;</text:p>
      <text:p text:style-name="P7"><text:s text:c="4"/>&lt;link rel="stylesheet" type="text/css" href="../css/select.css"&gt;</text:p>
      <text:p text:style-name="P7"><text:s text:c="4"/>&lt;title&gt;詰将棋&lt;/title&gt;</text:p>
      <text:p text:style-name="P7"><text:s text:c="2"/>&lt;/head&gt;</text:p>
      <text:p text:style-name="P7"/>
      <text:p text:style-name="P7"><text:s text:c="2"/>&lt;body&gt;</text:p>
      <text:p text:style-name="P7"><text:s text:c="4"/>&lt;?php</text:p>
      <text:p text:style-name="P7"><text:s text:c="4"/>include_once "../DefineData.inc";</text:p>
      <text:p text:style-name="P7"><text:s text:c="4"/>include_once "../DatabaseAction.inc";</text:p>
      <text:p text:style-name="P3"/>
      <text:p text:style-name="P3"><text:s text:c="4"/>$u_name = isset($_POST['u_name']) ? $_POST['u_name'] : "";</text:p>
      <text:p text:style-name="P3"><text:s text:c="4"/>if($u_name == "") {</text:p>
      <text:p text:style-name="P3"><text:s text:c="6"/>print "&lt;p&gt;ログインしてください&lt;/p&gt;\n";</text:p>
      <text:p text:style-name="P3"><text:s text:c="6"/>print "&lt;p&gt;ログイン画面は&lt;a href=\"../register/login.php\"&gt;こちら&lt;/a&gt;&lt;/p&gt;\n";</text:p>
      <text:p text:style-name="P3"><text:s text:c="6"/>exit;</text:p>
      <text:p text:style-name="P3"><text:s text:c="4"/>}</text:p>
      <text:p text:style-name="P3"/>
      <text:p text:style-name="P3"><text:s text:c="4"/>$con = pg_connect("host=$db_host dbname=$db_name user=$db_user password=$db_pass");</text:p>
      <text:p text:style-name="P3"><text:s text:c="4"/>if($con == FALSE) {</text:p>
      <text:p text:style-name="P3"><text:s text:c="6"/>print "&lt;p&gt;DataBase Connection Error&lt;/p&gt;\n";</text:p>
      <text:p text:style-name="P3"><text:s text:c="6"/>exit;</text:p>
      <text:p text:style-name="P3"><text:s text:c="4"/>}</text:p>
      <text:p text:style-name="P3"/>
      <text:p text:style-name="P3"><text:s text:c="4"/>@$result = da_query("select id from question order by id DESC;");</text:p>
      <text:p text:style-name="P3"><text:s text:c="4"/>$max = pg_fetch_result($result, 0, 0);</text:p>
      <text:p text:style-name="P3"/>
      <text:p text:style-name="P3"><text:s text:c="4"/>print "&lt;h1&gt;問題を選択してね&lt;/h1&gt;\n";</text:p>
      <text:p text:style-name="P3"><text:s text:c="4"/>print "&lt;form action=\"./main1.php\" method=\"POST\"&gt;\n";</text:p>
      <text:p text:style-name="P3"><text:s text:c="4"/>for($i = 1; $i &lt;= $max; $i++) {</text:p>
      <text:p text:style-name="P3"><text:s text:c="6"/>print "&lt;p&gt;&lt;input type=\"radio\" id=\"$i\" name=\"number\" value=\"$i\"&gt;&lt;label for=\"$i\"&gt;{$i}問目";</text:p>
      <text:p text:style-name="P3"><text:s text:c="6"/>@$result = da_query("select * from $u_name where id = $i");</text:p>
      <text:p text:style-name="P3"><text:s text:c="6"/>$flg = pg_num_rows($result);</text:p>
      <text:p text:style-name="P3"><text:s text:c="6"/>if($flg &gt; 0) print ":クリア!";</text:p>
      <text:p text:style-name="P3"><text:soft-page-break/><text:s text:c="6"/>print "&lt;/label&gt;&lt;/p&gt;\n";</text:p>
      <text:p text:style-name="P3"><text:s text:c="4"/>}</text:p>
      <text:p text:style-name="P3"><text:s text:c="4"/>print "&lt;input type=\"hidden\" name=\"u_name\" value=\"$u_name\"&gt;\n&lt;input type=\"submit\" value=\"決定\"&gt;&lt;/form&gt;\n";</text:p>
      <text:p text:style-name="P3"><text:s text:c="4"/><text:span text:style-name="T1">?&gt;</text:span></text:p>
      <text:p text:style-name="P7"><text:s text:c="4"/>&lt;p&gt;&lt;a href="../index.html"&gt;スタート画面に戻る&lt;/a&gt;&lt;/p&gt;</text:p>
      <text:p text:style-name="P7"><text:s text:c="2"/>&lt;/body&gt;</text:p>
      <text:p text:style-name="P7">&lt;/html&gt;</text:p>
      <text:p text:style-name="P3"/>
      <text:p text:style-name="P12">7. main1.php</text:p>
      <text:p text:style-name="P12"/>
      <text:p text:style-name="P3">&lt;!DOCTYPE html&gt;</text:p>
      <text:p text:style-name="P3">&lt;html lang="ja"&gt;</text:p>
      <text:p text:style-name="P3"><text:s text:c="2"/>&lt;head&gt;</text:p>
      <text:p text:style-name="P3"><text:s text:c="4"/>&lt;meta charset="UTF-8"&gt;</text:p>
      <text:p text:style-name="P3"><text:s text:c="4"/>&lt;link rel="stylesheet" type="text/css" href="../css/game_main.css"&gt;</text:p>
      <text:p text:style-name="P3"><text:s text:c="4"/>&lt;title&gt;詰将棋&lt;/title&gt;</text:p>
      <text:p text:style-name="P3"><text:s text:c="2"/>&lt;/head&gt;</text:p>
      <text:p text:style-name="P3"/>
      <text:p text:style-name="P3"><text:s text:c="2"/>&lt;body&gt;</text:p>
      <text:p text:style-name="P3"><text:s text:c="4"/>&lt;h1&gt;詰将棋&lt;/h1&gt;</text:p>
      <text:p text:style-name="P3"><text:s text:c="4"/>&lt;?php</text:p>
      <text:p text:style-name="P3"><text:s text:c="4"/>include_once "../DatabaseAction.inc";</text:p>
      <text:p text:style-name="P3"><text:s text:c="4"/>include_once "../DefineData.inc";</text:p>
      <text:p text:style-name="P3"><text:s text:c="4"/>include_once "./function/BoardPrint.inc";</text:p>
      <text:p text:style-name="P3"><text:s text:c="4"/>include_once "./function/MovePiece.inc";</text:p>
      <text:p text:style-name="P3"><text:s text:c="4"/>include_once "./function/PieceData.inc";</text:p>
      <text:p text:style-name="P3"/>
      <text:p text:style-name="P3"/>
      <text:p text:style-name="P3"><text:s text:c="4"/>/*DB接続*/</text:p>
      <text:p text:style-name="P3"><text:s text:c="4"/>$con = pg_connect("host=$db_host dbname=$db_name user=$db_user password=$db_pass");</text:p>
      <text:p text:style-name="P3"><text:s text:c="4"/>if($con == FALSE) {</text:p>
      <text:p text:style-name="P3"><text:s text:c="6"/>print "&lt;p&gt;DataBase Connection Error&lt;/p&gt;\n";</text:p>
      <text:p text:style-name="P3"><text:s text:c="6"/>exit;</text:p>
      <text:p text:style-name="P3"><text:s text:c="4"/>}</text:p>
      <text:p text:style-name="P3"><text:soft-page-break/></text:p>
      <text:p text:style-name="P3"><text:s text:c="4"/>$u_name = isset($_POST['u_name']) ? $_POST['u_name'] : "";</text:p>
      <text:p text:style-name="P3"><text:s text:c="4"/>if($u_name == "") {</text:p>
      <text:p text:style-name="P3"><text:s text:c="6"/>print "&lt;p&gt;エラーが発生しました.ログインしなおしてください&lt;/p&gt;\nログイン画面は&lt;a href=\"../register/login.php\"&gt;こちら&lt;/a&gt;\n";</text:p>
      <text:p text:style-name="P3"><text:s text:c="6"/>exit;</text:p>
      <text:p text:style-name="P3"><text:s text:c="4"/>}</text:p>
      <text:p text:style-name="P3"/>
      <text:p text:style-name="P3"><text:s text:c="4"/>$q_id = isset($_POST['number']) ? $_POST['number'] : "";</text:p>
      <text:p text:style-name="P3"><text:s text:c="4"/>@$result = da_query("select id from {$u_name}_buffer;");</text:p>
      <text:p text:style-name="P3"><text:s text:c="4"/>$row = pg_num_rows($result);</text:p>
      <text:p text:style-name="P3"><text:s text:c="4"/>if($row == 0) {</text:p>
      <text:p text:style-name="P3"><text:s text:c="6"/>@$result = da_query("select x, y, name, ord from question where id = $q_id;");</text:p>
      <text:p text:style-name="P3"><text:s text:c="6"/>$row = pg_num_rows($result);</text:p>
      <text:p text:style-name="P3"><text:s text:c="6"/>$db_data = pg_fetch_all($result);</text:p>
      <text:p text:style-name="P3"><text:s text:c="4"/>}elseif($q_id == pg_fetch_result($result, 0, 0)) {</text:p>
      <text:p text:style-name="P3"><text:s text:c="6"/>@$result = da_query("select x, y, name, ord from {$u_name}_buffer;");</text:p>
      <text:p text:style-name="P3"><text:s text:c="6"/>$row = pg_num_rows($result);</text:p>
      <text:p text:style-name="P3"><text:s text:c="6"/>$db_data = pg_fetch_all($result);</text:p>
      <text:p text:style-name="P3"><text:s text:c="4"/>}else {</text:p>
      <text:p text:style-name="P3"><text:s text:c="6"/>@$result = da_query("select x, y, name, ord from question where id = $q_id;");</text:p>
      <text:p text:style-name="P3"><text:s text:c="6"/>$row = pg_num_rows($result);</text:p>
      <text:p text:style-name="P3"><text:s text:c="6"/>$db_data = pg_fetch_all($result);</text:p>
      <text:p text:style-name="P3"><text:s text:c="4"/>}</text:p>
      <text:p text:style-name="P3"/>
      <text:p text:style-name="P3"><text:s text:c="4"/>$Table = array();</text:p>
      <text:p text:style-name="P3"><text:s text:c="4"/>for($y = 0; $y &lt; MAX_Y; $y++) {</text:p>
      <text:p text:style-name="P3"><text:s text:c="6"/>for($x = 0; $x &lt; MAX_X; $x++) {</text:p>
      <text:p text:style-name="P3"><text:s text:c="8"/>$Board[$x][$y] = new PieceData(0, 0);</text:p>
      <text:p text:style-name="P3"><text:s text:c="6"/>}</text:p>
      <text:p text:style-name="P3"><text:s text:c="4"/>}</text:p>
      <text:p text:style-name="P3"/>
      <text:p text:style-name="P3"><text:s text:c="4"/>$c = 0;</text:p>
      <text:p text:style-name="P3"><text:s text:c="4"/>for($i = 0; $i &lt; $row; $i++) {</text:p>
      <text:p text:style-name="P3"><text:s text:c="6"/>if($db_data[$i]['x'] &gt; 0 &amp;&amp; $db_data[$i]['y'] &gt; 0) {</text:p>
      <text:p text:style-name="P3"><text:soft-page-break/><text:s text:c="8"/>$Board[$db_data[$i]['x'] - 1][$db_data[$i]['y'] - 1]-&gt;setAll($db_data[$i]['name'], $db_data[$i]['ord']);</text:p>
      <text:p text:style-name="P3"><text:s text:c="6"/>}else {</text:p>
      <text:p text:style-name="P3"><text:s text:c="8"/>$Table[$c] = new PieceData($db_data[$i]['name'], $db_data[$i]['ord']);</text:p>
      <text:p text:style-name="P3"><text:s text:c="8"/>$c++;</text:p>
      <text:p text:style-name="P3"><text:s text:c="6"/>}</text:p>
      <text:p text:style-name="P3"><text:s text:c="4"/>}</text:p>
      <text:p text:style-name="P3"/>
      <text:p text:style-name="P3"><text:s text:c="4"/>@$result = da_query("select unum from udata where uname = '{$u_name}';");</text:p>
      <text:p text:style-name="P3"><text:s text:c="4"/>$u_num = pg_fetch_result($result, 0, 0);</text:p>
      <text:p text:style-name="P3"/>
      <text:p text:style-name="P3"><text:s text:c="4"/>print "&lt;p&gt;第{$q_id}問&lt;/p&gt;\n";</text:p>
      <text:p text:style-name="P3"><text:s text:c="4"/>bp_unselect($Board, "main2.php", $u_num);</text:p>
      <text:p text:style-name="P3"><text:s text:c="4"/>bp_table_unselect($Table, "main2.php", $u_num);</text:p>
      <text:p text:style-name="P3"/>
      <text:p text:style-name="P3"><text:s text:c="4"/>da_query("delete from {$u_name}_buffer;");</text:p>
      <text:p text:style-name="P3"><text:s text:c="4"/>da_piece_in($Board, $Table, $u_name, $q_id);</text:p>
      <text:p text:style-name="P3"><text:s text:c="4"/>?&gt;</text:p>
      <text:p text:style-name="P3"><text:s text:c="2"/>&lt;a href="../index.html" class="title"&gt;タイトル画面へ&lt;/a&gt;</text:p>
      <text:p text:style-name="P3"><text:s text:c="2"/>&lt;/body&gt;</text:p>
      <text:p text:style-name="P3">&lt;/html&gt;</text:p>
      <text:p text:style-name="P12"/>
      <text:p text:style-name="P12">8. main2.php</text:p>
      <text:p text:style-name="P12"/>
      <text:p text:style-name="P3">&lt;!DOCTYPE html&gt;</text:p>
      <text:p text:style-name="P3">&lt;html lang="ja"&gt;</text:p>
      <text:p text:style-name="P3"><text:s text:c="2"/>&lt;head&gt;</text:p>
      <text:p text:style-name="P3"><text:s text:c="4"/>&lt;meta charset="UTF-8"&gt;</text:p>
      <text:p text:style-name="P3"><text:s text:c="4"/>&lt;link rel="stylesheet" type="text/css" href="../css/game_main.css"&gt;</text:p>
      <text:p text:style-name="P3"><text:s text:c="4"/>&lt;title&gt;詰将棋&lt;/title&gt;</text:p>
      <text:p text:style-name="P3"><text:s text:c="2"/>&lt;/head&gt;</text:p>
      <text:p text:style-name="P3"/>
      <text:p text:style-name="P3"><text:s text:c="2"/>&lt;body&gt;</text:p>
      <text:p text:style-name="P3"><text:s text:c="4"/>&lt;h1&gt;詰将棋&lt;/h1&gt;</text:p>
      <text:p text:style-name="P3"><text:s text:c="4"/>&lt;?php</text:p>
      <text:p text:style-name="P3"><text:soft-page-break/><text:s text:c="4"/>include_once "../DatabaseAction.inc";</text:p>
      <text:p text:style-name="P3"><text:s text:c="4"/>include_once "../DefineData.inc";</text:p>
      <text:p text:style-name="P3"><text:s text:c="4"/>include_once "./function/BoardPrint.inc";</text:p>
      <text:p text:style-name="P3"><text:s text:c="4"/>include_once "./function/MovePiece.inc";</text:p>
      <text:p text:style-name="P3"><text:s text:c="4"/>include_once "./function/PieceData.inc";</text:p>
      <text:p text:style-name="P3"/>
      <text:p text:style-name="P3"/>
      <text:p text:style-name="P3"><text:s text:c="4"/>/*DB接続*/</text:p>
      <text:p text:style-name="P3"><text:s text:c="4"/>$con = pg_connect("host=$db_host dbname=$db_name user=$db_user password=$db_pass");</text:p>
      <text:p text:style-name="P3"><text:s text:c="4"/>if($con == FALSE) {</text:p>
      <text:p text:style-name="P3"><text:s text:c="6"/>print "&lt;p&gt;DataBase Connection Error&lt;/p&gt;\n";</text:p>
      <text:p text:style-name="P3"><text:s text:c="6"/>exit;</text:p>
      <text:p text:style-name="P3"><text:s text:c="4"/>}</text:p>
      <text:p text:style-name="P3"/>
      <text:p text:style-name="P3"><text:s text:c="4"/>$u_name = isset($_POST['u_name']) ? $_POST['u_name'] : "";</text:p>
      <text:p text:style-name="P3"><text:s text:c="4"/>if($u_name == "") {</text:p>
      <text:p text:style-name="P3"><text:s text:c="6"/>print "&lt;p&gt;エラーが発生しました.ログインしなおしてください&lt;/p&gt;\nログイン画面は&lt;a href=\"../register/login.php\"&gt;こちら&lt;/a&gt;\n";</text:p>
      <text:p text:style-name="P3"><text:s text:c="6"/>exit;</text:p>
      <text:p text:style-name="P3"><text:s text:c="4"/>}</text:p>
      <text:p text:style-name="P3"/>
      <text:p text:style-name="P3"><text:s text:c="4"/>$q_id = isset($_POST['number']) ? $_POST['number'] : "";</text:p>
      <text:p text:style-name="P3"><text:s text:c="4"/>@$result = da_query("select id from {$u_name}_buffer;");</text:p>
      <text:p text:style-name="P3"><text:s text:c="4"/>$row = pg_num_rows($result);</text:p>
      <text:p text:style-name="P3"><text:s text:c="4"/>if($row == 0) {</text:p>
      <text:p text:style-name="P3"><text:s text:c="6"/>@$result = da_query("select x, y, name, ord from question where id = $q_id;");</text:p>
      <text:p text:style-name="P3"><text:s text:c="6"/>$row = pg_num_rows($result);</text:p>
      <text:p text:style-name="P3"><text:s text:c="6"/>$db_data = pg_fetch_all($result);</text:p>
      <text:p text:style-name="P3"><text:s text:c="4"/>}elseif($q_id == pg_fetch_result($result, 0, 0)) {</text:p>
      <text:p text:style-name="P3"><text:s text:c="6"/>@$result = da_query("select x, y, name, ord from {$u_name}_buffer;");</text:p>
      <text:p text:style-name="P3"><text:s text:c="6"/>$row = pg_num_rows($result);</text:p>
      <text:p text:style-name="P3"><text:s text:c="6"/>$db_data = pg_fetch_all($result);</text:p>
      <text:p text:style-name="P3"><text:s text:c="4"/>}else {</text:p>
      <text:p text:style-name="P3"><text:s text:c="6"/>@$result = da_query("select x, y, name, ord from question where id = $q_id;");</text:p>
      <text:p text:style-name="P3"><text:s text:c="6"/>$row = pg_num_rows($result);</text:p>
      <text:p text:style-name="P3"><text:soft-page-break/><text:s text:c="6"/>$db_data = pg_fetch_all($result);</text:p>
      <text:p text:style-name="P3"><text:s text:c="4"/>}</text:p>
      <text:p text:style-name="P3"/>
      <text:p text:style-name="P3"><text:s text:c="4"/>$Table = array();</text:p>
      <text:p text:style-name="P3"><text:s text:c="4"/>for($y = 0; $y &lt; MAX_Y; $y++) {</text:p>
      <text:p text:style-name="P3"><text:s text:c="6"/>for($x = 0; $x &lt; MAX_X; $x++) {</text:p>
      <text:p text:style-name="P3"><text:s text:c="8"/>$Board[$x][$y] = new PieceData(0, 0);</text:p>
      <text:p text:style-name="P3"><text:s text:c="6"/>}</text:p>
      <text:p text:style-name="P3"><text:s text:c="4"/>}</text:p>
      <text:p text:style-name="P3"/>
      <text:p text:style-name="P3"><text:s text:c="4"/>$c = 0;</text:p>
      <text:p text:style-name="P3"><text:s text:c="4"/>for($i = 0; $i &lt; $row; $i++) {</text:p>
      <text:p text:style-name="P3"><text:s text:c="6"/>if($db_data[$i]['x'] &gt; 0 &amp;&amp; $db_data[$i]['y'] &gt; 0) {</text:p>
      <text:p text:style-name="P3"><text:s text:c="8"/>$Board[$db_data[$i]['x'] - 1][$db_data[$i]['y'] - 1]-&gt;setAll($db_data[$i]['name'], $db_data[$i]['ord']);</text:p>
      <text:p text:style-name="P3"><text:s text:c="6"/>}else {</text:p>
      <text:p text:style-name="P3"><text:s text:c="8"/>$Table[$c] = new PieceData($db_data[$i]['name'], $db_data[$i]['ord']);</text:p>
      <text:p text:style-name="P3"><text:s text:c="8"/>$c++;</text:p>
      <text:p text:style-name="P3"><text:s text:c="6"/>}</text:p>
      <text:p text:style-name="P3"><text:s text:c="4"/>}</text:p>
      <text:p text:style-name="P3"/>
      <text:p text:style-name="P3"><text:s text:c="4"/>@$result = da_query("select unum from udata where uname = '{$u_name}';");</text:p>
      <text:p text:style-name="P3"><text:s text:c="4"/>$u_num = pg_fetch_result($result, 0, 0);</text:p>
      <text:p text:style-name="P3"/>
      <text:p text:style-name="P3"><text:s text:c="4"/>print "&lt;p&gt;第{$q_id}問&lt;/p&gt;\n";</text:p>
      <text:p text:style-name="P3"><text:s text:c="4"/>bp_unselect($Board, "main2.php", $u_num);</text:p>
      <text:p text:style-name="P3"><text:s text:c="4"/>bp_table_unselect($Table, "main2.php", $u_num);</text:p>
      <text:p text:style-name="P3"/>
      <text:p text:style-name="P3"><text:s text:c="4"/>da_query("delete from {$u_name}_buffer;");</text:p>
      <text:p text:style-name="P3"><text:s text:c="4"/>da_piece_in($Board, $Table, $u_name, $q_id);</text:p>
      <text:p text:style-name="P3"><text:s text:c="4"/>?&gt;</text:p>
      <text:p text:style-name="P3"><text:s text:c="2"/>&lt;a href="../index.html" class="title"&gt;タイトル画面へ&lt;/a&gt;</text:p>
      <text:p text:style-name="P3"><text:s text:c="2"/>&lt;/body&gt;</text:p>
      <text:p text:style-name="P3">&lt;/html&gt;</text:p>
      <text:p text:style-name="P12"/>
      <text:p text:style-name="P12"><text:soft-page-break/>9. main3.php</text:p>
      <text:p text:style-name="P12"/>
      <text:p text:style-name="P3">&lt;!DOCTYPE html&gt;</text:p>
      <text:p text:style-name="P3">&lt;html lang="ja"&gt;</text:p>
      <text:p text:style-name="P3"><text:s text:c="2"/>&lt;head&gt;</text:p>
      <text:p text:style-name="P3"><text:s text:c="4"/>&lt;meta charset="UTF-8"&gt;</text:p>
      <text:p text:style-name="P3"><text:s text:c="4"/>&lt;link rel="stylesheet" type="text/css" href="../css/game_main.css"&gt;</text:p>
      <text:p text:style-name="P3"><text:s text:c="4"/>&lt;title&gt;詰将棋&lt;/title&gt;</text:p>
      <text:p text:style-name="P3"><text:s text:c="2"/>&lt;/head&gt;</text:p>
      <text:p text:style-name="P3"/>
      <text:p text:style-name="P3"><text:s text:c="2"/>&lt;body&gt;</text:p>
      <text:p text:style-name="P3"><text:s text:c="4"/>&lt;h1&gt;詰将棋&lt;/h1&gt;</text:p>
      <text:p text:style-name="P3"><text:s text:c="4"/>&lt;?php</text:p>
      <text:p text:style-name="P3"><text:s text:c="4"/>include_once "../DatabaseAction.inc";</text:p>
      <text:p text:style-name="P3"><text:s text:c="4"/>include_once "../DefineData.inc";</text:p>
      <text:p text:style-name="P3"><text:s text:c="4"/>include_once "./function/BoardPrint.inc";</text:p>
      <text:p text:style-name="P3"><text:s text:c="4"/>include_once "./function/MovePiece.inc";</text:p>
      <text:p text:style-name="P3"><text:s text:c="4"/>include_once "./function/PieceData.inc";</text:p>
      <text:p text:style-name="P3"/>
      <text:p text:style-name="P3"/>
      <text:p text:style-name="P3"><text:s text:c="4"/>/*DB接続*/</text:p>
      <text:p text:style-name="P3"><text:s text:c="4"/>$con = pg_connect("host=$db_host dbname=$db_name user=$db_user password=$db_pass");</text:p>
      <text:p text:style-name="P3"><text:s text:c="4"/>if($con == FALSE) {</text:p>
      <text:p text:style-name="P3"><text:s text:c="6"/>print "&lt;p&gt;DataBase Connection Error&lt;/p&gt;\n";</text:p>
      <text:p text:style-name="P3"><text:s text:c="6"/>exit;</text:p>
      <text:p text:style-name="P3"><text:s text:c="4"/>}</text:p>
      <text:p text:style-name="P3"/>
      <text:p text:style-name="P3"><text:s text:c="4"/>$u_name = isset($_POST['u_name']) ? $_POST['u_name'] : "";</text:p>
      <text:p text:style-name="P3"><text:s text:c="4"/>if($u_name == "") {</text:p>
      <text:p text:style-name="P3"><text:s text:c="6"/>print "&lt;p&gt;エラーが発生しました.ログインしなおしてください&lt;/p&gt;\nログイン画面は&lt;a href=\"../register/login.php\"&gt;こちら&lt;/a&gt;\n";</text:p>
      <text:p text:style-name="P3"><text:s text:c="6"/>exit;</text:p>
      <text:p text:style-name="P3"><text:s text:c="4"/>}</text:p>
      <text:p text:style-name="P3"/>
      <text:p text:style-name="P3"><text:s text:c="4"/>$q_id = isset($_POST['number']) ? $_POST['number'] : "";</text:p>
      <text:p text:style-name="P3"><text:soft-page-break/><text:s text:c="4"/>@$result = da_query("select id from {$u_name}_buffer;");</text:p>
      <text:p text:style-name="P3"><text:s text:c="4"/>$row = pg_num_rows($result);</text:p>
      <text:p text:style-name="P3"><text:s text:c="4"/>if($row == 0) {</text:p>
      <text:p text:style-name="P3"><text:s text:c="6"/>@$result = da_query("select x, y, name, ord from question where id = $q_id;");</text:p>
      <text:p text:style-name="P3"><text:s text:c="6"/>$row = pg_num_rows($result);</text:p>
      <text:p text:style-name="P3"><text:s text:c="6"/>$db_data = pg_fetch_all($result);</text:p>
      <text:p text:style-name="P3"><text:s text:c="4"/>}elseif($q_id == pg_fetch_result($result, 0, 0)) {</text:p>
      <text:p text:style-name="P3"><text:s text:c="6"/>@$result = da_query("select x, y, name, ord from {$u_name}_buffer;");</text:p>
      <text:p text:style-name="P3"><text:s text:c="6"/>$row = pg_num_rows($result);</text:p>
      <text:p text:style-name="P3"><text:s text:c="6"/>$db_data = pg_fetch_all($result);</text:p>
      <text:p text:style-name="P3"><text:s text:c="4"/>}else {</text:p>
      <text:p text:style-name="P3"><text:s text:c="6"/>@$result = da_query("select x, y, name, ord from question where id = $q_id;");</text:p>
      <text:p text:style-name="P3"><text:s text:c="6"/>$row = pg_num_rows($result);</text:p>
      <text:p text:style-name="P3"><text:s text:c="6"/>$db_data = pg_fetch_all($result);</text:p>
      <text:p text:style-name="P3"><text:s text:c="4"/>}</text:p>
      <text:p text:style-name="P3"/>
      <text:p text:style-name="P3"><text:s text:c="4"/>$Table = array();</text:p>
      <text:p text:style-name="P3"><text:s text:c="4"/>for($y = 0; $y &lt; MAX_Y; $y++) {</text:p>
      <text:p text:style-name="P3"><text:s text:c="6"/>for($x = 0; $x &lt; MAX_X; $x++) {</text:p>
      <text:p text:style-name="P3"><text:s text:c="8"/>$Board[$x][$y] = new PieceData(0, 0);</text:p>
      <text:p text:style-name="P3"><text:s text:c="6"/>}</text:p>
      <text:p text:style-name="P3"><text:s text:c="4"/>}</text:p>
      <text:p text:style-name="P3"/>
      <text:p text:style-name="P3"><text:s text:c="4"/>$c = 0;</text:p>
      <text:p text:style-name="P3"><text:s text:c="4"/>for($i = 0; $i &lt; $row; $i++) {</text:p>
      <text:p text:style-name="P3"><text:s text:c="6"/>if($db_data[$i]['x'] &gt; 0 &amp;&amp; $db_data[$i]['y'] &gt; 0) {</text:p>
      <text:p text:style-name="P3"><text:s text:c="8"/>$Board[$db_data[$i]['x'] - 1][$db_data[$i]['y'] - 1]-&gt;setAll($db_data[$i]['name'], $db_data[$i]['ord']);</text:p>
      <text:p text:style-name="P3"><text:s text:c="6"/>}else {</text:p>
      <text:p text:style-name="P3"><text:s text:c="8"/>$Table[$c] = new PieceData($db_data[$i]['name'], $db_data[$i]['ord']);</text:p>
      <text:p text:style-name="P3"><text:s text:c="8"/>$c++;</text:p>
      <text:p text:style-name="P3"><text:s text:c="6"/>}</text:p>
      <text:p text:style-name="P3"><text:s text:c="4"/>}</text:p>
      <text:p text:style-name="P3"/>
      <text:p text:style-name="P3"><text:s text:c="4"/>@$result = da_query("select unum from udata where uname = '{$u_name}';");</text:p>
      <text:p text:style-name="P3"><text:soft-page-break/><text:s text:c="4"/>$u_num = pg_fetch_result($result, 0, 0);</text:p>
      <text:p text:style-name="P3"/>
      <text:p text:style-name="P3"><text:s text:c="4"/>print "&lt;p&gt;第{$q_id}問&lt;/p&gt;\n";</text:p>
      <text:p text:style-name="P3"><text:s text:c="4"/>bp_unselect($Board, "main2.php", $u_num);</text:p>
      <text:p text:style-name="P3"><text:s text:c="4"/>bp_table_unselect($Table, "main2.php", $u_num);</text:p>
      <text:p text:style-name="P3"/>
      <text:p text:style-name="P3"><text:s text:c="4"/>da_query("delete from {$u_name}_buffer;");</text:p>
      <text:p text:style-name="P3"><text:s text:c="4"/>da_piece_in($Board, $Table, $u_name, $q_id);</text:p>
      <text:p text:style-name="P3"><text:s text:c="4"/>?&gt;</text:p>
      <text:p text:style-name="P3"><text:s text:c="2"/>&lt;a href="../index.html" class="title"&gt;タイトル画面へ&lt;/a&gt;</text:p>
      <text:p text:style-name="P3"><text:s text:c="2"/>&lt;/body&gt;</text:p>
      <text:p text:style-name="P3">&lt;/html&gt;</text:p>
      <text:p text:style-name="P12"/>
      <text:p text:style-name="P12">10. judge.php</text:p>
      <text:p text:style-name="P12"/>
      <text:p text:style-name="P3">&lt;?php</text:p>
      <text:p text:style-name="P3"><text:s text:c="2"/>function judge($data_bx, $data_by, $data_x, $data_y, $u_name, $q_id)</text:p>
      <text:p text:style-name="P3"><text:s text:c="2"/>{</text:p>
      <text:p text:style-name="P3"><text:s text:c="4"/>$sql = "select x, y, bx, by, name from answer where id = $q_id";</text:p>
      <text:p text:style-name="P3"><text:s text:c="4"/>@$result = da_query($sql);</text:p>
      <text:p text:style-name="P3"><text:s text:c="4"/>$data = pg_fetch_all($result);</text:p>
      <text:p text:style-name="P3"><text:s text:c="4"/>$next_id = $q_id + 1;</text:p>
      <text:p text:style-name="P3"><text:s text:c="4"/>@$result = da_query("select * from question where id = $next_id");</text:p>
      <text:p text:style-name="P3"><text:s text:c="4"/>$flg = pg_num_rows($result);</text:p>
      <text:p text:style-name="P3"/>
      <text:p text:style-name="P3"><text:s text:c="4"/>if($data_bx == -1 &amp;&amp; $data_by == -1) {</text:p>
      <text:p text:style-name="P3"><text:s text:c="6"/>if($data_bx == $data[0]['bx'] &amp;&amp; $data_by == $data[0]['by'] &amp;&amp; $data_x + 1 == $data[0]['x'] &amp;&amp; $data_y + 1 == $data[0]['y']) {</text:p>
      <text:p text:style-name="P3"><text:s text:c="8"/>@$result = da_query("select * from $u_name where id = $q_id");</text:p>
      <text:p text:style-name="P3"><text:s text:c="8"/>$ID = pg_num_rows($result);</text:p>
      <text:p text:style-name="P3"><text:s text:c="8"/>if($ID == 0) da_query("insert into $u_name values($q_id)");</text:p>
      <text:p text:style-name="P3"><text:s text:c="8"/>print "&lt;h1 class=\"judge\"&gt;正解!&lt;/h1&gt;\n";</text:p>
      <text:p text:style-name="P3"><text:s text:c="8"/>print "&lt;div class=\"title\"&gt;\n&lt;form action=\"../index.html\"&gt;&lt;input type=\"submit\" value=\"タイトル画面に戻る\"&gt;&lt;/form&gt;\n";</text:p>
      <text:p text:style-name="P3"><text:soft-page-break/><text:s text:c="8"/>print "&lt;form action=\"select.php\" method=\"post\"&gt;&lt;p&gt;&lt;input type=\"submit\" value=\"難易度選択\"&gt;&lt;/p&gt;\n&lt;input type=\"hidden\" name=\"u_name\" value=\"$u_name\"&gt;&lt;/form&gt;\n";</text:p>
      <text:p text:style-name="P3"><text:s text:c="8"/>if($flg != 0) print "&lt;form action=\"./main1.php\" method=\"post\"&gt;&lt;p&gt;&lt;input type=\"submit\" value=\"次の問題\"&gt;&lt;/p&gt;\n&lt;input type=\"hidden\" name=\"u_name\" value=\"$u_name\"&gt;\n&lt;input type=\"hidden\" name=\"number\" value=\"$next_id\"&gt;&lt;/form&gt;\n&lt;/div&gt;";</text:p>
      <text:p text:style-name="P3"><text:s text:c="8"/>exit;</text:p>
      <text:p text:style-name="P3"><text:s text:c="6"/>}else {</text:p>
      <text:p text:style-name="P3"><text:s text:c="8"/>print "&lt;h1 class=\"judge\"&gt;不正解!&lt;/h1&gt;\n";</text:p>
      <text:p text:style-name="P3"><text:s text:c="8"/>print "&lt;div class=\"title\"&gt;\n&lt;form action=\"../index.html\"&gt;&lt;input type=\"submit\" value=\"タイトル画面に戻る\"&gt;&lt;/form&gt;\n";</text:p>
      <text:p text:style-name="P3"><text:s text:c="8"/>print "&lt;form action=\"select.php\" method=\"post\"&gt;&lt;p&gt;&lt;input type=\"submit\" value=\"難易度選択\"&gt;&lt;/p&gt;\n&lt;input type=\"hidden\" name=\"u_name\" value=\"$u_name\"&gt;&lt;/form&gt;\n";</text:p>
      <text:p text:style-name="P3"><text:s text:c="8"/>print "&lt;form action=\"./main1.php\" method=\"post\"&gt;&lt;p&gt;&lt;input type=\"submit\" value=\"もう一度\"&gt;&lt;/p&gt;\n&lt;input type=\"hidden\" name=\"u_name\" value=\"$u_name\"&gt;\n&lt;input type=\"hidden\" name=\"number\" value=\"$q_id\"&gt;&lt;/form&gt;\n&lt;/div&gt;";</text:p>
      <text:p text:style-name="P3"><text:s text:c="8"/>exit;</text:p>
      <text:p text:style-name="P3"><text:s text:c="6"/>}</text:p>
      <text:p text:style-name="P3"><text:s text:c="4"/>}else {</text:p>
      <text:p text:style-name="P3"><text:s text:c="6"/>if($data_bx + 1 == $data[0]['bx'] &amp;&amp; $data_by + 1 == $data[0]['by'] &amp;&amp; $data_x + 1 == $data[0]['x'] &amp;&amp; $data_y + 1 == $data[0]['y']) {</text:p>
      <text:p text:style-name="P3"><text:s text:c="8"/>@$result = da_query("select * from $u_name where id = $q_id");</text:p>
      <text:p text:style-name="P3"><text:s text:c="8"/>$ID = pg_num_rows($result);</text:p>
      <text:p text:style-name="P3"><text:s text:c="8"/>if($ID == 0) da_query("insert into $u_name values($q_id)");</text:p>
      <text:p text:style-name="P3"><text:s text:c="8"/>print "&lt;h1 class=\"judge\"&gt;正解!&lt;/h1&gt;\n";</text:p>
      <text:p text:style-name="P3"><text:s text:c="8"/>print "&lt;div class=\"title\"&gt;\n&lt;form action=\"../index.html\"&gt;&lt;input type=\"submit\" value=\"タイトル画面に戻る\"&gt;&lt;/form&gt;\n";</text:p>
      <text:p text:style-name="P3"><text:s text:c="8"/>print "&lt;form action=\"select.php\" method=\"post\"&gt;&lt;p&gt;&lt;input type=\"submit\" value=\"難易度選択\"&gt;&lt;/p&gt;\n&lt;input type=\"hidden\" name=\"u_name\" value=\"$u_name\"&gt;&lt;/form&gt;\n";</text:p>
      <text:p text:style-name="P3"><text:s text:c="8"/>if($flg != 0) print "&lt;form action=\"./main1.php\" method=\"post\"&gt;&lt;input type=\"submit\" value=\"次の問題\"&gt;\n&lt;input type=\"hidden\" name=\"u_name\" value=\"$u_name\"&gt;\n&lt;input type=\"hidden\" name=\"number\" value=\"$next_id\"&gt;&lt;/form&gt;\n&lt;/div&gt;";</text:p>
      <text:p text:style-name="P3"><text:s text:c="8"/>exit;</text:p>
      <text:p text:style-name="P3"><text:s text:c="6"/>}else {</text:p>
      <text:p text:style-name="P3"><text:soft-page-break/><text:s text:c="8"/>print "&lt;h1 class=\"judge\"&gt;不正解!&lt;/h1&gt;\n";</text:p>
      <text:p text:style-name="P3"><text:s text:c="8"/>print "&lt;div class=\"title\"&gt;\n&lt;form action=\"../index.html\"&gt;&lt;input type=\"submit\" value=\"タイトル画面に戻る\"&gt;&lt;/form&gt;\n";</text:p>
      <text:p text:style-name="P3"><text:s text:c="8"/>print "&lt;form action=\"select.php\" method=\"post\"&gt;&lt;p&gt;&lt;input type=\"submit\" value=\"難易度選択\"&gt;&lt;/p&gt;\n&lt;input type=\"hidden\" name=\"u_name\" value=\"$u_name\"&gt;&lt;/form&gt;\n";</text:p>
      <text:p text:style-name="P3"><text:s text:c="8"/>print "&lt;form action=\"./main1.php\" method=\"post\"&gt;&lt;p&gt;&lt;input type=\"submit\" value=\"もう一度\"&gt;&lt;/p&gt;\n&lt;input type=\"hidden\" name=\"u_name\" value=\"$u_name\"&gt;\n&lt;input type=\"hidden\" name=\"number\" value=\"$q_id\"&gt;&lt;/form&gt;\n&lt;/div&gt;";</text:p>
      <text:p text:style-name="P3"><text:s text:c="8"/>exit;</text:p>
      <text:p text:style-name="P3"><text:s text:c="6"/>}</text:p>
      <text:p text:style-name="P3"><text:s text:c="4"/>}</text:p>
      <text:p text:style-name="P3"><text:s text:c="2"/>}</text:p>
      <text:p text:style-name="P3">?&gt;</text:p>
      <text:p text:style-name="P12"/>
      <text:p text:style-name="P12">11. BoardPrint.inc</text:p>
      <text:p text:style-name="P3"/>
      <text:p text:style-name="P3">&lt;?php</text:p>
      <text:p text:style-name="P3"><text:s text:c="2"/>function bp_change($i)</text:p>
      <text:p text:style-name="P3"><text:s text:c="2"/>{</text:p>
      <text:p text:style-name="P3"><text:s text:c="4"/>/*</text:p>
      <text:p text:style-name="P3"><text:s text:c="4"/>1-9の数字を漢数字に変更する</text:p>
      <text:p text:style-name="P3"><text:s text:c="4"/>bp_change(変換したい数字)</text:p>
      <text:p text:style-name="P3"><text:s text:c="4"/>*/</text:p>
      <text:p text:style-name="P3"><text:s text:c="4"/>switch($i) {</text:p>
      <text:p text:style-name="P3"><text:s text:c="8"/>case 1:</text:p>
      <text:p text:style-name="P3"><text:s text:c="10"/>print "一";</text:p>
      <text:p text:style-name="P3"><text:s text:c="10"/>break;</text:p>
      <text:p text:style-name="P3"><text:s text:c="8"/>case 2:</text:p>
      <text:p text:style-name="P3"><text:s text:c="10"/>print "二";</text:p>
      <text:p text:style-name="P3"><text:s text:c="10"/>break;</text:p>
      <text:p text:style-name="P3"><text:s text:c="8"/>case 3:</text:p>
      <text:p text:style-name="P3"><text:s text:c="10"/>print "三";</text:p>
      <text:p text:style-name="P3"><text:s text:c="10"/>break;</text:p>
      <text:p text:style-name="P3"><text:s text:c="8"/>case 4:</text:p>
      <text:p text:style-name="P3"><text:s text:c="10"/>print "四";</text:p>
      <text:p text:style-name="P3"><text:soft-page-break/><text:s text:c="10"/>break;</text:p>
      <text:p text:style-name="P3"><text:s text:c="8"/>case 5:</text:p>
      <text:p text:style-name="P3"><text:s text:c="10"/>print "五";</text:p>
      <text:p text:style-name="P3"><text:s text:c="10"/>break;</text:p>
      <text:p text:style-name="P3"><text:s text:c="8"/>case 6:</text:p>
      <text:p text:style-name="P3"><text:s text:c="10"/>print "六";</text:p>
      <text:p text:style-name="P3"><text:s text:c="10"/>break;</text:p>
      <text:p text:style-name="P3"><text:s text:c="8"/>case 7:</text:p>
      <text:p text:style-name="P3"><text:s text:c="10"/>print "七";</text:p>
      <text:p text:style-name="P3"><text:s text:c="10"/>break;</text:p>
      <text:p text:style-name="P3"><text:s text:c="8"/>case 8:</text:p>
      <text:p text:style-name="P3"><text:s text:c="10"/>print "八";</text:p>
      <text:p text:style-name="P3"><text:s text:c="10"/>break;</text:p>
      <text:p text:style-name="P3"><text:s text:c="8"/>case 9;</text:p>
      <text:p text:style-name="P3"><text:s text:c="10"/>print "九";</text:p>
      <text:p text:style-name="P3"><text:s text:c="10"/>break;</text:p>
      <text:p text:style-name="P3"><text:s text:c="6"/>}</text:p>
      <text:p text:style-name="P3"><text:s text:c="2"/>}</text:p>
      <text:p text:style-name="P3"/>
      <text:p text:style-name="P3"><text:s text:c="2"/>function bp_unselect(&amp;$Board, $file, $id)</text:p>
      <text:p text:style-name="P3"><text:s text:c="2"/>{</text:p>
      <text:p text:style-name="P3"><text:s text:c="4"/>/*</text:p>
      <text:p text:style-name="P3"><text:s text:c="4"/>駒が選択されていないときの画面表示</text:p>
      <text:p text:style-name="P3"><text:s text:c="4"/>bp_unselect(表示させる盤面の配列, 遷移先ファイル名)</text:p>
      <text:p text:style-name="P3"><text:s text:c="4"/>*/</text:p>
      <text:p text:style-name="P3"><text:s text:c="4"/>//画面構成</text:p>
      <text:p text:style-name="P3"><text:s text:c="4"/>print "&lt;div class=\"grid\"&gt;\n";</text:p>
      <text:p text:style-name="P3"><text:s text:c="4"/>for($i = 1; $i &lt;= MAX_X; $i++) {</text:p>
      <text:p text:style-name="P3"><text:s text:c="6"/>print "&lt;div id=\"x$i\"&gt;&lt;p&gt;";</text:p>
      <text:p text:style-name="P3"><text:s text:c="6"/>bp_change($i);</text:p>
      <text:p text:style-name="P3"><text:s text:c="6"/>print "&lt;/p&gt;&lt;/div&gt;\n";</text:p>
      <text:p text:style-name="P3"><text:s text:c="6"/>print "&lt;div id=\"y$i\"&gt;&lt;p&gt;$i&lt;/p&gt;&lt;/div&gt;\n";</text:p>
      <text:p text:style-name="P3"><text:s text:c="4"/>}</text:p>
      <text:p text:style-name="P3"/>
      <text:p text:style-name="P3"/>
      <text:p text:style-name="P3"><text:soft-page-break/><text:s text:c="4"/>for($y = 0; $y &lt; MAX_Y; $y++) {</text:p>
      <text:p text:style-name="P3"><text:s text:c="6"/>for($x = MAX_X - 1; $x &gt;= 0; $x--) {</text:p>
      <text:p text:style-name="P3"><text:s text:c="8"/>switch($Board[$x][$y]-&gt;getNameNum()) {</text:p>
      <text:p text:style-name="P3"><text:s text:c="10"/>case 1:</text:p>
      <text:p text:style-name="P3"><text:s text:c="10"/>case -1:</text:p>
      <text:p text:style-name="P3"><text:s text:c="12"/>if($Board[$x][$y]-&gt;getOrd() === ENEMY) {</text:p>
      <text:p text:style-name="P3"><text:s text:c="14"/>print "&lt;div id=\"board$x$y\"&gt;&lt;img src=\"../ping/ne_king.png\" usemap=\"#ne_king_$x$y\"&gt;&lt;/div&gt;\n";</text:p>
      <text:p text:style-name="P3"><text:s text:c="12"/>}elseif($Board[$x][$y]-&gt;getOrd() === MYSELF) {</text:p>
      <text:p text:style-name="P3"><text:s text:c="14"/>print "&lt;div id=\"board$x$y\"&gt;&lt;img src=\"../ping/n_king.png\" usemap=\"#n_king_$x$y\"&gt;&lt;/div&gt;\n";</text:p>
      <text:p text:style-name="P3"><text:s text:c="14"/>print "&lt;map name=\"n_king_$x$y\"&gt;&lt;area shape=\"default\" href=\"$file?x=$x&amp;y=$y&amp;id=$id\" alt=\"KING\"&gt;&lt;/map&gt;\n";</text:p>
      <text:p text:style-name="P3"><text:s text:c="12"/>}</text:p>
      <text:p text:style-name="P3"><text:s text:c="12"/>break;</text:p>
      <text:p text:style-name="P3"><text:s text:c="10"/>case 2:</text:p>
      <text:p text:style-name="P3"><text:s text:c="10"/>case -2:</text:p>
      <text:p text:style-name="P3"><text:s text:c="12"/>if($Board[$x][$y]-&gt;getOrd() === ENEMY) {</text:p>
      <text:p text:style-name="P3"><text:s text:c="14"/>print "&lt;div id=\"board$x$y\"&gt;&lt;img src=\"../ping/ne_king2.png\" usemap=\"#ne_king2_$x$y\"&gt;&lt;/div&gt;\n";</text:p>
      <text:p text:style-name="P3"><text:s text:c="12"/>}elseif($Board[$x][$y]-&gt;getOrd() === MYSELF) {</text:p>
      <text:p text:style-name="P3"><text:s text:c="14"/>print "&lt;div id=\"board$x$y\"&gt;&lt;img src=\"../ping/n_king2.png\" usemap=\"#n_king2_$x$y\"&gt;&lt;/div&gt;\n";</text:p>
      <text:p text:style-name="P3"><text:s text:c="14"/>print "&lt;map name=\"n_king2_$x$y\"&gt;&lt;area shape=\"default\" href=\"$file?x=$x&amp;y=$y&amp;id=$id\" alt=\"GYOKU\"&gt;&lt;/map&gt;\n";</text:p>
      <text:p text:style-name="P3"><text:s text:c="12"/>}</text:p>
      <text:p text:style-name="P3"><text:s text:c="12"/>break;</text:p>
      <text:p text:style-name="P3"><text:s text:c="10"/>case 3:</text:p>
      <text:p text:style-name="P3"><text:s text:c="12"/>if($Board[$x][$y]-&gt;getOrd() === ENEMY) {</text:p>
      <text:p text:style-name="P3"><text:s text:c="14"/>print "&lt;div id=\"board$x$y\"&gt;&lt;img src=\"../ping/ne_rook.png\" usemap=\"#ne_rook_$x$y\"&gt;&lt;/div&gt;\n";</text:p>
      <text:p text:style-name="P3"><text:s text:c="12"/>}elseif($Board[$x][$y]-&gt;getOrd() === MYSELF) {</text:p>
      <text:p text:style-name="P3"><text:s text:c="14"/>print "&lt;div id=\"board$x$y\"&gt;&lt;img src=\"../ping/n_rook.png\" usemap=\"#n_rook_$x$y\"&gt;&lt;/div&gt;\n";</text:p>
      <text:p text:style-name="P3"><text:soft-page-break/><text:s text:c="14"/>print "&lt;map name=\"n_rook_$x$y\"&gt;&lt;area shape=\"default\" href=\"$file?x=$x&amp;y=$y&amp;id=$id\" alt=\"ROOK\"&gt;&lt;/map&gt;\n";</text:p>
      <text:p text:style-name="P3"><text:s text:c="12"/>}</text:p>
      <text:p text:style-name="P3"><text:s text:c="12"/>break;</text:p>
      <text:p text:style-name="P3"><text:s text:c="10"/>case 4:</text:p>
      <text:p text:style-name="P3"><text:s text:c="12"/>if($Board[$x][$y]-&gt;getOrd() === ENEMY) {</text:p>
      <text:p text:style-name="P3"><text:s text:c="14"/>print "&lt;div id=\"board$x$y\"&gt;&lt;img src=\"../ping/ne_bishop.png\" usemap=\"#ne_bishop_$x$y\"&gt;&lt;/div&gt;\n";</text:p>
      <text:p text:style-name="P3"><text:s text:c="12"/>}elseif($Board[$x][$y]-&gt;getOrd() === MYSELF) {</text:p>
      <text:p text:style-name="P3"><text:s text:c="14"/>print "&lt;div id=\"board$x$y\"&gt;&lt;img src=\"../ping/n_bishop.png\" usemap=\"#n_bishop_$x$y\"&gt;&lt;/div&gt;\n";</text:p>
      <text:p text:style-name="P3"><text:s text:c="14"/>print "&lt;map name=\"n_bishop_$x$y\"&gt;&lt;area shape=\"default\" href=\"$file?x=$x&amp;y=$y&amp;id=$id\" alt=\"BISHOP\"&gt;&lt;/map&gt;\n";</text:p>
      <text:p text:style-name="P3"><text:s text:c="12"/>}</text:p>
      <text:p text:style-name="P3"><text:s text:c="12"/>break;</text:p>
      <text:p text:style-name="P3"><text:s text:c="10"/>case 5:</text:p>
      <text:p text:style-name="P3"><text:s text:c="10"/>case -5:</text:p>
      <text:p text:style-name="P3"><text:s text:c="12"/>if($Board[$x][$y]-&gt;getOrd() === ENEMY) {</text:p>
      <text:p text:style-name="P3"><text:s text:c="14"/>print "&lt;div id=\"board$x$y\"&gt;&lt;img src=\"../ping/ne_gold.png\" usemap=\"#ne_gold_$x$y\"&gt;&lt;/div&gt;\n";</text:p>
      <text:p text:style-name="P3"><text:s text:c="12"/>}elseif($Board[$x][$y]-&gt;getOrd() === MYSELF) {</text:p>
      <text:p text:style-name="P3"><text:s text:c="14"/>print "&lt;div id=\"board$x$y\"&gt;&lt;img src=\"../ping/n_gold.png\" usemap=\"#n_gold_$x$y\"&gt;&lt;/div&gt;\n";</text:p>
      <text:p text:style-name="P3"><text:s text:c="14"/>print "&lt;map name=\"n_gold_$x$y\"&gt;&lt;area shape=\"default\" href=\"$file?x=$x&amp;y=$y&amp;id=$id\" alt=\"GOLD\"&gt;&lt;/map&gt;\n";</text:p>
      <text:p text:style-name="P3"><text:s text:c="12"/>}</text:p>
      <text:p text:style-name="P3"><text:s text:c="12"/>break;</text:p>
      <text:p text:style-name="P3"><text:s text:c="10"/>case 6:</text:p>
      <text:p text:style-name="P3"><text:s text:c="12"/>if($Board[$x][$y]-&gt;getOrd() === ENEMY) {</text:p>
      <text:p text:style-name="P3"><text:s text:c="14"/>print "&lt;div id=\"board$x$y\"&gt;&lt;img src=\"../ping/ne_silver.png\" usemap=\"#ne_silver_$x$y\"&gt;&lt;/div&gt;\n";</text:p>
      <text:p text:style-name="P3"><text:s text:c="12"/>}elseif($Board[$x][$y]-&gt;getOrd() === MYSELF) {</text:p>
      <text:p text:style-name="P3"><text:s text:c="14"/>print "&lt;div id=\"board$x$y\"&gt;&lt;img src=\"../ping/n_silver.png\" usemap=\"#n_silver_$x$y\"&gt;&lt;/div&gt;\n";</text:p>
      <text:p text:style-name="P3"><text:soft-page-break/><text:s text:c="14"/>print "&lt;map name=\"n_silver_$x$y\"&gt;&lt;area shape=\"default\" href=\"$file?x=$x&amp;y=$y&amp;id=$id\" alt=\"SILVER\"&gt;&lt;/map&gt;\n";</text:p>
      <text:p text:style-name="P3"><text:s text:c="12"/>}</text:p>
      <text:p text:style-name="P3"><text:s text:c="12"/>break;</text:p>
      <text:p text:style-name="P3"><text:s text:c="10"/>case 7:</text:p>
      <text:p text:style-name="P3"><text:s text:c="12"/>if($Board[$x][$y]-&gt;getOrd() === ENEMY) {</text:p>
      <text:p text:style-name="P3"><text:s text:c="14"/>print "&lt;div id=\"board$x$y\"&gt;&lt;img src=\"../ping/ne_knight.png\" usemap=\"#ne_knight_$x$y\"&gt;&lt;/div&gt;\n";</text:p>
      <text:p text:style-name="P3"><text:s text:c="12"/>}elseif($Board[$x][$y]-&gt;getOrd() === MYSELF) {</text:p>
      <text:p text:style-name="P3"><text:s text:c="14"/>print "&lt;div id=\"board$x$y\"&gt;&lt;img src=\"../ping/n_knight.png\" usemap=\"#n_knight_$x$y\"&gt;&lt;/div&gt;\n";</text:p>
      <text:p text:style-name="P3"><text:s text:c="14"/>print "&lt;map name=\"n_knight_$x$y\"&gt;&lt;area shape=\"default\" href=\"$file?x=$x&amp;y=$y&amp;id=$id\" alt=\"KNIGHT\"&gt;&lt;/map&gt;\n";</text:p>
      <text:p text:style-name="P3"><text:s text:c="12"/>}</text:p>
      <text:p text:style-name="P3"><text:s text:c="12"/>break;</text:p>
      <text:p text:style-name="P3"><text:s text:c="10"/>case 8:</text:p>
      <text:p text:style-name="P3"><text:s text:c="12"/>if($Board[$x][$y]-&gt;getOrd() === ENEMY) {</text:p>
      <text:p text:style-name="P3"><text:s text:c="14"/>print "&lt;div id=\"board$x$y\"&gt;&lt;img src=\"../ping/ne_lance.png\" usemap=\"#ne_lance_$x$y\"&gt;&lt;/div&gt;\n";</text:p>
      <text:p text:style-name="P3"><text:s text:c="12"/>}elseif($Board[$x][$y]-&gt;getOrd() === MYSELF) {</text:p>
      <text:p text:style-name="P3"><text:s text:c="14"/>print "&lt;div id=\"board$x$y\"&gt;&lt;img src=\"../ping/n_lance.png\" usemap=\"#n_lance_$x$y\"&gt;&lt;/div&gt;\n";</text:p>
      <text:p text:style-name="P3"><text:s text:c="14"/>print "&lt;map name=\"n_lance_$x$y\"&gt;&lt;area shape=\"default\" href=\"$file?x=$x&amp;y=$y&amp;id=$id\" alt=\"LANCE\"&gt;&lt;/map&gt;\n";</text:p>
      <text:p text:style-name="P3"><text:s text:c="12"/>}</text:p>
      <text:p text:style-name="P3"><text:s text:c="12"/>break;</text:p>
      <text:p text:style-name="P3"><text:s text:c="10"/>case 9:</text:p>
      <text:p text:style-name="P3"><text:s text:c="12"/>if($Board[$x][$y]-&gt;getOrd() === ENEMY) {</text:p>
      <text:p text:style-name="P3"><text:s text:c="14"/>print "&lt;div id=\"board$x$y\"&gt;&lt;img src=\"../ping/ne_pawn.png\" usemap=\"#ne_pawn_$x$y\"&gt;&lt;/div&gt;\n";</text:p>
      <text:p text:style-name="P3"><text:s text:c="12"/>}elseif($Board[$x][$y]-&gt;getOrd() === MYSELF) {</text:p>
      <text:p text:style-name="P3"><text:s text:c="14"/>print "&lt;div id=\"board$x$y\"&gt;&lt;img src=\"../ping/n_pawn.png\" usemap=\"#n_pawn_$x$y\"&gt;&lt;/div&gt;\n";</text:p>
      <text:p text:style-name="P3"><text:s text:c="14"/>print "&lt;map name=\"n_pawn_$x$y\"&gt;&lt;area shape=\"default\" href=\"$file?x=$x&amp;y=$y&amp;id=$id\" alt=\"PAWN\"&gt;&lt;/map&gt;\n";</text:p>
      <text:p text:style-name="P3"><text:soft-page-break/><text:s text:c="12"/>}</text:p>
      <text:p text:style-name="P3"><text:s text:c="12"/>break;</text:p>
      <text:p text:style-name="P3"><text:s text:c="10"/>case -3:</text:p>
      <text:p text:style-name="P3"><text:s text:c="12"/>if($Board[$x][$y]-&gt;getOrd() === ENEMY) {</text:p>
      <text:p text:style-name="P3"><text:s text:c="14"/>print "&lt;div id=\"board$x$y\"&gt;&lt;img src=\"../ping/pe_rook.png\" usemap=\"#pe_rook_$x$y\"&gt;&lt;/div&gt;\n";</text:p>
      <text:p text:style-name="P3"><text:s text:c="12"/>}elseif($Board[$x][$y]-&gt;getOrd() === MYSELF) {</text:p>
      <text:p text:style-name="P3"><text:s text:c="14"/>print "&lt;div id=\"board$x$y\"&gt;&lt;img src=\"../ping/p_rook.png\" usemap=\"#p_rook_$x$y\"&gt;&lt;/div&gt;\n";</text:p>
      <text:p text:style-name="P3"><text:s text:c="14"/>print "&lt;map name=\"p_rook_$x$y\"&gt;&lt;area shape=\"default\" href=\"$file?x=$x&amp;y=$y&amp;id=$id\" alt=\"P_ROOK\"&gt;&lt;/map&gt;\n";</text:p>
      <text:p text:style-name="P3"><text:s text:c="12"/>}</text:p>
      <text:p text:style-name="P3"><text:s text:c="12"/>break;</text:p>
      <text:p text:style-name="P3"><text:s text:c="10"/>case -4:</text:p>
      <text:p text:style-name="P3"><text:s text:c="12"/>if($Board[$x][$y]-&gt;getOrd() === ENEMY) {</text:p>
      <text:p text:style-name="P3"><text:s text:c="14"/>print "&lt;div id=\"board$x$y\"&gt;&lt;img src=\"../ping/pe_bishop.png\" usemap=\"#pe_bishop_$x$y\"&gt;&lt;/div&gt;\n";</text:p>
      <text:p text:style-name="P3"><text:s text:c="12"/>}elseif($Board[$x][$y]-&gt;getOrd() === MYSELF) {</text:p>
      <text:p text:style-name="P3"><text:s text:c="14"/>print "&lt;div id=\"board$x$y\"&gt;&lt;img src=\"../ping/p_bishop.png\" usemap=\"#p_bishop_$x$y\"&gt;&lt;/div&gt;\n";</text:p>
      <text:p text:style-name="P3"><text:s text:c="14"/>print "&lt;map name=\"p_bishop_$x$y\"&gt;&lt;area shape=\"default\" href=\"$file?x=$x&amp;y=$y&amp;id=$id\" alt=\"P_BISHOP\"&gt;&lt;/map&gt;\n";</text:p>
      <text:p text:style-name="P3"><text:s text:c="12"/>}</text:p>
      <text:p text:style-name="P3"><text:s text:c="12"/>break;</text:p>
      <text:p text:style-name="P3"><text:s text:c="10"/>case -6:</text:p>
      <text:p text:style-name="P3"><text:s text:c="12"/>if($Board[$x][$y]-&gt;getOrd() === ENEMY) {</text:p>
      <text:p text:style-name="P3"><text:s text:c="14"/>print "&lt;div id=\"board$x$y\"&gt;&lt;img src=\"../ping/pe_silver.png\" usemap=\"#pe_silver_$x$y\"&gt;&lt;/div&gt;\n";</text:p>
      <text:p text:style-name="P3"><text:s text:c="12"/>}elseif($Board[$x][$y]-&gt;getOrd() === MYSELF) {</text:p>
      <text:p text:style-name="P3"><text:s text:c="14"/>print "&lt;div id=\"board$x$y\"&gt;&lt;img src=\"../ping/p_silver.png\" usemap=\"#p_silver_$x$y\"&gt;&lt;/div&gt;\n";</text:p>
      <text:p text:style-name="P3"><text:s text:c="14"/>print "&lt;map name=\"p_silver_$x$y\"&gt;&lt;area shape=\"default\" href=\"$file?x=$x&amp;y=$y&amp;id=$id\" alt=\"P_SILVER\"&gt;&lt;/map&gt;\n";</text:p>
      <text:p text:style-name="P3"><text:s text:c="12"/>}</text:p>
      <text:p text:style-name="P3"><text:s text:c="12"/>break;</text:p>
      <text:p text:style-name="P3"><text:soft-page-break/><text:s text:c="10"/>case -7:</text:p>
      <text:p text:style-name="P3"><text:s text:c="12"/>if($Board[$x][$y]-&gt;getOrd() === ENEMY) {</text:p>
      <text:p text:style-name="P3"><text:s text:c="14"/>print "&lt;div id=\"board$x$y\"&gt;&lt;img src=\"../ping/pe_knight.png\" usemap=\"#pe_knight_$x$y\"&gt;&lt;/div&gt;\n";</text:p>
      <text:p text:style-name="P3"><text:s text:c="12"/>}elseif($Board[$x][$y]-&gt;getOrd() === MYSELF) {</text:p>
      <text:p text:style-name="P3"><text:s text:c="14"/>print "&lt;div id=\"board$x$y\"&gt;&lt;img src=\"../ping/p_knight.png\" usemap=\"#p_knight_$x$y\"&gt;&lt;/div&gt;\n";</text:p>
      <text:p text:style-name="P3"><text:s text:c="14"/>print "&lt;map name=\"p_knight_$x$y\"&gt;&lt;area shape=\"default\" href=\"$file?x=$x&amp;y=$y&amp;id=$id\" alt=\"P_KNIGHT\"&gt;&lt;/map&gt;\n";</text:p>
      <text:p text:style-name="P3"><text:s text:c="12"/>}</text:p>
      <text:p text:style-name="P3"><text:s text:c="12"/>break;</text:p>
      <text:p text:style-name="P3"><text:s text:c="10"/>case -8:</text:p>
      <text:p text:style-name="P3"><text:s text:c="12"/>if($Board[$x][$y]-&gt;getOrd() === ENEMY) {</text:p>
      <text:p text:style-name="P3"><text:s text:c="14"/>print "&lt;div id=\"board$x$y\"&gt;&lt;img src=\"../ping/pe_lance.png\" usemap=\"#pe_lance_$x$y\"&gt;&lt;/div&gt;\n";</text:p>
      <text:p text:style-name="P3"><text:s text:c="12"/>}elseif($Board[$x][$y]-&gt;getOrd() === MYSELF) {</text:p>
      <text:p text:style-name="P3"><text:s text:c="14"/>print "&lt;div id=\"board$x$y\"&gt;&lt;img src=\"../ping/p_lance.png\" usemap=\"#p_lance_$x$y\"&gt;&lt;/div&gt;\n";</text:p>
      <text:p text:style-name="P3"><text:s text:c="14"/>print "&lt;map name=\"p_lance_$x$y\"&gt;&lt;area shape=\"default\" href=\"$file?x=$x&amp;y=$y&amp;id=$id\" alt=\"P_LANCE\"&gt;&lt;/map&gt;\n";</text:p>
      <text:p text:style-name="P3"><text:s text:c="12"/>}</text:p>
      <text:p text:style-name="P3"><text:s text:c="12"/>break;</text:p>
      <text:p text:style-name="P3"><text:s text:c="10"/>case -9:</text:p>
      <text:p text:style-name="P3"><text:s text:c="12"/>if($Board[$x][$y]-&gt;getOrd() === ENEMY) {</text:p>
      <text:p text:style-name="P3"><text:s text:c="14"/>print "&lt;div id=\"board$x$y\"&gt;&lt;img src=\"../ping/pe_pawn.png\" usemap=\"#pe_pawn_$x$y\"&gt;&lt;/div&gt;\n";</text:p>
      <text:p text:style-name="P3"><text:s text:c="12"/>}elseif($Board[$x][$y]-&gt;getOrd() === MYSELF) {</text:p>
      <text:p text:style-name="P3"><text:s text:c="14"/>print "&lt;div id=\"board$x$y\"&gt;&lt;img src=\"../ping/p_pawn.png\" usemap=\"#p_pawn_$x$y\"&gt;&lt;/div&gt;\n";</text:p>
      <text:p text:style-name="P3"><text:s text:c="14"/>print "&lt;map name=\"p_pawn_$x$y\"&gt;&lt;area shape=\"default\" href=\"$file?x=$x&amp;y=$y&amp;id=$id\" alt=\"P_PAWN\"&gt;&lt;/map&gt;\n";</text:p>
      <text:p text:style-name="P3"><text:s text:c="12"/>}</text:p>
      <text:p text:style-name="P3"><text:s text:c="12"/>break;</text:p>
      <text:p text:style-name="P3"><text:s text:c="10"/>default:</text:p>
      <text:p text:style-name="P3"><text:soft-page-break/><text:s text:c="12"/>print "&lt;div id=\"board$x$y\"&gt;&lt;img src=\"../ping/null.png\" usemap=\"#null_$x$y\"&gt;&lt;/div&gt;\n";</text:p>
      <text:p text:style-name="P3"><text:s text:c="8"/>}</text:p>
      <text:p text:style-name="P3"><text:s text:c="6"/>}</text:p>
      <text:p text:style-name="P3"><text:s text:c="4"/>}</text:p>
      <text:p text:style-name="P3"><text:s text:c="2"/>}</text:p>
      <text:p text:style-name="P3"/>
      <text:p text:style-name="P3"><text:s text:c="2"/>function bp_print(&amp;$Board)</text:p>
      <text:p text:style-name="P3"><text:s text:c="2"/>{</text:p>
      <text:p text:style-name="P3"><text:s text:c="4"/>/*</text:p>
      <text:p text:style-name="P3"><text:s text:c="4"/>画面表示.駒の選択はできない</text:p>
      <text:p text:style-name="P3"><text:s text:c="4"/>bp_unselect(表示させる盤面の配列)</text:p>
      <text:p text:style-name="P3"><text:s text:c="4"/>*/</text:p>
      <text:p text:style-name="P3"/>
      <text:p text:style-name="P3"><text:s text:c="4"/>//画面構成</text:p>
      <text:p text:style-name="P3"><text:s text:c="4"/>print "&lt;div class=\"grid\"&gt;\n";</text:p>
      <text:p text:style-name="P3"><text:s text:c="4"/>for($i = 1; $i &lt;= MAX_X; $i++) {</text:p>
      <text:p text:style-name="P3"><text:s text:c="6"/>print "&lt;div id=\"x$i\"&gt;&lt;p&gt;";</text:p>
      <text:p text:style-name="P3"><text:s text:c="6"/>bp_change($i);</text:p>
      <text:p text:style-name="P3"><text:s text:c="6"/>print "&lt;/p&gt;&lt;/div&gt;\n";</text:p>
      <text:p text:style-name="P3"><text:s text:c="6"/>print "&lt;div id=\"y$i\"&gt;&lt;p&gt;$i&lt;/p&gt;&lt;/div&gt;\n";</text:p>
      <text:p text:style-name="P3"><text:s text:c="4"/>}</text:p>
      <text:p text:style-name="P3"/>
      <text:p text:style-name="P3"><text:s text:c="4"/>for($y = 0; $y &lt; MAX_Y; $y++) {</text:p>
      <text:p text:style-name="P3"><text:s text:c="6"/>for($x = MAX_X - 1; $x &gt;= 0; $x--) {</text:p>
      <text:p text:style-name="P3"><text:s text:c="8"/>switch($Board[$x][$y]-&gt;getNameNum()) {</text:p>
      <text:p text:style-name="P3"><text:s text:c="10"/>case 1:</text:p>
      <text:p text:style-name="P3"><text:s text:c="10"/>case -1:</text:p>
      <text:p text:style-name="P3"><text:s text:c="12"/>if($Board[$x][$y]-&gt;getOrd() === ENEMY) {</text:p>
      <text:p text:style-name="P3"><text:s text:c="14"/>print "&lt;div id=\"board$x$y\"&gt;&lt;img src=\"../ping/ne_king.png\" usemap=\"#ne_king_$x$y\"&gt;&lt;/div&gt;\n";</text:p>
      <text:p text:style-name="P3"><text:s text:c="12"/>}elseif($Board[$x][$y]-&gt;getOrd() === MYSELF) {</text:p>
      <text:p text:style-name="P3"><text:s text:c="14"/>print "&lt;div id=\"board$x$y\"&gt;&lt;img src=\"../ping/n_king.png\" usemap=\"#n_king_$x$y\"&gt;&lt;/div&gt;\n";</text:p>
      <text:p text:style-name="P3"><text:s text:c="12"/>}</text:p>
      <text:p text:style-name="P3"><text:soft-page-break/><text:s text:c="12"/>break;</text:p>
      <text:p text:style-name="P3"><text:s text:c="10"/>case 2:</text:p>
      <text:p text:style-name="P3"><text:s text:c="10"/>case -2:</text:p>
      <text:p text:style-name="P3"><text:s text:c="12"/>if($Board[$x][$y]-&gt;getOrd() === ENEMY) {</text:p>
      <text:p text:style-name="P3"><text:s text:c="14"/>print "&lt;div id=\"board$x$y\"&gt;&lt;img src=\"../ping/ne_king2.png\" usemap=\"#ne_king2_$x$y\"&gt;&lt;/div&gt;\n";</text:p>
      <text:p text:style-name="P3"><text:s text:c="12"/>}elseif($Board[$x][$y]-&gt;getOrd() === MYSELF) {</text:p>
      <text:p text:style-name="P3"><text:s text:c="14"/>print "&lt;div id=\"board$x$y\"&gt;&lt;img src=\"../ping/n_king2.png\" usemap=\"#n_king2_$x$y\"&gt;&lt;/div&gt;\n";</text:p>
      <text:p text:style-name="P3"><text:s text:c="12"/>}</text:p>
      <text:p text:style-name="P3"><text:s text:c="12"/>break;</text:p>
      <text:p text:style-name="P3"><text:s text:c="10"/>case 3:</text:p>
      <text:p text:style-name="P3"><text:s text:c="12"/>if($Board[$x][$y]-&gt;getOrd() === ENEMY) {</text:p>
      <text:p text:style-name="P3"><text:s text:c="14"/>print "&lt;div id=\"board$x$y\"&gt;&lt;img src=\"../ping/ne_rook.png\" usemap=\"#ne_rook_$x$y\"&gt;&lt;/div&gt;\n";</text:p>
      <text:p text:style-name="P3"><text:s text:c="12"/>}elseif($Board[$x][$y]-&gt;getOrd() === MYSELF) {</text:p>
      <text:p text:style-name="P3"><text:s text:c="14"/>print "&lt;div id=\"board$x$y\"&gt;&lt;img src=\"../ping/n_rook.png\" usemap=\"#n_rook_$x$y\"&gt;&lt;/div&gt;\n";</text:p>
      <text:p text:style-name="P3"><text:s text:c="12"/>}</text:p>
      <text:p text:style-name="P3"><text:s text:c="12"/>break;</text:p>
      <text:p text:style-name="P3"><text:s text:c="10"/>case 4:</text:p>
      <text:p text:style-name="P3"><text:s text:c="12"/>if($Board[$x][$y]-&gt;getOrd() === ENEMY) {</text:p>
      <text:p text:style-name="P3"><text:s text:c="14"/>print "&lt;div id=\"board$x$y\"&gt;&lt;img src=\"../ping/ne_bishop.png\" usemap=\"#ne_bishop_$x$y\"&gt;&lt;/div&gt;\n";</text:p>
      <text:p text:style-name="P3"><text:s text:c="12"/>}elseif($Board[$x][$y]-&gt;getOrd() === MYSELF) {</text:p>
      <text:p text:style-name="P3"><text:s text:c="14"/>print "&lt;div id=\"board$x$y\"&gt;&lt;img src=\"../ping/n_bishop.png\" usemap=\"#n_bishop_$x$y\"&gt;&lt;/div&gt;\n";</text:p>
      <text:p text:style-name="P3"><text:s text:c="12"/>}</text:p>
      <text:p text:style-name="P3"><text:s text:c="12"/>break;</text:p>
      <text:p text:style-name="P3"><text:s text:c="10"/>case 5:</text:p>
      <text:p text:style-name="P3"><text:s text:c="10"/>case -5:</text:p>
      <text:p text:style-name="P3"><text:s text:c="12"/>if($Board[$x][$y]-&gt;getOrd() === ENEMY) {</text:p>
      <text:p text:style-name="P3"><text:s text:c="14"/>print "&lt;div id=\"board$x$y\"&gt;&lt;img src=\"../ping/ne_gold.png\" usemap=\"#ne_gold_$x$y\"&gt;&lt;/div&gt;\n";</text:p>
      <text:p text:style-name="P3"><text:s text:c="12"/>}elseif($Board[$x][$y]-&gt;getOrd() === MYSELF) {</text:p>
      <text:p text:style-name="P3"><text:soft-page-break/><text:s text:c="14"/>print "&lt;div id=\"board$x$y\"&gt;&lt;img src=\"../ping/n_gold.png\" usemap=\"#n_gold_$x$y\"&gt;&lt;/div&gt;\n";</text:p>
      <text:p text:style-name="P3"><text:s text:c="12"/>}</text:p>
      <text:p text:style-name="P3"><text:s text:c="12"/>break;</text:p>
      <text:p text:style-name="P3"><text:s text:c="10"/>case 6:</text:p>
      <text:p text:style-name="P3"><text:s text:c="12"/>if($Board[$x][$y]-&gt;getOrd() === ENEMY) {</text:p>
      <text:p text:style-name="P3"><text:s text:c="14"/>print "&lt;div id=\"board$x$y\"&gt;&lt;img src=\"../ping/ne_silver.png\" usemap=\"#ne_silver_$x$y\"&gt;&lt;/div&gt;\n";</text:p>
      <text:p text:style-name="P3"><text:s text:c="12"/>}elseif($Board[$x][$y]-&gt;getOrd() === MYSELF) {</text:p>
      <text:p text:style-name="P3"><text:s text:c="14"/>print "&lt;div id=\"board$x$y\"&gt;&lt;img src=\"../ping/n_silver.png\" usemap=\"#n_silver_$x$y\"&gt;&lt;/div&gt;\n";</text:p>
      <text:p text:style-name="P3"><text:s text:c="12"/>}</text:p>
      <text:p text:style-name="P3"><text:s text:c="12"/>break;</text:p>
      <text:p text:style-name="P3"><text:s text:c="10"/>case 7:</text:p>
      <text:p text:style-name="P3"><text:s text:c="12"/>if($Board[$x][$y]-&gt;getOrd() === ENEMY) {</text:p>
      <text:p text:style-name="P3"><text:s text:c="14"/>print "&lt;div id=\"board$x$y\"&gt;&lt;img src=\"../ping/ne_knight.png\" usemap=\"#ne_knight_$x$y\"&gt;&lt;/div&gt;\n";</text:p>
      <text:p text:style-name="P3"><text:s text:c="12"/>}elseif($Board[$x][$y]-&gt;getOrd() === MYSELF) {</text:p>
      <text:p text:style-name="P3"><text:s text:c="14"/>print "&lt;div id=\"board$x$y\"&gt;&lt;img src=\"../ping/n_knight.png\" usemap=\"#n_knight_$x$y\"&gt;&lt;/div&gt;\n";</text:p>
      <text:p text:style-name="P3"><text:s text:c="12"/>}</text:p>
      <text:p text:style-name="P3"><text:s text:c="12"/>break;</text:p>
      <text:p text:style-name="P3"><text:s text:c="10"/>case 8:</text:p>
      <text:p text:style-name="P3"><text:s text:c="12"/>if($Board[$x][$y]-&gt;getOrd() === ENEMY) {</text:p>
      <text:p text:style-name="P3"><text:s text:c="14"/>print "&lt;div id=\"board$x$y\"&gt;&lt;img src=\"../ping/ne_lance.png\" usemap=\"#ne_lance_$x$y\"&gt;&lt;/div&gt;\n";</text:p>
      <text:p text:style-name="P3"><text:s text:c="12"/>}elseif($Board[$x][$y]-&gt;getOrd() === MYSELF) {</text:p>
      <text:p text:style-name="P3"><text:s text:c="14"/>print "&lt;div id=\"board$x$y\"&gt;&lt;img src=\"../ping/n_lance.png\" usemap=\"#n_lance_$x$y\"&gt;&lt;/div&gt;\n";</text:p>
      <text:p text:style-name="P3"><text:s text:c="12"/>}</text:p>
      <text:p text:style-name="P3"><text:s text:c="12"/>break;</text:p>
      <text:p text:style-name="P3"><text:s text:c="10"/>case 9:</text:p>
      <text:p text:style-name="P3"><text:s text:c="12"/>if($Board[$x][$y]-&gt;getOrd() === ENEMY) {</text:p>
      <text:p text:style-name="P3"><text:s text:c="14"/>print "&lt;div id=\"board$x$y\"&gt;&lt;img src=\"../ping/ne_pawn.png\" usemap=\"#ne_pawn_$x$y\"&gt;&lt;/div&gt;\n";</text:p>
      <text:p text:style-name="P3"><text:soft-page-break/><text:s text:c="12"/>}elseif($Board[$x][$y]-&gt;getOrd() === MYSELF) {</text:p>
      <text:p text:style-name="P3"><text:s text:c="14"/>print "&lt;div id=\"board$x$y\"&gt;&lt;img src=\"../ping/n_pawn.png\" usemap=\"#n_pawn_$x$y\"&gt;&lt;/div&gt;\n";</text:p>
      <text:p text:style-name="P3"><text:s text:c="12"/>}</text:p>
      <text:p text:style-name="P3"><text:s text:c="12"/>break;</text:p>
      <text:p text:style-name="P3"><text:s text:c="10"/>case -3:</text:p>
      <text:p text:style-name="P3"><text:s text:c="12"/>if($Board[$x][$y]-&gt;getOrd() === ENEMY) {</text:p>
      <text:p text:style-name="P3"><text:s text:c="14"/>print "&lt;div id=\"board$x$y\"&gt;&lt;img src=\"../ping/pe_rook.png\" usemap=\"#pe_rook_$x$y\"&gt;&lt;/div&gt;\n";</text:p>
      <text:p text:style-name="P3"><text:s text:c="12"/>}elseif($Board[$x][$y]-&gt;getOrd() === MYSELF) {</text:p>
      <text:p text:style-name="P3"><text:s text:c="14"/>print "&lt;div id=\"board$x$y\"&gt;&lt;img src=\"../ping/p_rook.png\" usemap=\"#p_rook_$x$y\"&gt;&lt;/div&gt;\n";</text:p>
      <text:p text:style-name="P3"><text:s text:c="12"/>}</text:p>
      <text:p text:style-name="P3"><text:s text:c="12"/>break;</text:p>
      <text:p text:style-name="P3"><text:s text:c="10"/>case -4:</text:p>
      <text:p text:style-name="P3"><text:s text:c="12"/>if($Board[$x][$y]-&gt;getOrd() === ENEMY) {</text:p>
      <text:p text:style-name="P3"><text:s text:c="14"/>print "&lt;div id=\"board$x$y\"&gt;&lt;img src=\"../ping/pe_bishop.png\" usemap=\"#pe_bishop_$x$y\"&gt;&lt;/div&gt;\n";</text:p>
      <text:p text:style-name="P3"><text:s text:c="12"/>}elseif($Board[$x][$y]-&gt;getOrd() === MYSELF) {</text:p>
      <text:p text:style-name="P3"><text:s text:c="14"/>print "&lt;div id=\"board$x$y\"&gt;&lt;img src=\"../ping/p_bishop.png\" usemap=\"#p_bishop_$x$y\"&gt;&lt;/div&gt;\n";</text:p>
      <text:p text:style-name="P3"><text:s text:c="12"/>}</text:p>
      <text:p text:style-name="P3"><text:s text:c="12"/>break;</text:p>
      <text:p text:style-name="P3"><text:s text:c="10"/>case -6:</text:p>
      <text:p text:style-name="P3"><text:s text:c="12"/>if($Board[$x][$y]-&gt;getOrd() === ENEMY) {</text:p>
      <text:p text:style-name="P3"><text:s text:c="14"/>print "&lt;div id=\"board$x$y\"&gt;&lt;img src=\"../ping/pe_silver.png\" usemap=\"#pe_silver_$x$y\"&gt;&lt;/div&gt;\n";</text:p>
      <text:p text:style-name="P3"><text:s text:c="12"/>}elseif($Board[$x][$y]-&gt;getOrd() === MYSELF) {</text:p>
      <text:p text:style-name="P3"><text:s text:c="14"/>print "&lt;div id=\"board$x$y\"&gt;&lt;img src=\"../ping/p_silver.png\" usemap=\"#p_silver_$x$y\"&gt;&lt;/div&gt;\n";</text:p>
      <text:p text:style-name="P3"><text:s text:c="12"/>}</text:p>
      <text:p text:style-name="P3"><text:s text:c="12"/>break;</text:p>
      <text:p text:style-name="P3"><text:s text:c="10"/>case -7:</text:p>
      <text:p text:style-name="P3"><text:s text:c="12"/>if($Board[$x][$y]-&gt;getOrd() === ENEMY) {</text:p>
      <text:p text:style-name="P3"><text:soft-page-break/><text:s text:c="14"/>print "&lt;div id=\"board$x$y\"&gt;&lt;img src=\"../ping/pe_knight.png\" usemap=\"#pe_knight_$x$y\"&gt;&lt;/div&gt;\n";</text:p>
      <text:p text:style-name="P3"><text:s text:c="12"/>}elseif($Board[$x][$y]-&gt;getOrd() === MYSELF) {</text:p>
      <text:p text:style-name="P3"><text:s text:c="14"/>print "&lt;div id=\"board$x$y\"&gt;&lt;img src=\"../ping/p_knight.png\" usemap=\"#p_knight_$x$y\"&gt;&lt;/div&gt;\n";</text:p>
      <text:p text:style-name="P3"><text:s text:c="12"/>}</text:p>
      <text:p text:style-name="P3"><text:s text:c="12"/>break;</text:p>
      <text:p text:style-name="P3"><text:s text:c="10"/>case -8:</text:p>
      <text:p text:style-name="P3"><text:s text:c="12"/>if($Board[$x][$y]-&gt;getOrd() === ENEMY) {</text:p>
      <text:p text:style-name="P3"><text:s text:c="14"/>print "&lt;div id=\"board$x$y\"&gt;&lt;img src=\"../ping/pe_lance.png\" usemap=\"#pe_lance_$x$y\"&gt;&lt;/div&gt;\n";</text:p>
      <text:p text:style-name="P3"><text:s text:c="12"/>}elseif($Board[$x][$y]-&gt;getOrd() === MYSELF) {</text:p>
      <text:p text:style-name="P3"><text:s text:c="14"/>print "&lt;div id=\"board$x$y\"&gt;&lt;img src=\"../ping/p_lance.png\" usemap=\"#p_lance_$x$y\"&gt;&lt;/div&gt;\n";</text:p>
      <text:p text:style-name="P3"><text:s text:c="12"/>}</text:p>
      <text:p text:style-name="P3"><text:s text:c="12"/>break;</text:p>
      <text:p text:style-name="P3"><text:s text:c="10"/>case -9:</text:p>
      <text:p text:style-name="P3"><text:s text:c="12"/>if($Board[$x][$y]-&gt;getOrd() === ENEMY) {</text:p>
      <text:p text:style-name="P3"><text:s text:c="14"/>print "&lt;div id=\"board$x$y\"&gt;&lt;img src=\"../ping/pe_pawn.png\" usemap=\"#pe_pawn_$x$y\"&gt;&lt;/div&gt;\n";</text:p>
      <text:p text:style-name="P3"><text:s text:c="12"/>}elseif($Board[$x][$y]-&gt;getOrd() === MYSELF) {</text:p>
      <text:p text:style-name="P3"><text:s text:c="14"/>print "&lt;div id=\"board$x$y\"&gt;&lt;img src=\"../ping/p_pawn.png\" usemap=\"#p_pawn_$x$y\"&gt;&lt;/div&gt;\n";</text:p>
      <text:p text:style-name="P3"><text:s text:c="12"/>}</text:p>
      <text:p text:style-name="P3"><text:s text:c="12"/>break;</text:p>
      <text:p text:style-name="P3"><text:s text:c="10"/>default:</text:p>
      <text:p text:style-name="P3"><text:s text:c="12"/>print "&lt;div id=\"board$x$y\"&gt;&lt;img src=\"../ping/null.png\" usemap=\"#null_$x$y\"&gt;&lt;/div&gt;\n";</text:p>
      <text:p text:style-name="P3"><text:s text:c="8"/>}</text:p>
      <text:p text:style-name="P3"><text:s text:c="6"/>}</text:p>
      <text:p text:style-name="P3"><text:s text:c="4"/>}</text:p>
      <text:p text:style-name="P3"><text:s text:c="2"/>}</text:p>
      <text:p text:style-name="P3"/>
      <text:p text:style-name="P3"/>
      <text:p text:style-name="P3"><text:s text:c="2"/>function bp_select(&amp;$Board, $data_x, $data_y, $file, $uid)</text:p>
      <text:p text:style-name="P3"><text:soft-page-break/><text:s text:c="2"/>{</text:p>
      <text:p text:style-name="P3"><text:s text:c="4"/>/*</text:p>
      <text:p text:style-name="P3"><text:s text:c="4"/>駒が選択されているときの画面表示</text:p>
      <text:p text:style-name="P3"><text:s text:c="4"/>bp_select(表示させる盤面の配列, 選択された駒のx座標, 選択された駒のy座標, 遷移先ファイル名, 問番号, ユーザ名数)</text:p>
      <text:p text:style-name="P3"><text:s text:c="4"/>*/</text:p>
      <text:p text:style-name="P3"/>
      <text:p text:style-name="P3"><text:s text:c="4"/>//画面構成</text:p>
      <text:p text:style-name="P3"><text:s text:c="4"/>print "&lt;div class=\"grid\"&gt;\n";</text:p>
      <text:p text:style-name="P3"><text:s text:c="4"/>for($i = 1; $i &lt;= MAX_X; $i++) {</text:p>
      <text:p text:style-name="P3"><text:s text:c="6"/>print "&lt;div id=\"x$i\"&gt;&lt;p&gt;";</text:p>
      <text:p text:style-name="P3"><text:s text:c="6"/>bp_change($i);</text:p>
      <text:p text:style-name="P3"><text:s text:c="6"/>print "&lt;/p&gt;&lt;/div&gt;\n";</text:p>
      <text:p text:style-name="P3"><text:s text:c="6"/>print "&lt;div id=\"y$i\"&gt;&lt;p&gt;$i&lt;/p&gt;&lt;/div&gt;\n";</text:p>
      <text:p text:style-name="P3"><text:s text:c="4"/>}</text:p>
      <text:p text:style-name="P3"/>
      <text:p text:style-name="P3"><text:s text:c="4"/>$data0 = array($data_x, $data_y);</text:p>
      <text:p text:style-name="P3"><text:s text:c="4"/>mp_checkMove($Board, $data0, $data);</text:p>
      <text:p text:style-name="P3"/>
      <text:p text:style-name="P3"><text:s text:c="4"/>$data[] = $data_x;</text:p>
      <text:p text:style-name="P3"><text:s text:c="4"/>$data[] = $data_y;</text:p>
      <text:p text:style-name="P3"><text:s text:c="4"/>$n = count($data) / 2;</text:p>
      <text:p text:style-name="P3"/>
      <text:p text:style-name="P3"><text:s text:c="4"/>for($y = 0; $y &lt; MAX_Y; $y++) {</text:p>
      <text:p text:style-name="P3"><text:s text:c="6"/>for($x = MAX_X - 1; $x &gt;= 0; $x--) {</text:p>
      <text:p text:style-name="P3"><text:s text:c="8"/>for($i = 0; $i &lt; $n; $i++) {</text:p>
      <text:p text:style-name="P3"><text:s text:c="10"/>if(($x == $data[2 * $i]) &amp;&amp; ($y == $data[2 * $i + 1])) {</text:p>
      <text:p text:style-name="P3"><text:s text:c="12"/>switch($Board[$x][$y]-&gt;getNameNum()) {</text:p>
      <text:p text:style-name="P3"><text:s text:c="14"/>case 1:</text:p>
      <text:p text:style-name="P3"><text:s text:c="14"/>case -1:</text:p>
      <text:p text:style-name="P3"><text:s text:c="16"/>if($Board[$x][$y]-&gt;getOrd() === ENEMY) {</text:p>
      <text:p text:style-name="P3"><text:s text:c="18"/>print "&lt;div id=\"board$x$y\" style=\"border: 3px solid orange;\"&gt;&lt;img src=\"../ping/ne_king.png\" usemap=\"#ne_king_$x$y\"&gt;&lt;/div&gt;\n";</text:p>
      <text:p text:style-name="P3"><text:s text:c="18"/>print "&lt;map name=\"ne_king_$x$y\"&gt;&lt;area shape=\"default\" href=\"$file?x=$x&amp;y=$y&amp;bx=$data_x&amp;by=$data_y&amp;uid=$uid\" alt=\"KING\"&gt;&lt;/map&gt;\n";</text:p>
      <text:p text:style-name="P3"><text:soft-page-break/><text:s text:c="16"/>}elseif($Board[$x][$y]-&gt;getOrd() === MYSELF) {</text:p>
      <text:p text:style-name="P3"><text:s text:c="18"/>print "&lt;div id=\"board$x$y\" style=\"border: 3px solid tomato;\"&gt;&lt;img src=\"../ping/n_king.png\" usemap=\"#n_king_$x$y\"&gt;&lt;/div&gt;\n";</text:p>
      <text:p text:style-name="P3"><text:s text:c="18"/>print "&lt;map name=\"n_king_$x$y\"&gt;&lt;area shape=\"default\" href=\"$file?x=$x&amp;y=$y&amp;bx=$data_x&amp;by=$data_y&amp;uid=$uid\" alt=\"KING\"&gt;&lt;/map&gt;\n";</text:p>
      <text:p text:style-name="P3"><text:s text:c="16"/>}</text:p>
      <text:p text:style-name="P3"><text:s text:c="16"/>break;</text:p>
      <text:p text:style-name="P3"><text:s text:c="14"/>case 2:</text:p>
      <text:p text:style-name="P3"><text:s text:c="14"/>case -2:</text:p>
      <text:p text:style-name="P3"><text:s text:c="16"/>if($Board[$x][$y]-&gt;getOrd() === ENEMY) {</text:p>
      <text:p text:style-name="P3"><text:s text:c="18"/>print "&lt;div id=\"board$x$y\" style=\"border: 3px solid orange;\"&gt;&lt;img src=\"../ping/ne_king2.png\" usemap=\"#ne_king2_$x$y\"&gt;&lt;/div&gt;\n";</text:p>
      <text:p text:style-name="P3"><text:s text:c="18"/>print "&lt;map name=\"ne_king2_$x$y\"&gt;&lt;area shape=\"default\" href=\"$file?x=$x&amp;y=$y&amp;bx=$data_x&amp;by=$data_y&amp;uid=$uid\" alt=\"GYOKU\"&gt;&lt;/map&gt;\n";</text:p>
      <text:p text:style-name="P3"><text:s text:c="16"/>}elseif($Board[$x][$y]-&gt;getOrd() === MYSELF) {</text:p>
      <text:p text:style-name="P3"><text:s text:c="18"/>print "&lt;div id=\"board$x$y\" style=\"border: 5px solid tomato;\"&gt;&lt;img src=\"../ping/n_king2.png\" usemap=\"#n_king2_$x$y\"&gt;&lt;/div&gt;\n";</text:p>
      <text:p text:style-name="P3"><text:s text:c="18"/>print "&lt;map name=\"n_king2_$x$y\"&gt;&lt;area shape=\"default\" href=\"$file?x=$x&amp;y=$y&amp;bx=$data_x&amp;by=$data_y&amp;uid=$uid\" alt=\"GYOKU\"&gt;&lt;/map&gt;\n";</text:p>
      <text:p text:style-name="P3"><text:s text:c="16"/>}</text:p>
      <text:p text:style-name="P3"><text:s text:c="16"/>break;</text:p>
      <text:p text:style-name="P3"><text:s text:c="14"/>case 3:</text:p>
      <text:p text:style-name="P3"><text:s text:c="16"/>if($Board[$x][$y]-&gt;getOrd() === ENEMY) {</text:p>
      <text:p text:style-name="P3"><text:s text:c="18"/>print "&lt;div id=\"board$x$y\" style=\"border: 3px solid orange;\"&gt;&lt;img src=\"../ping/ne_rook.png\" usemap=\"#ne_rook_$x$y\"&gt;&lt;/div&gt;\n";</text:p>
      <text:p text:style-name="P3"><text:s text:c="18"/>print "&lt;map name=\"ne_rook_$x$y\"&gt;&lt;area shape=\"default\" href=\"$file?x=$x&amp;y=$y&amp;bx=$data_x&amp;by=$data_y&amp;uid=$uid\" alt=\"ROOK\"&gt;&lt;/map&gt;\n";</text:p>
      <text:p text:style-name="P3"><text:s text:c="16"/>}elseif($Board[$x][$y]-&gt;getOrd() === MYSELF) {</text:p>
      <text:p text:style-name="P3"><text:s text:c="18"/>print "&lt;div id=\"board$x$y\" style=\"border: 5px solid tomato;\"&gt;&lt;img src=\"../ping/n_rook.png\" usemap=\"#n_rook_$x$y\"&gt;&lt;/div&gt;\n";</text:p>
      <text:p text:style-name="P3"><text:s text:c="18"/>print "&lt;map name=\"n_rook_$x$y\"&gt;&lt;area shape=\"default\" href=\"$file?x=$x&amp;y=$y&amp;bx=$data_x&amp;by=$data_y&amp;uid=$uid\" alt=\"ROOK\"&gt;&lt;/map&gt;\n";</text:p>
      <text:p text:style-name="P3"><text:s text:c="16"/>}</text:p>
      <text:p text:style-name="P3"><text:s text:c="16"/>break;</text:p>
      <text:p text:style-name="P3"><text:s text:c="14"/>case 4:</text:p>
      <text:p text:style-name="P3"><text:soft-page-break/><text:s text:c="16"/>if($Board[$x][$y]-&gt;getOrd() === ENEMY) {</text:p>
      <text:p text:style-name="P3"><text:s text:c="18"/>print "&lt;div id=\"board$x$y\" style=\"border: 3px solid orange;\"&gt;&lt;img src=\"../ping/ne_bishop.png\" usemap=\"#ne_bishop_$x$y\"&gt;&lt;/div&gt;\n";</text:p>
      <text:p text:style-name="P3"><text:s text:c="18"/>print "&lt;map name=\"ne_bishop_$x$y\"&gt;&lt;area shape=\"default\" href=\"$file?x=$x&amp;y=$y&amp;bx=$data_x&amp;by=$data_y&amp;uid=$uid\" alt=\"BISHOP\"&gt;&lt;/map&gt;\n";</text:p>
      <text:p text:style-name="P3"><text:s text:c="16"/>}elseif($Board[$x][$y]-&gt;getOrd() === MYSELF) {</text:p>
      <text:p text:style-name="P3"><text:s text:c="18"/>print "&lt;div id=\"board$x$y\" style=\"border: 5px solid tomato;\"&gt;&lt;img src=\"../ping/n_bishop.png\" usemap=\"#n_bishop_$x$y\"&gt;&lt;/div&gt;\n";</text:p>
      <text:p text:style-name="P3"><text:s text:c="18"/>print "&lt;map name=\"n_bishop_$x$y\"&gt;&lt;area shape=\"default\" href=\"$file?x=$x&amp;y=$y&amp;bx=$data_x&amp;by=$data_y&amp;uid=$uid\" alt=\"BISHOP\"&gt;&lt;/map&gt;\n";</text:p>
      <text:p text:style-name="P3"><text:s text:c="16"/>}</text:p>
      <text:p text:style-name="P3"><text:s text:c="16"/>break;</text:p>
      <text:p text:style-name="P3"><text:s text:c="14"/>case 5:</text:p>
      <text:p text:style-name="P3"><text:s text:c="14"/>case -5:</text:p>
      <text:p text:style-name="P3"><text:s text:c="16"/>if($Board[$x][$y]-&gt;getOrd() === ENEMY) {</text:p>
      <text:p text:style-name="P3"><text:s text:c="18"/>print "&lt;div id=\"board$x$y\" style=\"border: 3px solid orange;\"&gt;&lt;img src=\"../ping/ne_gold.png\" usemap=\"#ne_gold_$x$y\"&gt;&lt;/div&gt;\n";</text:p>
      <text:p text:style-name="P3"><text:s text:c="18"/>print "&lt;map name=\"ne_gold_$x$y\"&gt;&lt;area shape=\"default\" href=\"$file?x=$x&amp;y=$y&amp;bx=$data_x&amp;by=$data_y&amp;uid=$uid\" alt=\"GOLD\"&gt;&lt;/map&gt;\n";</text:p>
      <text:p text:style-name="P3"><text:s text:c="16"/>}elseif($Board[$x][$y]-&gt;getOrd() === MYSELF) {</text:p>
      <text:p text:style-name="P3"><text:s text:c="18"/>print "&lt;div id=\"board$x$y\" style=\"border: 5px solid tomato;\"&gt;&lt;img src=\"../ping/n_gold.png\" usemap=\"#n_gold_$x$y\"&gt;&lt;/div&gt;\n";</text:p>
      <text:p text:style-name="P3"><text:s text:c="18"/>print "&lt;map name=\"n_gold_$x$y\"&gt;&lt;area shape=\"default\" href=\"$file?x=$x&amp;y=$y&amp;bx=$data_x&amp;by=$data_y&amp;uid=$uid\" alt=\"GOLD\"&gt;&lt;/map&gt;\n";</text:p>
      <text:p text:style-name="P3"><text:s text:c="16"/>}</text:p>
      <text:p text:style-name="P3"><text:s text:c="16"/>break;</text:p>
      <text:p text:style-name="P3"><text:s text:c="14"/>case 6:</text:p>
      <text:p text:style-name="P3"><text:s text:c="16"/>if($Board[$x][$y]-&gt;getOrd() === ENEMY) {</text:p>
      <text:p text:style-name="P3"><text:s text:c="18"/>print "&lt;div id=\"board$x$y\" style=\"border: 3px solid orange;\"&gt;&lt;img src=\"../ping/ne_silver.png\" usemap=\"#ne_silver_$x$y\"&gt;&lt;/div&gt;\n";</text:p>
      <text:p text:style-name="P3"><text:s text:c="18"/>print "&lt;map name=\"ne_silver_$x$y\"&gt;&lt;area shape=\"default\" href=\"$file?x=$x&amp;y=$y&amp;bx=$data_x&amp;by=$data_y&amp;uid=$uid\" alt=\"SILVER\"&gt;&lt;/map&gt;\n";</text:p>
      <text:p text:style-name="P3"><text:s text:c="16"/>}elseif($Board[$x][$y]-&gt;getOrd() === MYSELF) {</text:p>
      <text:p text:style-name="P3"><text:s text:c="18"/>print "&lt;div id=\"board$x$y\" style=\"border: 5px solid tomato;\"&gt;&lt;img src=\"../ping/n_silver.png\" usemap=\"#n_silver_$x$y\"&gt;&lt;/div&gt;\n";</text:p>
      <text:p text:style-name="P3"><text:soft-page-break/><text:s text:c="18"/>print "&lt;map name=\"n_silver_$x$y\"&gt;&lt;area shape=\"default\" href=\"$file?x=$x&amp;y=$y&amp;bx=$data_x&amp;by=$data_y&amp;uid=$uid\" alt=\"SILVER\"&gt;&lt;/map&gt;\n";</text:p>
      <text:p text:style-name="P3"><text:s text:c="16"/>}</text:p>
      <text:p text:style-name="P3"><text:s text:c="16"/>break;</text:p>
      <text:p text:style-name="P3"><text:s text:c="14"/>case 7:</text:p>
      <text:p text:style-name="P3"><text:s text:c="16"/>if($Board[$x][$y]-&gt;getOrd() === ENEMY) {</text:p>
      <text:p text:style-name="P3"><text:s text:c="18"/>print "&lt;div id=\"board$x$y\" style=\"border: 3px solid orange;\"&gt;&lt;img src=\"../ping/ne_knight.png\" usemap=\"#ne_knight_$x$y\"&gt;&lt;/div&gt;\n";</text:p>
      <text:p text:style-name="P3"><text:s text:c="18"/>print "&lt;map name=\"ne_knight_$x$y\"&gt;&lt;area shape=\"default\" href=\"$file?x=$x&amp;y=$y&amp;bx=$data_x&amp;by=$data_y&amp;uid=$uid\" alt=\"KNIGHT\"&gt;&lt;/map&gt;\n";</text:p>
      <text:p text:style-name="P3"><text:s text:c="16"/>}elseif($Board[$x][$y]-&gt;getOrd() === MYSELF) {</text:p>
      <text:p text:style-name="P3"><text:s text:c="18"/>print "&lt;div id=\"board$x$y\" style=\"border: 3px solid tomato;\"&gt;&lt;img src=\"../ping/n_knight.png\" usemap=\"#n_knight_$x$y\"&gt;&lt;/div&gt;\n";</text:p>
      <text:p text:style-name="P3"><text:s text:c="18"/>print "&lt;map name=\"n_knight_$x$y\"&gt;&lt;area shape=\"default\" href=\"$file?x=$x&amp;y=$y&amp;bx=$data_x&amp;by=$data_y&amp;uid=$uid\" alt=\"KNIGHT\"&gt;&lt;/map&gt;\n";</text:p>
      <text:p text:style-name="P3"><text:s text:c="16"/>}</text:p>
      <text:p text:style-name="P3"><text:s text:c="16"/>break;</text:p>
      <text:p text:style-name="P3"><text:s text:c="14"/>case 8:</text:p>
      <text:p text:style-name="P3"><text:s text:c="16"/>if($Board[$x][$y]-&gt;getOrd() === ENEMY) {</text:p>
      <text:p text:style-name="P3"><text:s text:c="18"/>print "&lt;div id=\"board$x$y\" style=\"border: 3px solid orange;\"&gt;&lt;img src=\"../ping/ne_lance.png\" usemap=\"#ne_lance_$x$y\"&gt;&lt;/div&gt;\n";</text:p>
      <text:p text:style-name="P3"><text:s text:c="18"/>print "&lt;map name=\"ne_lance_$x$y\"&gt;&lt;area shape=\"default\" href=\"$file?x=$x&amp;y=$y&amp;bx=$data_x&amp;by=$data_y&amp;uid=$uid\" alt=\"LANCE\"&gt;&lt;/map&gt;\n";</text:p>
      <text:p text:style-name="P3"><text:s text:c="16"/>}elseif($Board[$x][$y]-&gt;getOrd() === MYSELF) {</text:p>
      <text:p text:style-name="P3"><text:s text:c="18"/>print "&lt;div id=\"board$x$y\" style=\"border: 5px solid tomato;\"&gt;&lt;img src=\"../ping/n_lance.png\" usemap=\"#n_lance_$x$y\"&gt;&lt;/div&gt;\n";</text:p>
      <text:p text:style-name="P3"><text:s text:c="18"/>print "&lt;map name=\"n_lance_$x$y\"&gt;&lt;area shape=\"default\" href=\"$file?x=$x&amp;y=$y&amp;bx=$data_x&amp;by=$data_y&amp;uid=$uid\" alt=\"LANCE\"&gt;&lt;/map&gt;\n";</text:p>
      <text:p text:style-name="P3"><text:s text:c="16"/>}</text:p>
      <text:p text:style-name="P3"><text:s text:c="16"/>break;</text:p>
      <text:p text:style-name="P3"><text:s text:c="14"/>case 9:</text:p>
      <text:p text:style-name="P3"><text:s text:c="16"/>if($Board[$x][$y]-&gt;getOrd() === ENEMY) {</text:p>
      <text:p text:style-name="P3"><text:s text:c="18"/>print "&lt;div id=\"board$x$y\" style=\"border: 3px solid orange;\"&gt;&lt;img src=\"../ping/ne_pawn.png\" usemap=\"#ne_pawn_$x$y\"&gt;&lt;/div&gt;\n";</text:p>
      <text:p text:style-name="P3"><text:soft-page-break/><text:s text:c="18"/>print "&lt;map name=\"ne_pawn_$x$y\"&gt;&lt;area shape=\"default\" href=\"$file?x=$x&amp;y=$y&amp;bx=$data_x&amp;by=$data_y&amp;uid=$uid\" alt=\"PAWN\"&gt;&lt;/map&gt;\n";</text:p>
      <text:p text:style-name="P3"><text:s text:c="16"/>}elseif($Board[$x][$y]-&gt;getOrd() === MYSELF) {</text:p>
      <text:p text:style-name="P3"><text:s text:c="18"/>print "&lt;div id=\"board$x$y\" style=\"border: 5px solid tomato;\"&gt;&lt;img src=\"../ping/n_pawn.png\" usemap=\"#n_pawn_$x$y\"&gt;&lt;/div&gt;\n";</text:p>
      <text:p text:style-name="P3"><text:s text:c="18"/>print "&lt;map name=\"n_pawn_$x$y\"&gt;&lt;area shape=\"default\" href=\"$file?x=$x&amp;y=$y&amp;bx=$data_x&amp;by=$data_y&amp;uid=$uid\" alt=\"PAWN\"&gt;&lt;/map&gt;\n";</text:p>
      <text:p text:style-name="P3"><text:s text:c="16"/>}</text:p>
      <text:p text:style-name="P3"><text:s text:c="16"/>break;</text:p>
      <text:p text:style-name="P3"><text:s text:c="14"/>case -3:</text:p>
      <text:p text:style-name="P3"><text:s text:c="16"/>if($Board[$x][$y]-&gt;getOrd() === ENEMY) {</text:p>
      <text:p text:style-name="P3"><text:s text:c="18"/>print "&lt;div id=\"board$x$y\" style=\"border: 3px solid orange;\"&gt;&lt;img src=\"../ping/pe_rook.png\" usemap=\"#pe_rook_$x$y\"&gt;&lt;/div&gt;\n";</text:p>
      <text:p text:style-name="P3"><text:s text:c="18"/>print "&lt;map name=\"pe_rook_$x$y\"&gt;&lt;area shape=\"default\" href=\"$file?x=$x&amp;y=$y&amp;bx=$data_x&amp;by=$data_y&amp;uid=$uid\" alt=\"P_ROOK\"&gt;&lt;/map&gt;\n";</text:p>
      <text:p text:style-name="P3"><text:s text:c="16"/>}elseif($Board[$x][$y]-&gt;getOrd() === MYSELF) {</text:p>
      <text:p text:style-name="P3"><text:s text:c="18"/>print "&lt;div id=\"board$x$y\" style=\"border: 5px solid tomato;\"&gt;&lt;img src=\"../ping/p_rook.png\" usemap=\"#p_rook_$x$y\"&gt;&lt;/div&gt;\n";</text:p>
      <text:p text:style-name="P3"><text:s text:c="18"/>print "&lt;map name=\"p_rook_$x$y\"&gt;&lt;area shape=\"default\" href=\"$file?x=$x&amp;y=$y&amp;bx=$data_x&amp;by=$data_y&amp;uid=$uid\" alt=\"P_ROOK\"&gt;&lt;/map&gt;\n";</text:p>
      <text:p text:style-name="P3"><text:s text:c="16"/>}</text:p>
      <text:p text:style-name="P3"><text:s text:c="16"/>break;</text:p>
      <text:p text:style-name="P3"><text:s text:c="14"/>case -4:</text:p>
      <text:p text:style-name="P3"><text:s text:c="16"/>if($Board[$x][$y]-&gt;getOrd() === ENEMY) {</text:p>
      <text:p text:style-name="P3"><text:s text:c="18"/>print "&lt;div id=\"board$x$y\" style=\"border: 3px solid orange;\"&gt;&lt;img src=\"../ping/pe_bishop.png\" usemap=\"#pe_bishop_$x$y\"&gt;&lt;/div&gt;\n";</text:p>
      <text:p text:style-name="P3"><text:s text:c="18"/>print "&lt;map name=\"pe_bishop_$x$y\"&gt;&lt;area shape=\"default\" href=\"$file?x=$x&amp;y=$y&amp;bx=$data_x&amp;by=$data_y&amp;uid=$uid\" alt=\"P_BISHOP\"&gt;&lt;/map&gt;\n";</text:p>
      <text:p text:style-name="P3"><text:s text:c="16"/>}elseif($Board[$x][$y]-&gt;getOrd() === MYSELF) {</text:p>
      <text:p text:style-name="P3"><text:s text:c="18"/>print "&lt;div id=\"board$x$y\" style=\"border: 5px solid tomato;&gt;&lt;img src=\"../ping/p_bishop.png\" usemap=\"#p_bishop_$x$y\"&gt;&lt;/div&gt;\n";</text:p>
      <text:p text:style-name="P3"><text:s text:c="18"/>print "&lt;map name=\"p_bishop_$x$y\"&gt;&lt;area shape=\"default\" href=\"$file?x=$x&amp;y=$y&amp;bx=$data_x&amp;by=$data_y&amp;uid=$uid\" alt=\"P_BISHOP\"&gt;&lt;/map&gt;\n";</text:p>
      <text:p text:style-name="P3"><text:s text:c="16"/>}</text:p>
      <text:p text:style-name="P3"><text:s text:c="16"/>break;</text:p>
      <text:p text:style-name="P3"><text:soft-page-break/><text:s text:c="14"/>case -6:</text:p>
      <text:p text:style-name="P3"><text:s text:c="16"/>if($Board[$x][$y]-&gt;getOrd() === ENEMY) {</text:p>
      <text:p text:style-name="P3"><text:s text:c="18"/>print "&lt;div id=\"board$x$y\" style=\"border: 3px solid orange;\"&gt;&lt;img src=\"../ping/pe_silver.png\" usemap=\"#pe_silver_$x$y\"&gt;&lt;/div&gt;\n";</text:p>
      <text:p text:style-name="P3"><text:s text:c="18"/>print "&lt;map name=\"pe_silver_$x$y\"&gt;&lt;area shape=\"default\" href=\"$file?x=$x&amp;y=$y&amp;bx=$data_x&amp;by=$data_y&amp;uid=$uid\" alt=\"P_SILVER\"&gt;&lt;/map&gt;\n";</text:p>
      <text:p text:style-name="P3"><text:s text:c="16"/>}elseif($Board[$x][$y]-&gt;getOrd() === MYSELF) {</text:p>
      <text:p text:style-name="P3"><text:s text:c="18"/>print "&lt;div id=\"board$x$y\" style=\"border: 5px solid tomato;\"&gt;&lt;img src=\"../ping/p_silver.png\" usemap=\"#p_silver_$x$y\"&gt;&lt;/div&gt;\n";</text:p>
      <text:p text:style-name="P3"><text:s text:c="18"/>print "&lt;map name=\"p_silver_$x$y\"&gt;&lt;area shape=\"default\" href=\"$file?x=$x&amp;y=$y&amp;bx=$data_x&amp;by=$data_y&amp;uid=$uid\" alt=\"P_SILVER\"&gt;&lt;/map&gt;\n";</text:p>
      <text:p text:style-name="P3"><text:s text:c="16"/>}</text:p>
      <text:p text:style-name="P3"><text:s text:c="16"/>break;</text:p>
      <text:p text:style-name="P3"><text:s text:c="14"/>case -7:</text:p>
      <text:p text:style-name="P3"><text:s text:c="16"/>if($Board[$x][$y]-&gt;getOrd() === ENEMY) {</text:p>
      <text:p text:style-name="P3"><text:s text:c="18"/>print "&lt;div id=\"board$x$y\" style=\"border: 3px solid orange;\"&gt;&lt;img src=\"../ping/pe_knight.png\" usemap=\"#pe_knight_$x$y\"&gt;&lt;/div&gt;\n";</text:p>
      <text:p text:style-name="P3"><text:s text:c="18"/>print "&lt;map name=\"pe_knight_$x$y\"&gt;&lt;area shape=\"default\" href=\"$file?x=$x&amp;y=$y&amp;bx=$data_x&amp;by=$data_y&amp;uid=$uid\" alt=\"P_KNIGHT\"&gt;&lt;/map&gt;\n";</text:p>
      <text:p text:style-name="P3"><text:s text:c="16"/>}elseif($Board[$x][$y]-&gt;getOrd() === MYSELF) {</text:p>
      <text:p text:style-name="P3"><text:s text:c="18"/>print "&lt;div id=\"board$x$y\" style=\"border: 5px solid tomato;\"&gt;&lt;img src=\"../ping/p_knight.png\" usemap=\"#p_knight_$x$y\"&gt;&lt;/div&gt;\n";</text:p>
      <text:p text:style-name="P3"><text:s text:c="18"/>print "&lt;map name=\"p_knight_$x$y\"&gt;&lt;area shape=\"default\" href=\"$file?x=$x&amp;y=$y&amp;bx=$data_x&amp;by=$data_y&amp;uid=$uid\" alt=\"P_KNIGHT\"&gt;&lt;/map&gt;\n";</text:p>
      <text:p text:style-name="P3"><text:s text:c="16"/>}</text:p>
      <text:p text:style-name="P3"><text:s text:c="16"/>break;</text:p>
      <text:p text:style-name="P3"><text:s text:c="14"/>case -8:</text:p>
      <text:p text:style-name="P3"><text:s text:c="16"/>if($Board[$x][$y]-&gt;getOrd() === ENEMY) {</text:p>
      <text:p text:style-name="P3"><text:s text:c="18"/>print "&lt;div id=\"board$x$y\" style=\"border: 3px solid orange;\"&gt;&lt;img src=\"../ping/pe_lance.png\" usemap=\"#pe_lance_$x$y\"&gt;&lt;/div&gt;\n";</text:p>
      <text:p text:style-name="P3"><text:s text:c="18"/>print "&lt;map name=\"pe_lance_$x$y\"&gt;&lt;area shape=\"default\" href=\"$file?x=$x&amp;y=$y&amp;bx=$data_x&amp;by=$data_y&amp;uid=$uid\" alt=\"P_LANCE\"&gt;&lt;/map&gt;\n";</text:p>
      <text:p text:style-name="P3"><text:s text:c="16"/>}elseif($Board[$x][$y]-&gt;getOrd() === MYSELF) {</text:p>
      <text:p text:style-name="P3"><text:s text:c="18"/>print "&lt;div id=\"board$x$y\" style=\"border: 5px solid tomato;\"&gt;&lt;img src=\"../ping/p_lance.png\" usemap=\"#p_lance_$x$y\"&gt;&lt;/div&gt;\n";</text:p>
      <text:p text:style-name="P3"><text:soft-page-break/><text:s text:c="18"/>print "&lt;map name=\"p_lance_$x$y\"&gt;&lt;area shape=\"default\" href=\"$file?x=$x&amp;y=$y&amp;bx=$data_x&amp;by=$data_y&amp;uid=$uid\" alt=\"P_LANCE\"&gt;&lt;/map&gt;\n";</text:p>
      <text:p text:style-name="P3"><text:s text:c="16"/>}</text:p>
      <text:p text:style-name="P3"><text:s text:c="16"/>break;</text:p>
      <text:p text:style-name="P3"><text:s text:c="14"/>case -9:</text:p>
      <text:p text:style-name="P3"><text:s text:c="16"/>if($Board[$x][$y]-&gt;getOrd() === ENEMY) {</text:p>
      <text:p text:style-name="P3"><text:s text:c="18"/>print "&lt;div id=\"board$x$y\" style=\"border: 3px solid orange;\"&gt;&lt;img src=\"../ping/pe_pawn.png\" usemap=\"#pe_pawn_$x$y\"&gt;&lt;/div&gt;\n";</text:p>
      <text:p text:style-name="P3"><text:s text:c="18"/>print "&lt;map name=\"pe_pawn_$x$y\"&gt;&lt;area shape=\"default\" href=\"$file?x=$x&amp;y=$y&amp;bx=$data_x&amp;by=$data_y&amp;uid=$uid\" alt=\"P_PAWN\"&gt;&lt;/map&gt;\n";</text:p>
      <text:p text:style-name="P3"><text:s text:c="16"/>}elseif($Board[$x][$y]-&gt;getOrd() === MYSELF) {</text:p>
      <text:p text:style-name="P3"><text:s text:c="18"/>print "&lt;div id=\"board$x$y\" style=\"border: 5px solid tomato;\"&gt;&lt;img src=\"../ping/p_pawn.png\" usemap=\"#p_pawn_$x$y\"&gt;&lt;/div&gt;\n";</text:p>
      <text:p text:style-name="P3"><text:s text:c="18"/>print "&lt;map name=\"p_pawn_$x$y\"&gt;&lt;area shape=\"default\" href=\"$file?x=$x&amp;y=$y&amp;bx=$data_x&amp;by=$data_y&amp;uid=$uid\" alt=\"P_PAWN\"&gt;&lt;/map&gt;\n";</text:p>
      <text:p text:style-name="P3"><text:s text:c="16"/>}</text:p>
      <text:p text:style-name="P3"><text:s text:c="16"/>break;</text:p>
      <text:p text:style-name="P3"><text:s text:c="14"/>default:</text:p>
      <text:p text:style-name="P3"><text:s text:c="16"/>print "&lt;div id=\"board$x$y\" style=\"border: 3px solid orange;\"&gt;&lt;img src=\"../ping/null.png\" usemap=\"#null_$x$y\"&gt;&lt;/div&gt;\n";</text:p>
      <text:p text:style-name="P3"><text:s text:c="16"/>print "&lt;map name=\"null_$x$y\"&gt;&lt;area shape=\"default\" href=\"$file?x=$x&amp;y=$y&amp;bx=$data_x&amp;by=$data_y&amp;uid=$uid\" alt=\"NULL\"&gt;&lt;/map&gt;\n";</text:p>
      <text:p text:style-name="P3"><text:s text:c="16"/>break;</text:p>
      <text:p text:style-name="P3"><text:s text:c="12"/>}</text:p>
      <text:p text:style-name="P3"><text:s text:c="12"/>break;</text:p>
      <text:p text:style-name="P3"><text:s text:c="10"/>}</text:p>
      <text:p text:style-name="P3"><text:s text:c="8"/>}</text:p>
      <text:p text:style-name="P3"><text:s text:c="8"/>switch($Board[$x][$y]-&gt;getNameNum()) {</text:p>
      <text:p text:style-name="P3"><text:s text:c="10"/>case 1:</text:p>
      <text:p text:style-name="P3"><text:s text:c="10"/>case -1:</text:p>
      <text:p text:style-name="P3"><text:s text:c="12"/>if($Board[$x][$y]-&gt;getOrd() === ENEMY) {</text:p>
      <text:p text:style-name="P3"><text:s text:c="14"/>print "&lt;div id=\"board$x$y\"&gt;&lt;img src=\"../ping/ne_king.png\" usemap=\"#ne_king_$x$y\"&gt;&lt;/div&gt;\n";</text:p>
      <text:p text:style-name="P3"><text:s text:c="12"/>}elseif($Board[$x][$y]-&gt;getOrd() === MYSELF) {</text:p>
      <text:p text:style-name="P3"><text:soft-page-break/><text:s text:c="14"/>print "&lt;div id=\"board$x$y\"&gt;&lt;img src=\"../ping/n_king.png\" usemap=\"#n_king_$x$y\"&gt;&lt;/div&gt;\n";</text:p>
      <text:p text:style-name="P3"><text:s text:c="12"/>}</text:p>
      <text:p text:style-name="P3"><text:s text:c="12"/>break;</text:p>
      <text:p text:style-name="P3"><text:s text:c="10"/>case 2:</text:p>
      <text:p text:style-name="P3"><text:s text:c="10"/>case -2:</text:p>
      <text:p text:style-name="P3"><text:s text:c="12"/>if($Board[$x][$y]-&gt;getOrd() === ENEMY) {</text:p>
      <text:p text:style-name="P3"><text:s text:c="14"/>print "&lt;div id=\"board$x$y\"&gt;&lt;img src=\"../ping/ne_king2.png\" usemap=\"#ne_king2_$x$y\"&gt;&lt;/div&gt;\n";</text:p>
      <text:p text:style-name="P3"><text:s text:c="12"/>}elseif($Board[$x][$y]-&gt;getOrd() === MYSELF) {</text:p>
      <text:p text:style-name="P3"><text:s text:c="14"/>print "&lt;div id=\"board$x$y\"&gt;&lt;img src=\"../ping/n_king2.png\" usemap=\"#n_king2_$x$y\"&gt;&lt;/div&gt;\n";</text:p>
      <text:p text:style-name="P3"><text:s text:c="12"/>}</text:p>
      <text:p text:style-name="P3"><text:s text:c="12"/>break;</text:p>
      <text:p text:style-name="P3"><text:s text:c="10"/>case 3:</text:p>
      <text:p text:style-name="P3"><text:s text:c="12"/>if($Board[$x][$y]-&gt;getOrd() === ENEMY) {</text:p>
      <text:p text:style-name="P3"><text:s text:c="14"/>print "&lt;div id=\"board$x$y\"&gt;&lt;img src=\"../ping/ne_rook.png\" usemap=\"#ne_rook_$x$y\"&gt;&lt;/div&gt;\n";</text:p>
      <text:p text:style-name="P3"><text:s text:c="12"/>}elseif($Board[$x][$y]-&gt;getOrd() === MYSELF) {</text:p>
      <text:p text:style-name="P3"><text:s text:c="14"/>print "&lt;div id=\"board$x$y\"&gt;&lt;img src=\"../ping/n_rook.png\" usemap=\"#n_rook_$x$y\"&gt;&lt;/div&gt;\n";</text:p>
      <text:p text:style-name="P3"><text:s text:c="12"/>}</text:p>
      <text:p text:style-name="P3"><text:s text:c="12"/>break;</text:p>
      <text:p text:style-name="P3"><text:s text:c="12"/>case 4:</text:p>
      <text:p text:style-name="P3"><text:s text:c="12"/>if($Board[$x][$y]-&gt;getOrd() === ENEMY) {</text:p>
      <text:p text:style-name="P3"><text:s text:c="14"/>print "&lt;div id=\"board$x$y\"&gt;&lt;img src=\"../ping/ne_bishop.png\" usemap=\"#ne_bishop_$x$y\"&gt;&lt;/div&gt;\n";</text:p>
      <text:p text:style-name="P3"><text:s text:c="12"/>}elseif($Board[$x][$y]-&gt;getOrd() === MYSELF) {</text:p>
      <text:p text:style-name="P3"><text:s text:c="14"/>print "&lt;div id=\"board$x$y\"&gt;&lt;img src=\"../ping/n_bishop.png\" usemap=\"#n_bishop_$x$y\"&gt;&lt;/div&gt;\n";</text:p>
      <text:p text:style-name="P3"><text:s text:c="12"/>}</text:p>
      <text:p text:style-name="P3"><text:s text:c="12"/>break;</text:p>
      <text:p text:style-name="P3"><text:s text:c="10"/>case 5:</text:p>
      <text:p text:style-name="P3"><text:s text:c="10"/>case -5:</text:p>
      <text:p text:style-name="P3"><text:s text:c="12"/>if($Board[$x][$y]-&gt;getOrd() === ENEMY) {</text:p>
      <text:p text:style-name="P3"><text:soft-page-break/><text:s text:c="14"/>print "&lt;div id=\"board$x$y\"&gt;&lt;img src=\"../ping/ne_gold.png\" usemap=\"#ne_gold_$x$y\"&gt;&lt;/div&gt;\n";</text:p>
      <text:p text:style-name="P3"><text:s text:c="12"/>}elseif($Board[$x][$y]-&gt;getOrd() === MYSELF) {</text:p>
      <text:p text:style-name="P3"><text:s text:c="14"/>print "&lt;div id=\"board$x$y\"&gt;&lt;img src=\"../ping/n_gold.png\" usemap=\"#n_gold_$x$y\"&gt;&lt;/div&gt;\n";</text:p>
      <text:p text:style-name="P3"><text:s text:c="12"/>}</text:p>
      <text:p text:style-name="P3"><text:s text:c="12"/>break;</text:p>
      <text:p text:style-name="P3"><text:s text:c="10"/>case 6:</text:p>
      <text:p text:style-name="P3"><text:s text:c="12"/>if($Board[$x][$y]-&gt;getOrd() === ENEMY) {</text:p>
      <text:p text:style-name="P3"><text:s text:c="14"/>print "&lt;div id=\"board$x$y\"&gt;&lt;img src=\"../ping/ne_silver.png\" usemap=\"#ne_silver_$x$y\"&gt;&lt;/div&gt;\n";</text:p>
      <text:p text:style-name="P3"><text:s text:c="12"/>}elseif($Board[$x][$y]-&gt;getOrd() === MYSELF) {</text:p>
      <text:p text:style-name="P3"><text:s text:c="14"/>print "&lt;div id=\"board$x$y\"&gt;&lt;img src=\"../ping/n_silver.png\" usemap=\"#n_silver_$x$y\"&gt;&lt;/div&gt;\n";</text:p>
      <text:p text:style-name="P3"><text:s text:c="12"/>}</text:p>
      <text:p text:style-name="P3"><text:s text:c="12"/>break;</text:p>
      <text:p text:style-name="P3"><text:s text:c="10"/>case 7:</text:p>
      <text:p text:style-name="P3"><text:s text:c="12"/>if($Board[$x][$y]-&gt;getOrd() === ENEMY) {</text:p>
      <text:p text:style-name="P3"><text:s text:c="14"/>print "&lt;div id=\"board$x$y\"&gt;&lt;img src=\"../ping/ne_knight.png\" usemap=\"#ne_knight_$x$y\"&gt;&lt;/div&gt;\n";</text:p>
      <text:p text:style-name="P3"><text:s text:c="12"/>}elseif($Board[$x][$y]-&gt;getOrd() === MYSELF) {</text:p>
      <text:p text:style-name="P3"><text:s text:c="14"/>print "&lt;div id=\"board$x$y\"&gt;&lt;img src=\"../ping/n_knight.png\" usemap=\"#n_knight_$x$y\"&gt;&lt;/div&gt;\n";</text:p>
      <text:p text:style-name="P3"><text:s text:c="12"/>}</text:p>
      <text:p text:style-name="P3"><text:s text:c="12"/>break;</text:p>
      <text:p text:style-name="P3"><text:s text:c="10"/>case 8:</text:p>
      <text:p text:style-name="P3"><text:s text:c="12"/>if($Board[$x][$y]-&gt;getOrd() === ENEMY) {</text:p>
      <text:p text:style-name="P3"><text:s text:c="14"/>print "&lt;div id=\"board$x$y\"&gt;&lt;img src=\"../ping/ne_lance.png\" usemap=\"#ne_lance_$x$y\"&gt;&lt;/div&gt;\n";</text:p>
      <text:p text:style-name="P3"><text:s text:c="12"/>}elseif($Board[$x][$y]-&gt;getOrd() === MYSELF) {</text:p>
      <text:p text:style-name="P3"><text:s text:c="14"/>print "&lt;div id=\"board$x$y\"&gt;&lt;img src=\"../ping/n_lance.png\" usemap=\"#n_lance_$x$y\"&gt;&lt;/div&gt;\n";</text:p>
      <text:p text:style-name="P3"><text:s text:c="12"/>}</text:p>
      <text:p text:style-name="P3"><text:s text:c="12"/>break;</text:p>
      <text:p text:style-name="P3"><text:s text:c="10"/>case 9:</text:p>
      <text:p text:style-name="P3"><text:soft-page-break/><text:s text:c="12"/>if($Board[$x][$y]-&gt;getOrd() === ENEMY) {</text:p>
      <text:p text:style-name="P3"><text:s text:c="14"/>print "&lt;div id=\"board$x$y\"&gt;&lt;img src=\"../ping/ne_pawn.png\" usemap=\"#ne_pawn_$x$y\"&gt;&lt;/div&gt;\n";</text:p>
      <text:p text:style-name="P3"><text:s text:c="12"/>}elseif($Board[$x][$y]-&gt;getOrd() === MYSELF) {</text:p>
      <text:p text:style-name="P3"><text:s text:c="14"/>print "&lt;div id=\"board$x$y\"&gt;&lt;img src=\"../ping/n_pawn.png\" usemap=\"#n_pawn_$x$y\"&gt;&lt;/div&gt;\n";</text:p>
      <text:p text:style-name="P3"><text:s text:c="12"/>}</text:p>
      <text:p text:style-name="P3"><text:s text:c="12"/>break;</text:p>
      <text:p text:style-name="P3"><text:s text:c="10"/>case -3:</text:p>
      <text:p text:style-name="P3"><text:s text:c="12"/>if($Board[$x][$y]-&gt;getOrd() === ENEMY) {</text:p>
      <text:p text:style-name="P3"><text:s text:c="14"/>print "&lt;div id=\"board$x$y\"&gt;&lt;img src=\"../ping/pe_rook.png\" usemap=\"#pe_rook_$x$y\"&gt;&lt;/div&gt;\n";</text:p>
      <text:p text:style-name="P3"><text:s text:c="12"/>}elseif($Board[$x][$y]-&gt;getOrd() === MYSELF) {</text:p>
      <text:p text:style-name="P3"><text:s text:c="14"/>print "&lt;div id=\"board$x$y\"&gt;&lt;img src=\"../ping/p_rook.png\" usemap=\"#p_rook_$x$y\"&gt;&lt;/div&gt;\n";</text:p>
      <text:p text:style-name="P3"><text:s text:c="12"/>}</text:p>
      <text:p text:style-name="P3"><text:s text:c="12"/>break;</text:p>
      <text:p text:style-name="P3"><text:s text:c="10"/>case -4:</text:p>
      <text:p text:style-name="P3"><text:s text:c="12"/>if($Board[$x][$y]-&gt;getOrd() === ENEMY) {</text:p>
      <text:p text:style-name="P3"><text:s text:c="14"/>print "&lt;div id=\"board$x$y\"&gt;&lt;img src=\"../ping/pe_bishop.png\" usemap=\"#pe_bishop_$x$y\"&gt;&lt;/div&gt;\n";</text:p>
      <text:p text:style-name="P3"><text:s text:c="12"/>}elseif($Board[$x][$y]-&gt;getOrd() === MYSELF) {</text:p>
      <text:p text:style-name="P3"><text:s text:c="14"/>print "&lt;div id=\"board$x$y\"&gt;&lt;img src=\"../ping/p_bishop.png\" usemap=\"#p_bishop_$x$y\"&gt;&lt;/div&gt;\n";</text:p>
      <text:p text:style-name="P3"><text:s text:c="12"/>}</text:p>
      <text:p text:style-name="P3"><text:s text:c="12"/>break;</text:p>
      <text:p text:style-name="P3"><text:s text:c="10"/>case -6:</text:p>
      <text:p text:style-name="P3"><text:s text:c="12"/>if($Board[$x][$y]-&gt;getOrd() === ENEMY) {</text:p>
      <text:p text:style-name="P3"><text:s text:c="14"/>print "&lt;div id=\"board$x$y\"&gt;&lt;img src=\"../ping/pe_silver.png\" usemap=\"#pe_silver_$x$y\"&gt;&lt;/div&gt;\n";</text:p>
      <text:p text:style-name="P3"><text:s text:c="12"/>}elseif($Board[$x][$y]-&gt;getOrd() === MYSELF) {</text:p>
      <text:p text:style-name="P3"><text:s text:c="14"/>print "&lt;div id=\"board$x$y\"&gt;&lt;img src=\"../ping/p_silver.png\" usemap=\"#p_silver_$x$y\"&gt;&lt;/div&gt;\n";</text:p>
      <text:p text:style-name="P3"><text:s text:c="12"/>}</text:p>
      <text:p text:style-name="P3"><text:s text:c="12"/>break;</text:p>
      <text:p text:style-name="P3"><text:soft-page-break/><text:s text:c="10"/>case -7:</text:p>
      <text:p text:style-name="P3"><text:s text:c="12"/>if($Board[$x][$y]-&gt;getOrd() === ENEMY) {</text:p>
      <text:p text:style-name="P3"><text:s text:c="14"/>print "&lt;div id=\"board$x$y\"&gt;&lt;img src=\"../ping/pe_knight.png\" usemap=\"#pe_knight_$x$y\"&gt;&lt;/div&gt;\n";</text:p>
      <text:p text:style-name="P3"><text:s text:c="12"/>}elseif($Board[$x][$y]-&gt;getOrd() === MYSELF) {</text:p>
      <text:p text:style-name="P3"><text:s text:c="14"/>print "&lt;div id=\"board$x$y\"&gt;&lt;img src=\"../ping/p_knight.png\" usemap=\"#p_knight_$x$y\"&gt;&lt;/div&gt;\n";</text:p>
      <text:p text:style-name="P3"><text:s text:c="12"/>}</text:p>
      <text:p text:style-name="P3"><text:s text:c="12"/>break;</text:p>
      <text:p text:style-name="P3"><text:s text:c="10"/>case -8:</text:p>
      <text:p text:style-name="P3"><text:s text:c="12"/>if($Board[$x][$y]-&gt;getOrd() === ENEMY) {</text:p>
      <text:p text:style-name="P3"><text:s text:c="14"/>print "&lt;div id=\"board$x$y\"&gt;&lt;img src=\"../ping/pe_lance.png\" usemap=\"#pe_lance_$x$y\"&gt;&lt;/div&gt;\n";</text:p>
      <text:p text:style-name="P3"><text:s text:c="12"/>}elseif($Board[$x][$y]-&gt;getOrd() === MYSELF) {</text:p>
      <text:p text:style-name="P3"><text:s text:c="14"/>print "&lt;div id=\"board$x$y\"&gt;&lt;img src=\"../ping/p_lance.png\" usemap=\"#p_lance_$x$y\"&gt;&lt;/div&gt;\n";</text:p>
      <text:p text:style-name="P3"><text:s text:c="12"/>}</text:p>
      <text:p text:style-name="P3"><text:s text:c="12"/>break;</text:p>
      <text:p text:style-name="P3"><text:s text:c="10"/>case -9:</text:p>
      <text:p text:style-name="P3"><text:s text:c="12"/>if($Board[$x][$y]-&gt;getOrd() === ENEMY) {</text:p>
      <text:p text:style-name="P3"><text:s text:c="14"/>print "&lt;div id=\"board$x$y\"&gt;&lt;img src=\"../ping/pe_pawn.png\" usemap=\"#pe_pawn_$x$y\"&gt;&lt;/div&gt;\n";</text:p>
      <text:p text:style-name="P3"><text:s text:c="12"/>}elseif($Board[$x][$y]-&gt;getOrd() === MYSELF) {</text:p>
      <text:p text:style-name="P3"><text:s text:c="14"/>print "&lt;div id=\"board$x$y\"&gt;&lt;img src=\"../ping/p_pawn.png\" usemap=\"#p_pawn_$x$y\"&gt;&lt;/div&gt;\n";</text:p>
      <text:p text:style-name="P3"><text:s text:c="12"/>}</text:p>
      <text:p text:style-name="P3"><text:s text:c="12"/>break;</text:p>
      <text:p text:style-name="P3"><text:s text:c="10"/>default:</text:p>
      <text:p text:style-name="P3"><text:s text:c="12"/>print "&lt;div id=\"board$x$y\"&gt;&lt;img src=\"../ping/null.png\" usemap=\"#null_$x$y\"&gt;&lt;/div&gt;\n";</text:p>
      <text:p text:style-name="P3"><text:s text:c="12"/>break;</text:p>
      <text:p text:style-name="P3"><text:s text:c="8"/>}</text:p>
      <text:p text:style-name="P3"><text:s text:c="6"/>}</text:p>
      <text:p text:style-name="P3"><text:s text:c="4"/>}</text:p>
      <text:p text:style-name="P3"><text:s text:c="2"/>}</text:p>
      <text:p text:style-name="P3"><text:soft-page-break/></text:p>
      <text:p text:style-name="P3"><text:s text:c="2"/>function bp_table_unselect(&amp;$Table, $file, $id)</text:p>
      <text:p text:style-name="P3"><text:s text:c="2"/>{</text:p>
      <text:p text:style-name="P3"><text:s text:c="4"/>$n = count($Table);</text:p>
      <text:p text:style-name="P3"/>
      <text:p text:style-name="P3"><text:s text:c="4"/>if($n == 0) {</text:p>
      <text:p text:style-name="P3"><text:s text:c="6"/>print "&lt;div id=\"table\"&gt;持ち駒:なし&lt;/div&gt;\n";</text:p>
      <text:p text:style-name="P3"><text:s text:c="4"/>}else {</text:p>
      <text:p text:style-name="P3"><text:s text:c="6"/>print "&lt;div id=\"table\"&gt;持ち駒&lt;/div&gt;\n";</text:p>
      <text:p text:style-name="P3"><text:s text:c="4"/>}</text:p>
      <text:p text:style-name="P3"><text:s text:c="4"/>for($i = 0; $i &lt; $n; $i++) {</text:p>
      <text:p text:style-name="P3"><text:s text:c="6"/>switch($Table[$i]-&gt;getNameNum()) {</text:p>
      <text:p text:style-name="P3"><text:s text:c="8"/>case 3:</text:p>
      <text:p text:style-name="P3"><text:s text:c="10"/>print "&lt;div id=\"table$i\"&gt;&lt;img src=\"../ping/n_rook.png\" usemap=\"#n_rook_$i\"&gt;&lt;/div&gt;\n";</text:p>
      <text:p text:style-name="P3"><text:s text:c="10"/>print "&lt;map name=\"n_rook_$i\"&gt;&lt;area shape=\"default\" href=\"$file?x=-1&amp;y=-1&amp;id=$id&amp;table=$i\" alt=\"ROOK\"&gt;&lt;/map&gt;\n";</text:p>
      <text:p text:style-name="P3"><text:s text:c="10"/>break;</text:p>
      <text:p text:style-name="P3"><text:s text:c="8"/>case 4:</text:p>
      <text:p text:style-name="P3"><text:s text:c="10"/>print "&lt;div id=\"table$i\"&gt;&lt;img src=\"../ping/n_bishop.png\" usemap=\"#n_bishop_$i\"&gt;&lt;/div&gt;\n";</text:p>
      <text:p text:style-name="P3"><text:s text:c="10"/>print "&lt;map name=\"n_bishop_$i\"&gt;&lt;area shape=\"default\" href=\"$file?x=-1&amp;y=-1&amp;id=$id&amp;table=$i\" alt=\"BISHOP\"&gt;&lt;/map&gt;\n";</text:p>
      <text:p text:style-name="P3"><text:s text:c="10"/>break;</text:p>
      <text:p text:style-name="P3"><text:s text:c="8"/>case 5:</text:p>
      <text:p text:style-name="P3"><text:s text:c="10"/>print "&lt;div id=\"table$i\"&gt;&lt;img src=\"../ping/n_gold.png\" usemap=\"#n_gold_$i\"&gt;&lt;/div&gt;\n";</text:p>
      <text:p text:style-name="P3"><text:s text:c="10"/>print "&lt;map name=\"n_gold_$i\"&gt;&lt;area shape=\"default\" href=\"$file?x=-1&amp;y=-1&amp;id=$id&amp;table=$i\" alt=\"GOLD\"&gt;&lt;/map&gt;\n";</text:p>
      <text:p text:style-name="P3"><text:s text:c="10"/>break;</text:p>
      <text:p text:style-name="P3"><text:s text:c="8"/>case 6:</text:p>
      <text:p text:style-name="P3"><text:s text:c="10"/>print "&lt;div id=\"table$i\"&gt;&lt;img src=\"../ping/n_silver.png\" usemap=\"#n_silver_$i\"&gt;&lt;/div&gt;\n";</text:p>
      <text:p text:style-name="P3"><text:s text:c="10"/>print "&lt;map name=\"n_silver_$i\"&gt;&lt;area shape=\"default\" href=\"$file?x=-1&amp;y=-1&amp;id=$id&amp;table=$i\" alt=\"SILVER\"&gt;&lt;/map&gt;\n";</text:p>
      <text:p text:style-name="P3"><text:soft-page-break/><text:s text:c="10"/>break;</text:p>
      <text:p text:style-name="P3"><text:s text:c="8"/>case 7:</text:p>
      <text:p text:style-name="P3"><text:s text:c="10"/>print "&lt;div id=\"table$i\"&gt;&lt;img src=\"../ping/n_knight.png\" usemap=\"#n_knight_$i\"&gt;&lt;/div&gt;\n";</text:p>
      <text:p text:style-name="P3"><text:s text:c="10"/>print "&lt;map name=\"n_knight_$i\"&gt;&lt;area shape=\"default\" href=\"$file?x=-1&amp;y=-1&amp;id=$id&amp;table=$i\" alt=\"KNIGHT\"&gt;&lt;/map&gt;\n";</text:p>
      <text:p text:style-name="P3"><text:s text:c="10"/>break;</text:p>
      <text:p text:style-name="P3"><text:s text:c="8"/>case 8:</text:p>
      <text:p text:style-name="P3"><text:s text:c="10"/>print "&lt;div id=\"table$i\"&gt;&lt;img src=\"../ping/n_lance.png\" usemap=\"#n_lance_$i\"&gt;&lt;/div&gt;\n";</text:p>
      <text:p text:style-name="P3"><text:s text:c="10"/>print "&lt;map name=\"n_lance_$i\"&gt;&lt;area shape=\"default\" href=\"$file?x=-1&amp;y=-1&amp;id=$id&amp;table=$i\" alt=\"LANCE\"&gt;&lt;/map&gt;\n";</text:p>
      <text:p text:style-name="P3"><text:s text:c="10"/>break;</text:p>
      <text:p text:style-name="P3"><text:s text:c="8"/>case 9:</text:p>
      <text:p text:style-name="P3"><text:s text:c="10"/>print "&lt;div id=\"table$i\"&gt;&lt;img src=\"../ping/n_pawn.png\" usemap=\"#n_pawn_$i\"&gt;&lt;/div&gt;\n";</text:p>
      <text:p text:style-name="P3"><text:s text:c="10"/>print "&lt;map name=\"n_pawn_$i\"&gt;&lt;area shape=\"default\" href=\"$file?x=-1&amp;y=-1&amp;id=$id&amp;table=$i\" alt=\"PAWN\"&gt;&lt;/map&gt;\n";</text:p>
      <text:p text:style-name="P3"><text:s text:c="10"/>break;</text:p>
      <text:p text:style-name="P3"><text:s text:c="8"/>default :</text:p>
      <text:p text:style-name="P3"><text:s text:c="10"/>print "&lt;div id=\"table$i\"&gt;&lt;img src=\"../ping/null.png\" usemap=\"#null_$i\"&gt;&lt;/div&gt;\n";</text:p>
      <text:p text:style-name="P3"><text:s text:c="10"/>print "&lt;map name=\"null_$i\"&gt;&lt;area shape=\"default\" href=\"$file?x=-1&amp;y=-1&amp;id=$id&amp;table=$i\" alt=\"error\"&gt;&lt;/map&gt;\n";</text:p>
      <text:p text:style-name="P3"><text:s text:c="10"/>break;</text:p>
      <text:p text:style-name="P3"><text:s text:c="6"/>}</text:p>
      <text:p text:style-name="P3"><text:s text:c="4"/>}</text:p>
      <text:p text:style-name="P3"><text:s text:c="2"/>}</text:p>
      <text:p text:style-name="P3"/>
      <text:p text:style-name="P3"><text:s text:c="2"/>function bp_table_select($Board, $Table, $table, $file, $token, $uid)</text:p>
      <text:p text:style-name="P3"><text:s text:c="2"/>{</text:p>
      <text:p text:style-name="P3"><text:s text:c="4"/>bp_print($Board);</text:p>
      <text:p text:style-name="P3"><text:s text:c="4"/>switch($Table[$table]-&gt;getNameNum()) {</text:p>
      <text:p text:style-name="P3"><text:s text:c="6"/>case 3:</text:p>
      <text:p text:style-name="P3"><text:s text:c="6"/>case 4:</text:p>
      <text:p text:style-name="P3"><text:soft-page-break/><text:s text:c="6"/>case 5:</text:p>
      <text:p text:style-name="P3"><text:s text:c="6"/>case 6:</text:p>
      <text:p text:style-name="P3"><text:s text:c="8"/>for($y = 0; $y <text:s/>&lt; MAX_Y; $y++) {</text:p>
      <text:p text:style-name="P3"><text:s text:c="10"/>for($x = MAX_X - 1; $x &gt;= 0; $x--) {</text:p>
      <text:p text:style-name="P3"><text:s text:c="12"/>switch($Board[$x][$y]-&gt;getNameNum()) {</text:p>
      <text:p text:style-name="P3"><text:s text:c="14"/>case 1:</text:p>
      <text:p text:style-name="P3"><text:s text:c="14"/>case -1:</text:p>
      <text:p text:style-name="P3"><text:s text:c="16"/>if($Board[$x][$y]-&gt;getOrd() === ENEMY) {</text:p>
      <text:p text:style-name="P3"><text:s text:c="18"/>print "&lt;div id=\"board$x$y\"&gt;&lt;img src=\"../ping/ne_king.png\" usemap=\"#ne_king_$x$y\"&gt;&lt;/div&gt;\n";</text:p>
      <text:p text:style-name="P3"><text:s text:c="16"/>}elseif($Board[$x][$y]-&gt;getOrd() === MYSELF) {</text:p>
      <text:p text:style-name="P3"><text:s text:c="18"/>print "&lt;div id=\"board$x$y\"&gt;&lt;img src=\"../ping/n_king.png\" usemap=\"#n_king_$x$y\"&gt;&lt;/div&gt;\n";</text:p>
      <text:p text:style-name="P3"><text:s text:c="16"/>}</text:p>
      <text:p text:style-name="P3"><text:s text:c="16"/>break;</text:p>
      <text:p text:style-name="P3"><text:s text:c="14"/>case 2:</text:p>
      <text:p text:style-name="P3"><text:s text:c="14"/>case -2:</text:p>
      <text:p text:style-name="P3"><text:s text:c="16"/>if($Board[$x][$y]-&gt;getOrd() === ENEMY) {</text:p>
      <text:p text:style-name="P3"><text:s text:c="18"/>print "&lt;div id=\"board$x$y\"&gt;&lt;img src=\"../ping/ne_king2.png\" usemap=\"#ne_king2_$x$y\"&gt;&lt;/div&gt;\n";</text:p>
      <text:p text:style-name="P3"><text:s text:c="16"/>}elseif($Board[$x][$y]-&gt;getOrd() === MYSELF) {</text:p>
      <text:p text:style-name="P3"><text:s text:c="18"/>print "&lt;div id=\"board$x$y\"&gt;&lt;img src=\"../ping/n_king2.png\" usemap=\"#n_king2_$x$y\"&gt;&lt;/div&gt;\n";</text:p>
      <text:p text:style-name="P3"><text:s text:c="16"/>}</text:p>
      <text:p text:style-name="P3"><text:s text:c="16"/>break;</text:p>
      <text:p text:style-name="P3"><text:s text:c="14"/>case 3:</text:p>
      <text:p text:style-name="P3"><text:s text:c="16"/>if($Board[$x][$y]-&gt;getOrd() === ENEMY) {</text:p>
      <text:p text:style-name="P3"><text:s text:c="18"/>print "&lt;div id=\"board$x$y\"&gt;&lt;img src=\"../ping/ne_rook.png\" usemap=\"#ne_rook_$x$y\"&gt;&lt;/div&gt;\n";</text:p>
      <text:p text:style-name="P3"><text:s text:c="16"/>}elseif($Board[$x][$y]-&gt;getOrd() === MYSELF) {</text:p>
      <text:p text:style-name="P3"><text:s text:c="18"/>print "&lt;div id=\"board$x$y\"&gt;&lt;img src=\"../ping/n_rook.png\" usemap=\"#n_rook_$x$y\"&gt;&lt;/div&gt;\n";</text:p>
      <text:p text:style-name="P3"><text:s text:c="16"/>}</text:p>
      <text:p text:style-name="P3"><text:s text:c="16"/>break;</text:p>
      <text:p text:style-name="P3"><text:s text:c="14"/>case 4:</text:p>
      <text:p text:style-name="P3"><text:soft-page-break/><text:s text:c="16"/>if($Board[$x][$y]-&gt;getOrd() === ENEMY) {</text:p>
      <text:p text:style-name="P3"><text:s text:c="18"/>print "&lt;div id=\"board$x$y\"&gt;&lt;img src=\"../ping/ne_bishop.png\" usemap=\"#ne_bishop_$x$y\"&gt;&lt;/div&gt;\n";</text:p>
      <text:p text:style-name="P3"><text:s text:c="16"/>}elseif($Board[$x][$y]-&gt;getOrd() === MYSELF) {</text:p>
      <text:p text:style-name="P3"><text:s text:c="18"/>print "&lt;div id=\"board$x$y\"&gt;&lt;img src=\"../ping/n_bishop.png\" usemap=\"#n_bishop_$x$y\"&gt;&lt;/div&gt;\n";</text:p>
      <text:p text:style-name="P3"><text:s text:c="16"/>}</text:p>
      <text:p text:style-name="P3"><text:s text:c="16"/>break;</text:p>
      <text:p text:style-name="P3"><text:s text:c="14"/>case 5:</text:p>
      <text:p text:style-name="P3"><text:s text:c="14"/>case -5:</text:p>
      <text:p text:style-name="P3"><text:s text:c="16"/>if($Board[$x][$y]-&gt;getOrd() === ENEMY) {</text:p>
      <text:p text:style-name="P3"><text:s text:c="18"/>print "&lt;div id=\"board$x$y\"&gt;&lt;img src=\"../ping/ne_gold.png\" usemap=\"#ne_gold_$x$y\"&gt;&lt;/div&gt;\n";</text:p>
      <text:p text:style-name="P3"><text:s text:c="16"/>}elseif($Board[$x][$y]-&gt;getOrd() === MYSELF) {</text:p>
      <text:p text:style-name="P3"><text:s text:c="18"/>print "&lt;div id=\"board$x$y\"&gt;&lt;img src=\"../ping/n_gold.png\" usemap=\"#n_gold_$x$y\"&gt;&lt;/div&gt;\n";</text:p>
      <text:p text:style-name="P3"><text:s text:c="16"/>}</text:p>
      <text:p text:style-name="P3"><text:s text:c="16"/>break;</text:p>
      <text:p text:style-name="P3"><text:s text:c="14"/>case 6:</text:p>
      <text:p text:style-name="P3"><text:s text:c="16"/>if($Board[$x][$y]-&gt;getOrd() === ENEMY) {</text:p>
      <text:p text:style-name="P3"><text:s text:c="18"/>print "&lt;div id=\"board$x$y\"&gt;&lt;img src=\"../ping/ne_silver.png\" usemap=\"#ne_silver_$x$y\"&gt;&lt;/div&gt;\n";</text:p>
      <text:p text:style-name="P3"><text:s text:c="16"/>}elseif($Board[$x][$y]-&gt;getOrd() === MYSELF) {</text:p>
      <text:p text:style-name="P3"><text:s text:c="18"/>print "&lt;div id=\"board$x$y\"&gt;&lt;img src=\"../ping/n_silver.png\" usemap=\"#n_silver_$x$y\"&gt;&lt;/div&gt;\n";</text:p>
      <text:p text:style-name="P3"><text:s text:c="16"/>}</text:p>
      <text:p text:style-name="P3"><text:s text:c="16"/>break;</text:p>
      <text:p text:style-name="P3"><text:s text:c="14"/>case 7:</text:p>
      <text:p text:style-name="P3"><text:s text:c="16"/>if($Board[$x][$y]-&gt;getOrd() === ENEMY) {</text:p>
      <text:p text:style-name="P3"><text:s text:c="18"/>print "&lt;div id=\"board$x$y\"&gt;&lt;img src=\"../ping/ne_knight.png\" usemap=\"#ne_knight_$x$y\"&gt;&lt;/div&gt;\n";</text:p>
      <text:p text:style-name="P3"><text:s text:c="16"/>}elseif($Board[$x][$y]-&gt;getOrd() === MYSELF) {</text:p>
      <text:p text:style-name="P3"><text:s text:c="18"/>print "&lt;div id=\"board$x$y\"&gt;&lt;img src=\"../ping/n_knight.png\" usemap=\"#n_knight_$x$y\"&gt;&lt;/div&gt;\n";</text:p>
      <text:p text:style-name="P3"><text:s text:c="16"/>}</text:p>
      <text:p text:style-name="P3"><text:soft-page-break/><text:s text:c="16"/>break;</text:p>
      <text:p text:style-name="P3"><text:s text:c="14"/>case 8:</text:p>
      <text:p text:style-name="P3"><text:s text:c="16"/>if($Board[$x][$y]-&gt;getOrd() === ENEMY) {</text:p>
      <text:p text:style-name="P3"><text:s text:c="18"/>print "&lt;div id=\"board$x$y\"&gt;&lt;img src=\"../ping/ne_lance.png\" usemap=\"#ne_lance_$x$y\"&gt;&lt;/div&gt;\n";</text:p>
      <text:p text:style-name="P3"><text:s text:c="16"/>}elseif($Board[$x][$y]-&gt;getOrd() === MYSELF) {</text:p>
      <text:p text:style-name="P3"><text:s text:c="18"/>print "&lt;div id=\"board$x$y\"&gt;&lt;img src=\"../ping/n_lance.png\" usemap=\"#n_lance_$x$y\"&gt;&lt;/div&gt;\n";</text:p>
      <text:p text:style-name="P3"><text:s text:c="16"/>}</text:p>
      <text:p text:style-name="P3"><text:s text:c="16"/>break;</text:p>
      <text:p text:style-name="P3"><text:s text:c="14"/>case 9:</text:p>
      <text:p text:style-name="P3"><text:s text:c="16"/>if($Board[$x][$y]-&gt;getOrd() === ENEMY) {</text:p>
      <text:p text:style-name="P3"><text:s text:c="18"/>print "&lt;div id=\"board$x$y\"&gt;&lt;img src=\"../ping/ne_pawn.png\" usemap=\"#ne_pawn_$x$y\"&gt;&lt;/div&gt;\n";</text:p>
      <text:p text:style-name="P3"><text:s text:c="16"/>}elseif($Board[$x][$y]-&gt;getOrd() === MYSELF) {</text:p>
      <text:p text:style-name="P3"><text:s text:c="18"/>print "&lt;div id=\"board$x$y\"&gt;&lt;img src=\"../ping/n_pawn.png\" usemap=\"#n_pawn_$x$y\"&gt;&lt;/div&gt;\n";</text:p>
      <text:p text:style-name="P3"><text:s text:c="16"/>}</text:p>
      <text:p text:style-name="P3"><text:s text:c="16"/>break;</text:p>
      <text:p text:style-name="P3"><text:s text:c="14"/>case -3:</text:p>
      <text:p text:style-name="P3"><text:s text:c="16"/>if($Board[$x][$y]-&gt;getOrd() === ENEMY) {</text:p>
      <text:p text:style-name="P3"><text:s text:c="18"/>print "&lt;div id=\"board$x$y\"&gt;&lt;img src=\"../ping/pe_rook.png\" usemap=\"#pe_rook_$x$y\"&gt;&lt;/div&gt;\n";</text:p>
      <text:p text:style-name="P3"><text:s text:c="16"/>}elseif($Board[$x][$y]-&gt;getOrd() === MYSELF) {</text:p>
      <text:p text:style-name="P3"><text:s text:c="18"/>print "&lt;div id=\"board$x$y\"&gt;&lt;img src=\"../ping/p_rook.png\" usemap=\"#p_rook_$x$y\"&gt;&lt;/div&gt;\n";</text:p>
      <text:p text:style-name="P3"><text:s text:c="16"/>}</text:p>
      <text:p text:style-name="P3"><text:s text:c="16"/>break;</text:p>
      <text:p text:style-name="P3"><text:s text:c="14"/>case -4:</text:p>
      <text:p text:style-name="P3"><text:s text:c="16"/>if($Board[$x][$y]-&gt;getOrd() === ENEMY) {</text:p>
      <text:p text:style-name="P3"><text:s text:c="18"/>print "&lt;div id=\"board$x$y\"&gt;&lt;img src=\"../ping/pe_bishop.png\" usemap=\"#pe_bishop_$x$y\"&gt;&lt;/div&gt;\n";</text:p>
      <text:p text:style-name="P3"><text:s text:c="16"/>}elseif($Board[$x][$y]-&gt;getOrd() === MYSELF) {</text:p>
      <text:p text:style-name="P3"><text:s text:c="18"/>print "&lt;div id=\"board$x$y\"&gt;&lt;img src=\"../ping/p_bishop.png\" usemap=\"#p_bishop_$x$y\"&gt;&lt;/div&gt;\n";</text:p>
      <text:p text:style-name="P3"><text:soft-page-break/><text:s text:c="16"/>}</text:p>
      <text:p text:style-name="P3"><text:s text:c="16"/>break;</text:p>
      <text:p text:style-name="P3"><text:s text:c="14"/>case -6:</text:p>
      <text:p text:style-name="P3"><text:s text:c="16"/>if($Board[$x][$y]-&gt;getOrd() === ENEMY) {</text:p>
      <text:p text:style-name="P3"><text:s text:c="18"/>print "&lt;div id=\"board$x$y\"&gt;&lt;img src=\"../ping/pe_silver.png\" usemap=\"#pe_silver_$x$y\"&gt;&lt;/div&gt;\n";</text:p>
      <text:p text:style-name="P3"><text:s text:c="16"/>}elseif($Board[$x][$y]-&gt;getOrd() === MYSELF) {</text:p>
      <text:p text:style-name="P3"><text:s text:c="18"/>print "&lt;div id=\"board$x$y\"&gt;&lt;img src=\"../ping/p_silver.png\" usemap=\"#p_silver_$x$y\"&gt;&lt;/div&gt;\n";</text:p>
      <text:p text:style-name="P3"><text:s text:c="16"/>}</text:p>
      <text:p text:style-name="P3"><text:s text:c="16"/>break;</text:p>
      <text:p text:style-name="P3"><text:s text:c="14"/>case -7:</text:p>
      <text:p text:style-name="P3"><text:s text:c="16"/>if($Board[$x][$y]-&gt;getOrd() === ENEMY) {</text:p>
      <text:p text:style-name="P3"><text:s text:c="18"/>print "&lt;div id=\"board$x$y\"&gt;&lt;img src=\"../ping/pe_knight.png\" usemap=\"#pe_knight_$x$y\"&gt;&lt;/div&gt;\n";</text:p>
      <text:p text:style-name="P3"><text:s text:c="16"/>}elseif($Board[$x][$y]-&gt;getOrd() === MYSELF) {</text:p>
      <text:p text:style-name="P3"><text:s text:c="18"/>print "&lt;div id=\"board$x$y\"&gt;&lt;img src=\"../ping/p_knight.png\" usemap=\"#p_knight_$x$y\"&gt;&lt;/div&gt;\n";</text:p>
      <text:p text:style-name="P3"><text:s text:c="16"/>}</text:p>
      <text:p text:style-name="P3"><text:s text:c="16"/>break;</text:p>
      <text:p text:style-name="P3"><text:s text:c="14"/>case -8:</text:p>
      <text:p text:style-name="P3"><text:s text:c="16"/>if($Board[$x][$y]-&gt;getOrd() === ENEMY) {</text:p>
      <text:p text:style-name="P3"><text:s text:c="18"/>print "&lt;div id=\"board$x$y\"&gt;&lt;img src=\"../ping/pe_lance.png\" usemap=\"#pe_lance_$x$y\"&gt;&lt;/div&gt;\n";</text:p>
      <text:p text:style-name="P3"><text:s text:c="16"/>}elseif($Board[$x][$y]-&gt;getOrd() === MYSELF) {</text:p>
      <text:p text:style-name="P3"><text:s text:c="18"/>print "&lt;div id=\"board$x$y\"&gt;&lt;img src=\"../ping/p_lance.png\" usemap=\"#p_lance_$x$y\"&gt;&lt;/div&gt;\n";</text:p>
      <text:p text:style-name="P3"><text:s text:c="16"/>}</text:p>
      <text:p text:style-name="P3"><text:s text:c="16"/>break;</text:p>
      <text:p text:style-name="P3"><text:s text:c="14"/>case -9:</text:p>
      <text:p text:style-name="P3"><text:s text:c="16"/>if($Board[$x][$y]-&gt;getOrd() === ENEMY) {</text:p>
      <text:p text:style-name="P3"><text:s text:c="18"/>print "&lt;div id=\"board$x$y\"&gt;&lt;img src=\"../ping/pe_pawn.png\" usemap=\"#pe_pawn_$x$y\"&gt;&lt;/div&gt;\n";</text:p>
      <text:p text:style-name="P3"><text:s text:c="16"/>}elseif($Board[$x][$y]-&gt;getOrd() === MYSELF) {</text:p>
      <text:p text:style-name="P3"><text:soft-page-break/><text:s text:c="18"/>print "&lt;div id=\"board$x$y\"&gt;&lt;img src=\"../ping/p_pawn.png\" usemap=\"#p_pawn_$x$y\"&gt;&lt;/div&gt;\n";</text:p>
      <text:p text:style-name="P3"><text:s text:c="16"/>}</text:p>
      <text:p text:style-name="P3"><text:s text:c="16"/>break;</text:p>
      <text:p text:style-name="P3"><text:s text:c="14"/>default:</text:p>
      <text:p text:style-name="P3"><text:s text:c="16"/>print "&lt;div id=\"board$x$y\" style=\"border: 3px solid orange;\"&gt;&lt;img src=\"../ping/null.png\" usemap=\"#null_$x$y\"&gt;&lt;/div&gt;\n";</text:p>
      <text:p text:style-name="P3"><text:s text:c="16"/>print "&lt;map name=\"null_$x$y\"&gt;&lt;area shape=\"default\" href=\"$file?x=$x&amp;y=$y&amp;bx=-1&amp;by=-1&amp;table=$table&amp;token=$token&amp;uid=$uid\" alt=\"NULL\"&gt;&lt;/map&gt;\n";</text:p>
      <text:p text:style-name="P3"><text:s text:c="12"/>}</text:p>
      <text:p text:style-name="P3"><text:s text:c="10"/>}</text:p>
      <text:p text:style-name="P3"><text:s text:c="8"/>}</text:p>
      <text:p text:style-name="P3"><text:s text:c="8"/>break;</text:p>
      <text:p text:style-name="P3"><text:s text:c="6"/>case 7:</text:p>
      <text:p text:style-name="P3"><text:s text:c="8"/>for($y = 2; $y <text:s/>&lt; MAX_Y; $y++) {</text:p>
      <text:p text:style-name="P3"><text:s text:c="10"/>for($x = MAX_X - 1; $x &gt;= 0; $x--) {</text:p>
      <text:p text:style-name="P3"><text:s text:c="12"/>switch($Board[$x][$y]-&gt;getNameNum()) {</text:p>
      <text:p text:style-name="P3"><text:s text:c="14"/>case 1:</text:p>
      <text:p text:style-name="P3"><text:s text:c="14"/>case -1:</text:p>
      <text:p text:style-name="P3"><text:s text:c="16"/>if($Board[$x][$y]-&gt;getOrd() === ENEMY) {</text:p>
      <text:p text:style-name="P3"><text:s text:c="18"/>print "&lt;div id=\"board$x$y\"&gt;&lt;img src=\"../ping/ne_king.png\" usemap=\"#ne_king_$x$y\"&gt;&lt;/div&gt;\n";</text:p>
      <text:p text:style-name="P3"><text:s text:c="16"/>}elseif($Board[$x][$y]-&gt;getOrd() === MYSELF) {</text:p>
      <text:p text:style-name="P3"><text:s text:c="18"/>print "&lt;div id=\"board$x$y\"&gt;&lt;img src=\"../ping/n_king.png\" usemap=\"#n_king_$x$y\"&gt;&lt;/div&gt;\n";</text:p>
      <text:p text:style-name="P3"><text:s text:c="16"/>}</text:p>
      <text:p text:style-name="P3"><text:s text:c="16"/>break;</text:p>
      <text:p text:style-name="P3"><text:s text:c="14"/>case 2:</text:p>
      <text:p text:style-name="P3"><text:s text:c="14"/>case -2:</text:p>
      <text:p text:style-name="P3"><text:s text:c="16"/>if($Board[$x][$y]-&gt;getOrd() === ENEMY) {</text:p>
      <text:p text:style-name="P3"><text:s text:c="18"/>print "&lt;div id=\"board$x$y\"&gt;&lt;img src=\"../ping/ne_king2.png\" usemap=\"#ne_king2_$x$y\"&gt;&lt;/div&gt;\n";</text:p>
      <text:p text:style-name="P3"><text:s text:c="16"/>}elseif($Board[$x][$y]-&gt;getOrd() === MYSELF) {</text:p>
      <text:p text:style-name="P3"><text:s text:c="18"/>print "&lt;div id=\"board$x$y\"&gt;&lt;img src=\"../ping/n_king2.png\" usemap=\"#n_king2_$x$y\"&gt;&lt;/div&gt;\n";</text:p>
      <text:p text:style-name="P3"><text:soft-page-break/><text:s text:c="16"/>}</text:p>
      <text:p text:style-name="P3"><text:s text:c="16"/>break;</text:p>
      <text:p text:style-name="P3"><text:s text:c="14"/>case 3:</text:p>
      <text:p text:style-name="P3"><text:s text:c="16"/>if($Board[$x][$y]-&gt;getOrd() === ENEMY) {</text:p>
      <text:p text:style-name="P3"><text:s text:c="18"/>print "&lt;div id=\"board$x$y\"&gt;&lt;img src=\"../ping/ne_rook.png\" usemap=\"#ne_rook_$x$y\"&gt;&lt;/div&gt;\n";</text:p>
      <text:p text:style-name="P3"><text:s text:c="16"/>}elseif($Board[$x][$y]-&gt;getOrd() === MYSELF) {</text:p>
      <text:p text:style-name="P3"><text:s text:c="18"/>print "&lt;div id=\"board$x$y\"&gt;&lt;img src=\"../ping/n_rook.png\" usemap=\"#n_rook_$x$y\"&gt;&lt;/div&gt;\n";</text:p>
      <text:p text:style-name="P3"><text:s text:c="16"/>}</text:p>
      <text:p text:style-name="P3"><text:s text:c="16"/>break;</text:p>
      <text:p text:style-name="P3"><text:s text:c="14"/>case 4:</text:p>
      <text:p text:style-name="P3"><text:s text:c="16"/>if($Board[$x][$y]-&gt;getOrd() === ENEMY) {</text:p>
      <text:p text:style-name="P3"><text:s text:c="18"/>print "&lt;div id=\"board$x$y\"&gt;&lt;img src=\"../ping/ne_bishop.png\" usemap=\"#ne_bishop_$x$y\"&gt;&lt;/div&gt;\n";</text:p>
      <text:p text:style-name="P3"><text:s text:c="16"/>}elseif($Board[$x][$y]-&gt;getOrd() === MYSELF) {</text:p>
      <text:p text:style-name="P3"><text:s text:c="18"/>print "&lt;div id=\"board$x$y\"&gt;&lt;img src=\"../ping/n_bishop.png\" usemap=\"#n_bishop_$x$y\"&gt;&lt;/div&gt;\n";</text:p>
      <text:p text:style-name="P3"><text:s text:c="16"/>}</text:p>
      <text:p text:style-name="P3"><text:s text:c="16"/>break;</text:p>
      <text:p text:style-name="P3"><text:s text:c="14"/>case 5:</text:p>
      <text:p text:style-name="P3"><text:s text:c="14"/>case -5:</text:p>
      <text:p text:style-name="P3"><text:s text:c="16"/>if($Board[$x][$y]-&gt;getOrd() === ENEMY) {</text:p>
      <text:p text:style-name="P3"><text:s text:c="18"/>print "&lt;div id=\"board$x$y\"&gt;&lt;img src=\"../ping/ne_gold.png\" usemap=\"#ne_gold_$x$y\"&gt;&lt;/div&gt;\n";</text:p>
      <text:p text:style-name="P3"><text:s text:c="16"/>}elseif($Board[$x][$y]-&gt;getOrd() === MYSELF) {</text:p>
      <text:p text:style-name="P3"><text:s text:c="18"/>print "&lt;div id=\"board$x$y\"&gt;&lt;img src=\"../ping/n_gold.png\" usemap=\"#n_gold_$x$y\"&gt;&lt;/div&gt;\n";</text:p>
      <text:p text:style-name="P3"><text:s text:c="16"/>}</text:p>
      <text:p text:style-name="P3"><text:s text:c="16"/>break;</text:p>
      <text:p text:style-name="P3"><text:s text:c="14"/>case 6:</text:p>
      <text:p text:style-name="P3"><text:s text:c="16"/>if($Board[$x][$y]-&gt;getOrd() === ENEMY) {</text:p>
      <text:p text:style-name="P3"><text:s text:c="18"/>print "&lt;div id=\"board$x$y\"&gt;&lt;img src=\"../ping/ne_silver.png\" usemap=\"#ne_silver_$x$y\"&gt;&lt;/div&gt;\n";</text:p>
      <text:p text:style-name="P3"><text:s text:c="16"/>}elseif($Board[$x][$y]-&gt;getOrd() === MYSELF) {</text:p>
      <text:p text:style-name="P3"><text:soft-page-break/><text:s text:c="18"/>print "&lt;div id=\"board$x$y\"&gt;&lt;img src=\"../ping/n_silver.png\" usemap=\"#n_silver_$x$y\"&gt;&lt;/div&gt;\n";</text:p>
      <text:p text:style-name="P3"><text:s text:c="16"/>}</text:p>
      <text:p text:style-name="P3"><text:s text:c="16"/>break;</text:p>
      <text:p text:style-name="P3"><text:s text:c="14"/>case 7:</text:p>
      <text:p text:style-name="P3"><text:s text:c="16"/>if($Board[$x][$y]-&gt;getOrd() === ENEMY) {</text:p>
      <text:p text:style-name="P3"><text:s text:c="18"/>print "&lt;div id=\"board$x$y\"&gt;&lt;img src=\"../ping/ne_knight.png\" usemap=\"#ne_knight_$x$y\"&gt;&lt;/div&gt;\n";</text:p>
      <text:p text:style-name="P3"><text:s text:c="16"/>}elseif($Board[$x][$y]-&gt;getOrd() === MYSELF) {</text:p>
      <text:p text:style-name="P3"><text:s text:c="18"/>print "&lt;div id=\"board$x$y\"&gt;&lt;img src=\"../ping/n_knight.png\" usemap=\"#n_knight_$x$y\"&gt;&lt;/div&gt;\n";</text:p>
      <text:p text:style-name="P3"><text:s text:c="16"/>}</text:p>
      <text:p text:style-name="P3"><text:s text:c="16"/>break;</text:p>
      <text:p text:style-name="P3"><text:s text:c="14"/>case 8:</text:p>
      <text:p text:style-name="P3"><text:s text:c="16"/>if($Board[$x][$y]-&gt;getOrd() === ENEMY) {</text:p>
      <text:p text:style-name="P3"><text:s text:c="18"/>print "&lt;div id=\"board$x$y\"&gt;&lt;img src=\"../ping/ne_lance.png\" usemap=\"#ne_lance_$x$y\"&gt;&lt;/div&gt;\n";</text:p>
      <text:p text:style-name="P3"><text:s text:c="16"/>}elseif($Board[$x][$y]-&gt;getOrd() === MYSELF) {</text:p>
      <text:p text:style-name="P3"><text:s text:c="18"/>print "&lt;div id=\"board$x$y\"&gt;&lt;img src=\"../ping/n_lance.png\" usemap=\"#n_lance_$x$y\"&gt;&lt;/div&gt;\n";</text:p>
      <text:p text:style-name="P3"><text:s text:c="16"/>}</text:p>
      <text:p text:style-name="P3"><text:s text:c="16"/>break;</text:p>
      <text:p text:style-name="P3"><text:s text:c="14"/>case 9:</text:p>
      <text:p text:style-name="P3"><text:s text:c="16"/>if($Board[$x][$y]-&gt;getOrd() === ENEMY) {</text:p>
      <text:p text:style-name="P3"><text:s text:c="18"/>print "&lt;div id=\"board$x$y\"&gt;&lt;img src=\"../ping/ne_pawn.png\" usemap=\"#ne_pawn_$x$y\"&gt;&lt;/div&gt;\n";</text:p>
      <text:p text:style-name="P3"><text:s text:c="16"/>}elseif($Board[$x][$y]-&gt;getOrd() === MYSELF) {</text:p>
      <text:p text:style-name="P3"><text:s text:c="18"/>print "&lt;div id=\"board$x$y\"&gt;&lt;img src=\"../ping/n_pawn.png\" usemap=\"#n_pawn_$x$y\"&gt;&lt;/div&gt;\n";</text:p>
      <text:p text:style-name="P3"><text:s text:c="16"/>}</text:p>
      <text:p text:style-name="P3"><text:s text:c="16"/>break;</text:p>
      <text:p text:style-name="P3"><text:s text:c="14"/>case -3:</text:p>
      <text:p text:style-name="P3"><text:s text:c="16"/>if($Board[$x][$y]-&gt;getOrd() === ENEMY) {</text:p>
      <text:p text:style-name="P3"><text:s text:c="18"/>print "&lt;div id=\"board$x$y\"&gt;&lt;img src=\"../ping/pe_rook.png\" usemap=\"#pe_rook_$x$y\"&gt;&lt;/div&gt;\n";</text:p>
      <text:p text:style-name="P3"><text:soft-page-break/><text:s text:c="16"/>}elseif($Board[$x][$y]-&gt;getOrd() === MYSELF) {</text:p>
      <text:p text:style-name="P3"><text:s text:c="18"/>print "&lt;div id=\"board$x$y\"&gt;&lt;img src=\"../ping/p_rook.png\" usemap=\"#p_rook_$x$y\"&gt;&lt;/div&gt;\n";</text:p>
      <text:p text:style-name="P3"><text:s text:c="16"/>}</text:p>
      <text:p text:style-name="P3"><text:s text:c="16"/>break;</text:p>
      <text:p text:style-name="P3"><text:s text:c="14"/>case -4:</text:p>
      <text:p text:style-name="P3"><text:s text:c="16"/>if($Board[$x][$y]-&gt;getOrd() === ENEMY) {</text:p>
      <text:p text:style-name="P3"><text:s text:c="18"/>print "&lt;div id=\"board$x$y\"&gt;&lt;img src=\"../ping/pe_bishop.png\" usemap=\"#pe_bishop_$x$y\"&gt;&lt;/div&gt;\n";</text:p>
      <text:p text:style-name="P3"><text:s text:c="16"/>}elseif($Board[$x][$y]-&gt;getOrd() === MYSELF) {</text:p>
      <text:p text:style-name="P3"><text:s text:c="18"/>print "&lt;div id=\"board$x$y\"&gt;&lt;img src=\"../ping/p_bishop.png\" usemap=\"#p_bishop_$x$y\"&gt;&lt;/div&gt;\n";</text:p>
      <text:p text:style-name="P3"><text:s text:c="16"/>}</text:p>
      <text:p text:style-name="P3"><text:s text:c="16"/>break;</text:p>
      <text:p text:style-name="P3"><text:s text:c="14"/>case -6:</text:p>
      <text:p text:style-name="P3"><text:s text:c="16"/>if($Board[$x][$y]-&gt;getOrd() === ENEMY) {</text:p>
      <text:p text:style-name="P3"><text:s text:c="18"/>print "&lt;div id=\"board$x$y\"&gt;&lt;img src=\"../ping/pe_silver.png\" usemap=\"#pe_silver_$x$y\"&gt;&lt;/div&gt;\n";</text:p>
      <text:p text:style-name="P3"><text:s text:c="16"/>}elseif($Board[$x][$y]-&gt;getOrd() === MYSELF) {</text:p>
      <text:p text:style-name="P3"><text:s text:c="18"/>print "&lt;div id=\"board$x$y\"&gt;&lt;img src=\"../ping/p_silver.png\" usemap=\"#p_silver_$x$y\"&gt;&lt;/div&gt;\n";</text:p>
      <text:p text:style-name="P3"><text:s text:c="16"/>}</text:p>
      <text:p text:style-name="P3"><text:s text:c="16"/>break;</text:p>
      <text:p text:style-name="P3"><text:s text:c="14"/>case -7:</text:p>
      <text:p text:style-name="P3"><text:s text:c="16"/>if($Board[$x][$y]-&gt;getOrd() === ENEMY) {</text:p>
      <text:p text:style-name="P3"><text:s text:c="18"/>print "&lt;div id=\"board$x$y\"&gt;&lt;img src=\"../ping/pe_knight.png\" usemap=\"#pe_knight_$x$y\"&gt;&lt;/div&gt;\n";</text:p>
      <text:p text:style-name="P3"><text:s text:c="16"/>}elseif($Board[$x][$y]-&gt;getOrd() === MYSELF) {</text:p>
      <text:p text:style-name="P3"><text:s text:c="18"/>print "&lt;div id=\"board$x$y\"&gt;&lt;img src=\"../ping/p_knight.png\" usemap=\"#p_knight_$x$y\"&gt;&lt;/div&gt;\n";</text:p>
      <text:p text:style-name="P3"><text:s text:c="16"/>}</text:p>
      <text:p text:style-name="P3"><text:s text:c="16"/>break;</text:p>
      <text:p text:style-name="P3"><text:s text:c="14"/>case -8:</text:p>
      <text:p text:style-name="P3"><text:s text:c="16"/>if($Board[$x][$y]-&gt;getOrd() === ENEMY) {</text:p>
      <text:p text:style-name="P3"><text:soft-page-break/><text:s text:c="18"/>print "&lt;div id=\"board$x$y\"&gt;&lt;img src=\"../ping/pe_lance.png\" usemap=\"#pe_lance_$x$y\"&gt;&lt;/div&gt;\n";</text:p>
      <text:p text:style-name="P3"><text:s text:c="16"/>}elseif($Board[$x][$y]-&gt;getOrd() === MYSELF) {</text:p>
      <text:p text:style-name="P3"><text:s text:c="18"/>print "&lt;div id=\"board$x$y\"&gt;&lt;img src=\"../ping/p_lance.png\" usemap=\"#p_lance_$x$y\"&gt;&lt;/div&gt;\n";</text:p>
      <text:p text:style-name="P3"><text:s text:c="16"/>}</text:p>
      <text:p text:style-name="P3"><text:s text:c="16"/>break;</text:p>
      <text:p text:style-name="P3"><text:s text:c="14"/>case -9:</text:p>
      <text:p text:style-name="P3"><text:s text:c="16"/>if($Board[$x][$y]-&gt;getOrd() === ENEMY) {</text:p>
      <text:p text:style-name="P3"><text:s text:c="18"/>print "&lt;div id=\"board$x$y\"&gt;&lt;img src=\"../ping/pe_pawn.png\" usemap=\"#pe_pawn_$x$y\"&gt;&lt;/div&gt;\n";</text:p>
      <text:p text:style-name="P3"><text:s text:c="16"/>}elseif($Board[$x][$y]-&gt;getOrd() === MYSELF) {</text:p>
      <text:p text:style-name="P3"><text:s text:c="18"/>print "&lt;div id=\"board$x$y\"&gt;&lt;img src=\"../ping/p_pawn.png\" usemap=\"#p_pawn_$x$y\"&gt;&lt;/div&gt;\n";</text:p>
      <text:p text:style-name="P3"><text:s text:c="16"/>}</text:p>
      <text:p text:style-name="P3"><text:s text:c="16"/>break;</text:p>
      <text:p text:style-name="P3"><text:s text:c="14"/>default:</text:p>
      <text:p text:style-name="P3"><text:s text:c="16"/>print "&lt;div id=\"board$x$y\" style=\"border: 3px solid orange;\"&gt;&lt;img src=\"../ping/null.png\" usemap=\"#null_$x$y\"&gt;&lt;/div&gt;\n";</text:p>
      <text:p text:style-name="P3"><text:s text:c="16"/>print "&lt;map name=\"null_$x$y\"&gt;&lt;area shape=\"default\" href=\"$file?x=$x&amp;y=$y&amp;bx=-1&amp;by=-1&amp;table=$table&amp;token=$token&amp;uid=$uid\" alt=\"NULL\"&gt;&lt;/map&gt;\n";</text:p>
      <text:p text:style-name="P3"><text:s text:c="12"/>}</text:p>
      <text:p text:style-name="P3"><text:s text:c="10"/>}</text:p>
      <text:p text:style-name="P3"><text:s text:c="8"/>}</text:p>
      <text:p text:style-name="P3"><text:s text:c="8"/>break;</text:p>
      <text:p text:style-name="P3"><text:s text:c="6"/>case 8:</text:p>
      <text:p text:style-name="P3"><text:s text:c="6"/>case 9:</text:p>
      <text:p text:style-name="P3"><text:s text:c="8"/>for($y = 1; $y <text:s/>&lt; MAX_Y; $y++) {</text:p>
      <text:p text:style-name="P3"><text:s text:c="10"/>for($x = MAX_X - 1; $x &gt;= 0; $x--) {</text:p>
      <text:p text:style-name="P3"><text:s text:c="12"/>switch($Board[$x][$y]-&gt;getNameNum()) {</text:p>
      <text:p text:style-name="P3"><text:s text:c="14"/>case 1:</text:p>
      <text:p text:style-name="P3"><text:s text:c="14"/>case -1:</text:p>
      <text:p text:style-name="P3"><text:s text:c="16"/>if($Board[$x][$y]-&gt;getOrd() === ENEMY) {</text:p>
      <text:p text:style-name="P3"><text:s text:c="18"/>print "&lt;div id=\"board$x$y\"&gt;&lt;img src=\"../ping/ne_king.png\" usemap=\"#ne_king_$x$y\"&gt;&lt;/div&gt;\n";</text:p>
      <text:p text:style-name="P3"><text:soft-page-break/><text:s text:c="16"/>}elseif($Board[$x][$y]-&gt;getOrd() === MYSELF) {</text:p>
      <text:p text:style-name="P3"><text:s text:c="18"/>print "&lt;div id=\"board$x$y\"&gt;&lt;img src=\"../ping/n_king.png\" usemap=\"#n_king_$x$y\"&gt;&lt;/div&gt;\n";</text:p>
      <text:p text:style-name="P3"><text:s text:c="16"/>}</text:p>
      <text:p text:style-name="P3"><text:s text:c="16"/>break;</text:p>
      <text:p text:style-name="P3"><text:s text:c="14"/>case 2:</text:p>
      <text:p text:style-name="P3"><text:s text:c="14"/>case -2:</text:p>
      <text:p text:style-name="P3"><text:s text:c="16"/>if($Board[$x][$y]-&gt;getOrd() === ENEMY) {</text:p>
      <text:p text:style-name="P3"><text:s text:c="18"/>print "&lt;div id=\"board$x$y\"&gt;&lt;img src=\"../ping/ne_king2.png\" usemap=\"#ne_king2_$x$y\"&gt;&lt;/div&gt;\n";</text:p>
      <text:p text:style-name="P3"><text:s text:c="16"/>}elseif($Board[$x][$y]-&gt;getOrd() === MYSELF) {</text:p>
      <text:p text:style-name="P3"><text:s text:c="18"/>print "&lt;div id=\"board$x$y\"&gt;&lt;img src=\"../ping/n_king2.png\" usemap=\"#n_king2_$x$y\"&gt;&lt;/div&gt;\n";</text:p>
      <text:p text:style-name="P3"><text:s text:c="16"/>}</text:p>
      <text:p text:style-name="P3"><text:s text:c="16"/>break;</text:p>
      <text:p text:style-name="P3"><text:s text:c="14"/>case 3:</text:p>
      <text:p text:style-name="P3"><text:s text:c="16"/>if($Board[$x][$y]-&gt;getOrd() === ENEMY) {</text:p>
      <text:p text:style-name="P3"><text:s text:c="18"/>print "&lt;div id=\"board$x$y\"&gt;&lt;img src=\"../ping/ne_rook.png\" usemap=\"#ne_rook_$x$y\"&gt;&lt;/div&gt;\n";</text:p>
      <text:p text:style-name="P3"><text:s text:c="16"/>}elseif($Board[$x][$y]-&gt;getOrd() === MYSELF) {</text:p>
      <text:p text:style-name="P3"><text:s text:c="18"/>print "&lt;div id=\"board$x$y\"&gt;&lt;img src=\"../ping/n_rook.png\" usemap=\"#n_rook_$x$y\"&gt;&lt;/div&gt;\n";</text:p>
      <text:p text:style-name="P3"><text:s text:c="16"/>}</text:p>
      <text:p text:style-name="P3"><text:s text:c="16"/>break;</text:p>
      <text:p text:style-name="P3"><text:s text:c="14"/>case 4:</text:p>
      <text:p text:style-name="P3"><text:s text:c="16"/>if($Board[$x][$y]-&gt;getOrd() === ENEMY) {</text:p>
      <text:p text:style-name="P3"><text:s text:c="18"/>print "&lt;div id=\"board$x$y\"&gt;&lt;img src=\"../ping/ne_bishop.png\" usemap=\"#ne_bishop_$x$y\"&gt;&lt;/div&gt;\n";</text:p>
      <text:p text:style-name="P3"><text:s text:c="16"/>}elseif($Board[$x][$y]-&gt;getOrd() === MYSELF) {</text:p>
      <text:p text:style-name="P3"><text:s text:c="18"/>print "&lt;div id=\"board$x$y\"&gt;&lt;img src=\"../ping/n_bishop.png\" usemap=\"#n_bishop_$x$y\"&gt;&lt;/div&gt;\n";</text:p>
      <text:p text:style-name="P3"><text:s text:c="16"/>}</text:p>
      <text:p text:style-name="P3"><text:s text:c="16"/>break;</text:p>
      <text:p text:style-name="P3"><text:s text:c="14"/>case 5:</text:p>
      <text:p text:style-name="P3"><text:s text:c="14"/>case -5:</text:p>
      <text:p text:style-name="P3"><text:soft-page-break/><text:s text:c="16"/>if($Board[$x][$y]-&gt;getOrd() === ENEMY) {</text:p>
      <text:p text:style-name="P3"><text:s text:c="18"/>print "&lt;div id=\"board$x$y\"&gt;&lt;img src=\"../ping/ne_gold.png\" usemap=\"#ne_gold_$x$y\"&gt;&lt;/div&gt;\n";</text:p>
      <text:p text:style-name="P3"><text:s text:c="16"/>}elseif($Board[$x][$y]-&gt;getOrd() === MYSELF) {</text:p>
      <text:p text:style-name="P3"><text:s text:c="18"/>print "&lt;div id=\"board$x$y\"&gt;&lt;img src=\"../ping/n_gold.png\" usemap=\"#n_gold_$x$y\"&gt;&lt;/div&gt;\n";</text:p>
      <text:p text:style-name="P3"><text:s text:c="16"/>}</text:p>
      <text:p text:style-name="P3"><text:s text:c="16"/>break;</text:p>
      <text:p text:style-name="P3"><text:s text:c="14"/>case 6:</text:p>
      <text:p text:style-name="P3"><text:s text:c="16"/>if($Board[$x][$y]-&gt;getOrd() === ENEMY) {</text:p>
      <text:p text:style-name="P3"><text:s text:c="18"/>print "&lt;div id=\"board$x$y\"&gt;&lt;img src=\"../ping/ne_silver.png\" usemap=\"#ne_silver_$x$y\"&gt;&lt;/div&gt;\n";</text:p>
      <text:p text:style-name="P3"><text:s text:c="16"/>}elseif($Board[$x][$y]-&gt;getOrd() === MYSELF) {</text:p>
      <text:p text:style-name="P3"><text:s text:c="18"/>print "&lt;div id=\"board$x$y\"&gt;&lt;img src=\"../ping/n_silver.png\" usemap=\"#n_silver_$x$y\"&gt;&lt;/div&gt;\n";</text:p>
      <text:p text:style-name="P3"><text:s text:c="16"/>}</text:p>
      <text:p text:style-name="P3"><text:s text:c="16"/>break;</text:p>
      <text:p text:style-name="P3"><text:s text:c="14"/>case 7:</text:p>
      <text:p text:style-name="P3"><text:s text:c="16"/>if($Board[$x][$y]-&gt;getOrd() === ENEMY) {</text:p>
      <text:p text:style-name="P3"><text:s text:c="18"/>print "&lt;div id=\"board$x$y\"&gt;&lt;img src=\"../ping/ne_knight.png\" usemap=\"#ne_knight_$x$y\"&gt;&lt;/div&gt;\n";</text:p>
      <text:p text:style-name="P3"><text:s text:c="16"/>}elseif($Board[$x][$y]-&gt;getOrd() === MYSELF) {</text:p>
      <text:p text:style-name="P3"><text:s text:c="18"/>print "&lt;div id=\"board$x$y\"&gt;&lt;img src=\"../ping/n_knight.png\" usemap=\"#n_knight_$x$y\"&gt;&lt;/div&gt;\n";</text:p>
      <text:p text:style-name="P3"><text:s text:c="16"/>}</text:p>
      <text:p text:style-name="P3"><text:s text:c="16"/>break;</text:p>
      <text:p text:style-name="P3"><text:s text:c="14"/>case 8:</text:p>
      <text:p text:style-name="P3"><text:s text:c="16"/>if($Board[$x][$y]-&gt;getOrd() === ENEMY) {</text:p>
      <text:p text:style-name="P3"><text:s text:c="18"/>print "&lt;div id=\"board$x$y\"&gt;&lt;img src=\"../ping/ne_lance.png\" usemap=\"#ne_lance_$x$y\"&gt;&lt;/div&gt;\n";</text:p>
      <text:p text:style-name="P3"><text:s text:c="16"/>}elseif($Board[$x][$y]-&gt;getOrd() === MYSELF) {</text:p>
      <text:p text:style-name="P3"><text:s text:c="18"/>print "&lt;div id=\"board$x$y\"&gt;&lt;img src=\"../ping/n_lance.png\" usemap=\"#n_lance_$x$y\"&gt;&lt;/div&gt;\n";</text:p>
      <text:p text:style-name="P3"><text:s text:c="16"/>}</text:p>
      <text:p text:style-name="P3"><text:s text:c="16"/>break;</text:p>
      <text:p text:style-name="P3"><text:soft-page-break/><text:s text:c="14"/>case 9:</text:p>
      <text:p text:style-name="P3"><text:s text:c="16"/>if($Board[$x][$y]-&gt;getOrd() === ENEMY) {</text:p>
      <text:p text:style-name="P3"><text:s text:c="18"/>print "&lt;div id=\"board$x$y\"&gt;&lt;img src=\"../ping/ne_pawn.png\" usemap=\"#ne_pawn_$x$y\"&gt;&lt;/div&gt;\n";</text:p>
      <text:p text:style-name="P3"><text:s text:c="16"/>}elseif($Board[$x][$y]-&gt;getOrd() === MYSELF) {</text:p>
      <text:p text:style-name="P3"><text:s text:c="18"/>print "&lt;div id=\"board$x$y\"&gt;&lt;img src=\"../ping/n_pawn.png\" usemap=\"#n_pawn_$x$y\"&gt;&lt;/div&gt;\n";</text:p>
      <text:p text:style-name="P3"><text:s text:c="16"/>}</text:p>
      <text:p text:style-name="P3"><text:s text:c="16"/>break;</text:p>
      <text:p text:style-name="P3"><text:s text:c="14"/>case -3:</text:p>
      <text:p text:style-name="P3"><text:s text:c="16"/>if($Board[$x][$y]-&gt;getOrd() === ENEMY) {</text:p>
      <text:p text:style-name="P3"><text:s text:c="18"/>print "&lt;div id=\"board$x$y\"&gt;&lt;img src=\"../ping/pe_rook.png\" usemap=\"#pe_rook_$x$y\"&gt;&lt;/div&gt;\n";</text:p>
      <text:p text:style-name="P3"><text:s text:c="16"/>}elseif($Board[$x][$y]-&gt;getOrd() === MYSELF) {</text:p>
      <text:p text:style-name="P3"><text:s text:c="18"/>print "&lt;div id=\"board$x$y\"&gt;&lt;img src=\"../ping/p_rook.png\" usemap=\"#p_rook_$x$y\"&gt;&lt;/div&gt;\n";</text:p>
      <text:p text:style-name="P3"><text:s text:c="16"/>}</text:p>
      <text:p text:style-name="P3"><text:s text:c="16"/>break;</text:p>
      <text:p text:style-name="P3"><text:s text:c="14"/>case -4:</text:p>
      <text:p text:style-name="P3"><text:s text:c="16"/>if($Board[$x][$y]-&gt;getOrd() === ENEMY) {</text:p>
      <text:p text:style-name="P3"><text:s text:c="18"/>print "&lt;div id=\"board$x$y\"&gt;&lt;img src=\"../ping/pe_bishop.png\" usemap=\"#pe_bishop_$x$y\"&gt;&lt;/div&gt;\n";</text:p>
      <text:p text:style-name="P3"><text:s text:c="16"/>}elseif($Board[$x][$y]-&gt;getOrd() === MYSELF) {</text:p>
      <text:p text:style-name="P3"><text:s text:c="18"/>print "&lt;div id=\"board$x$y\"&gt;&lt;img src=\"../ping/p_bishop.png\" usemap=\"#p_bishop_$x$y\"&gt;&lt;/div&gt;\n";</text:p>
      <text:p text:style-name="P3"><text:s text:c="16"/>}</text:p>
      <text:p text:style-name="P3"><text:s text:c="16"/>break;</text:p>
      <text:p text:style-name="P3"><text:s text:c="14"/>case -6:</text:p>
      <text:p text:style-name="P3"><text:s text:c="16"/>if($Board[$x][$y]-&gt;getOrd() === ENEMY) {</text:p>
      <text:p text:style-name="P3"><text:s text:c="18"/>print "&lt;div id=\"board$x$y\"&gt;&lt;img src=\"../ping/pe_silver.png\" usemap=\"#pe_silver_$x$y\"&gt;&lt;/div&gt;\n";</text:p>
      <text:p text:style-name="P3"><text:s text:c="16"/>}elseif($Board[$x][$y]-&gt;getOrd() === MYSELF) {</text:p>
      <text:p text:style-name="P3"><text:s text:c="18"/>print "&lt;div id=\"board$x$y\"&gt;&lt;img src=\"../ping/p_silver.png\" usemap=\"#p_silver_$x$y\"&gt;&lt;/div&gt;\n";</text:p>
      <text:p text:style-name="P3"><text:s text:c="16"/>}</text:p>
      <text:p text:style-name="P3"><text:soft-page-break/><text:s text:c="16"/>break;</text:p>
      <text:p text:style-name="P3"><text:s text:c="14"/>case -7:</text:p>
      <text:p text:style-name="P3"><text:s text:c="16"/>if($Board[$x][$y]-&gt;getOrd() === ENEMY) {</text:p>
      <text:p text:style-name="P3"><text:s text:c="18"/>print "&lt;div id=\"board$x$y\"&gt;&lt;img src=\"../ping/pe_knight.png\" usemap=\"#pe_knight_$x$y\"&gt;&lt;/div&gt;\n";</text:p>
      <text:p text:style-name="P3"><text:s text:c="16"/>}elseif($Board[$x][$y]-&gt;getOrd() === MYSELF) {</text:p>
      <text:p text:style-name="P3"><text:s text:c="18"/>print "&lt;div id=\"board$x$y\"&gt;&lt;img src=\"../ping/p_knight.png\" usemap=\"#p_knight_$x$y\"&gt;&lt;/div&gt;\n";</text:p>
      <text:p text:style-name="P3"><text:s text:c="16"/>}</text:p>
      <text:p text:style-name="P3"><text:s text:c="16"/>break;</text:p>
      <text:p text:style-name="P3"><text:s text:c="14"/>case -8:</text:p>
      <text:p text:style-name="P3"><text:s text:c="16"/>if($Board[$x][$y]-&gt;getOrd() === ENEMY) {</text:p>
      <text:p text:style-name="P3"><text:s text:c="18"/>print "&lt;div id=\"board$x$y\"&gt;&lt;img src=\"../ping/pe_lance.png\" usemap=\"#pe_lance_$x$y\"&gt;&lt;/div&gt;\n";</text:p>
      <text:p text:style-name="P3"><text:s text:c="16"/>}elseif($Board[$x][$y]-&gt;getOrd() === MYSELF) {</text:p>
      <text:p text:style-name="P3"><text:s text:c="18"/>print "&lt;div id=\"board$x$y\"&gt;&lt;img src=\"../ping/p_lance.png\" usemap=\"#p_lance_$x$y\"&gt;&lt;/div&gt;\n";</text:p>
      <text:p text:style-name="P3"><text:s text:c="16"/>}</text:p>
      <text:p text:style-name="P3"><text:s text:c="16"/>break;</text:p>
      <text:p text:style-name="P3"><text:s text:c="14"/>case -9:</text:p>
      <text:p text:style-name="P3"><text:s text:c="16"/>if($Board[$x][$y]-&gt;getOrd() === ENEMY) {</text:p>
      <text:p text:style-name="P3"><text:s text:c="18"/>print "&lt;div id=\"board$x$y\"&gt;&lt;img src=\"../ping/pe_pawn.png\" usemap=\"#pe_pawn_$x$y\"&gt;&lt;/div&gt;\n";</text:p>
      <text:p text:style-name="P3"><text:s text:c="16"/>}elseif($Board[$x][$y]-&gt;getOrd() === MYSELF) {</text:p>
      <text:p text:style-name="P3"><text:s text:c="18"/>print "&lt;div id=\"board$x$y\"&gt;&lt;img src=\"../ping/p_pawn.png\" usemap=\"#p_pawn_$x$y\"&gt;&lt;/div&gt;\n";</text:p>
      <text:p text:style-name="P3"><text:s text:c="16"/>}</text:p>
      <text:p text:style-name="P3"><text:s text:c="16"/>break;</text:p>
      <text:p text:style-name="P3"><text:s text:c="14"/>default:</text:p>
      <text:p text:style-name="P3"><text:s text:c="16"/>print "&lt;div id=\"board$x$y\" style=\"border: 3px solid orange;\"&gt;&lt;img src=\"../ping/null.png\" usemap=\"#null_$x$y\"&gt;&lt;/div&gt;\n";</text:p>
      <text:p text:style-name="P3"><text:s text:c="16"/>print "&lt;map name=\"null_$x$y\"&gt;&lt;area shape=\"default\" href=\"$file?x=$x&amp;y=$y&amp;bx=-1&amp;by=-1&amp;table=$table&amp;token=$token&amp;uid=$uid\" alt=\"NULL\"&gt;&lt;/map&gt;\n";</text:p>
      <text:p text:style-name="P3"><text:s text:c="12"/>}</text:p>
      <text:p text:style-name="P3"><text:s text:c="10"/>}</text:p>
      <text:p text:style-name="P3"><text:soft-page-break/><text:s text:c="8"/>}</text:p>
      <text:p text:style-name="P3"><text:s text:c="8"/>break;</text:p>
      <text:p text:style-name="P3"><text:s text:c="4"/>}</text:p>
      <text:p text:style-name="P3"><text:s text:c="4"/>for($i = 0; $i &lt; count($Table); $i++) {</text:p>
      <text:p text:style-name="P3"><text:s text:c="6"/>if($i == $table) {</text:p>
      <text:p text:style-name="P3"><text:s text:c="8"/>switch($Table[$i]-&gt;getNameNum()) {</text:p>
      <text:p text:style-name="P3"><text:s text:c="10"/>case 3:</text:p>
      <text:p text:style-name="P3"><text:s text:c="12"/>print "&lt;div id=\"table$i\" style=\"border: 3px solid tomato;\"&gt;&lt;img src=\"../ping/n_rook.png\" usemap=\"#n_rook_$i\"&gt;&lt;/div&gt;\n";</text:p>
      <text:p text:style-name="P3"><text:s text:c="12"/>print "&lt;map name=\"n_rook_$i\"&gt;&lt;area shape=\"default\" href=\"$file?x=-1&amp;y=-1&amp;bx=-1&amp;by=-1&amp;uid=$uid&amp;table=$i\" alt=\"ROOK\"&gt;&lt;/map&gt;\n";</text:p>
      <text:p text:style-name="P3"><text:s text:c="12"/>break;</text:p>
      <text:p text:style-name="P3"><text:s text:c="10"/>case 4:</text:p>
      <text:p text:style-name="P3"><text:s text:c="12"/>print "&lt;div id=\"table$i\" style=\"border: 3px solid tomato;\"&gt;&lt;img src=\"../ping/n_bishop.png\" usemap=\"#n_bishop_$i\"&gt;&lt;/div&gt;\n";</text:p>
      <text:p text:style-name="P3"><text:s text:c="12"/>print "&lt;map name=\"n_bishop_$i\"&gt;&lt;area shape=\"default\" href=\"$file?x=-1&amp;y=-1&amp;bx=-1&amp;by=-1&amp;uid=$uid&amp;table=$i\" alt=\"BISHOP\"&gt;&lt;/map&gt;\n";</text:p>
      <text:p text:style-name="P3"><text:s text:c="12"/>break;</text:p>
      <text:p text:style-name="P3"><text:s text:c="10"/>case 5:</text:p>
      <text:p text:style-name="P3"><text:s text:c="12"/>print "&lt;div id=\"table$i\" style=\"border: 3px solid tomato;\"&gt;&lt;img src=\"../ping/n_gold.png\" usemap=\"#n_gold_$i\"&gt;&lt;/div&gt;\n";</text:p>
      <text:p text:style-name="P3"><text:s text:c="12"/>print "&lt;map name=\"n_gold_$i\"&gt;&lt;area shape=\"default\" href=\"$file?x=-1&amp;y=-1&amp;&amp;bx=-1&amp;by=-1&amp;uid=$uid&amp;table=$i\" alt=\"GOLD\"&gt;&lt;/map&gt;\n";</text:p>
      <text:p text:style-name="P3"><text:s text:c="12"/>break;</text:p>
      <text:p text:style-name="P3"><text:s text:c="10"/>case 6:</text:p>
      <text:p text:style-name="P3"><text:s text:c="12"/>print "&lt;div id=\"table$i\" style=\"border: 3px solid tomato;\"&gt;&lt;img src=\"../ping/n_silver.png\" usemap=\"#n_silver_$i\"&gt;&lt;/div&gt;\n";</text:p>
      <text:p text:style-name="P3"><text:s text:c="12"/>print "&lt;map name=\"n_silver_$i\"&gt;&lt;area shape=\"default\" href=\"$file?x=-1&amp;y=-1&amp;bx=-1&amp;by=-1&amp;uid=$uid&amp;table=$i\" alt=\"SILVER\"&gt;&lt;/map&gt;\n";</text:p>
      <text:p text:style-name="P3"><text:s text:c="12"/>break;</text:p>
      <text:p text:style-name="P3"><text:s text:c="10"/>case 7:</text:p>
      <text:p text:style-name="P3"><text:s text:c="12"/>print "&lt;div id=\"table$i\" style=\"border: 3px solid tomato;\"&gt;&lt;img src=\"../ping/n_knight.png\" usemap=\"#n_knight_$i\"&gt;&lt;/div&gt;\n";</text:p>
      <text:p text:style-name="P3"><text:s text:c="12"/>print "&lt;map name=\"n_knight_$i\"&gt;&lt;area shape=\"default\" href=\"$file?x=-1&amp;y=-1&amp;bx=-1&amp;by=-1&amp;uid=$uid&amp;table=$i\" alt=\"KNIGHT\"&gt;&lt;/map&gt;\n";</text:p>
      <text:p text:style-name="P3"><text:soft-page-break/><text:s text:c="12"/>break;</text:p>
      <text:p text:style-name="P3"><text:s text:c="10"/>case 8:</text:p>
      <text:p text:style-name="P3"><text:s text:c="12"/>print "&lt;div id=\"table$i\" style=\"border: 3px solid tomato;\"&gt;&lt;img src=\"../ping/n_lance.png\" usemap=\"#n_lance_$i\"&gt;&lt;/div&gt;\n";</text:p>
      <text:p text:style-name="P3"><text:s text:c="12"/>print "&lt;map name=\"n_lance_$i\"&gt;&lt;area shape=\"default\" href=\"$file?x=-1&amp;y=-1&amp;bx=-1&amp;by=-1&amp;uid=$uid&amp;table=$i\" alt=\"LANCE\"&gt;&lt;/map&gt;\n";</text:p>
      <text:p text:style-name="P3"><text:s text:c="12"/>break;</text:p>
      <text:p text:style-name="P3"><text:s text:c="10"/>case 9:</text:p>
      <text:p text:style-name="P3"><text:s text:c="12"/>print "&lt;div id=\"table$i\" style=\"border: 3px solid tomato;\"&gt;&lt;img src=\"../ping/n_pawn.png\" usemap=\"#n_pawn_$i\"&gt;&lt;/div&gt;\n";</text:p>
      <text:p text:style-name="P3"><text:s text:c="12"/>print "&lt;map name=\"n_pawn_$i\"&gt;&lt;area shape=\"default\" href=\"$file?x=-1&amp;y=-1&amp;bx=-1&amp;by=-1&amp;uid=$uid&amp;table=$i\" alt=\"PAWN\"&gt;&lt;/map&gt;\n";</text:p>
      <text:p text:style-name="P3"><text:s text:c="12"/>break;</text:p>
      <text:p text:style-name="P3"><text:s text:c="10"/>default :</text:p>
      <text:p text:style-name="P3"><text:s text:c="12"/>print "&lt;div id=\"table$i\"&gt;&lt;img src=\"../ping/null.png\" usemap=\"#null_$i\"&gt;&lt;/div&gt;\n";</text:p>
      <text:p text:style-name="P3"><text:s text:c="12"/>print "&lt;map name=\"null_$i\"&gt;&lt;area shape=\"default\" href=\"$file?x=-1&amp;y=-1&amp;bx=-1&amp;by=-1&amp;uid=$uid&amp;table=$i\" alt=\"error\"&gt;&lt;/map&gt;\n";</text:p>
      <text:p text:style-name="P3"><text:s text:c="12"/>break;</text:p>
      <text:p text:style-name="P3"><text:s text:c="8"/>}</text:p>
      <text:p text:style-name="P3"><text:s text:c="6"/>}else {</text:p>
      <text:p text:style-name="P3"><text:s text:c="8"/>switch($Table[$i]-&gt;getNameNum()) {</text:p>
      <text:p text:style-name="P3"><text:s text:c="10"/>case 3:</text:p>
      <text:p text:style-name="P3"><text:s text:c="12"/>print "&lt;div id=\"table$i\"&gt;&lt;img src=\"../ping/n_rook.png\" usemap=\"#n_rook_$i\"&gt;&lt;/div&gt;\n";</text:p>
      <text:p text:style-name="P3"><text:s text:c="12"/>break;</text:p>
      <text:p text:style-name="P3"><text:s text:c="10"/>case 4:</text:p>
      <text:p text:style-name="P3"><text:s text:c="12"/>print "&lt;div id=\"table$i\"&gt;&lt;img src=\"../ping/n_bishop.png\" usemap=\"#n_bishop_$i\"&gt;&lt;/div&gt;\n";</text:p>
      <text:p text:style-name="P3"><text:s text:c="12"/>break;</text:p>
      <text:p text:style-name="P3"><text:s text:c="10"/>case 5:</text:p>
      <text:p text:style-name="P3"><text:s text:c="12"/>print "&lt;div id=\"table$i\"&gt;&lt;img src=\"../ping/n_gold.png\" usemap=\"#n_gold_$i\"&gt;&lt;/div&gt;\n";</text:p>
      <text:p text:style-name="P3"><text:s text:c="12"/>break;</text:p>
      <text:p text:style-name="P3"><text:s text:c="10"/>case 6:</text:p>
      <text:p text:style-name="P3"><text:soft-page-break/><text:s text:c="12"/>print "&lt;div id=\"table$i\"&gt;&lt;img src=\"../ping/n_silver.png\" usemap=\"#n_silver_$i\"&gt;&lt;/div&gt;\n";</text:p>
      <text:p text:style-name="P3"><text:s text:c="12"/>break;</text:p>
      <text:p text:style-name="P3"><text:s text:c="10"/>case 7:</text:p>
      <text:p text:style-name="P3"><text:s text:c="12"/>print "&lt;div id=\"table$i\"&gt;&lt;img src=\"../ping/n_knight.png\" usemap=\"#n_knight_$i\"&gt;&lt;/div&gt;\n";</text:p>
      <text:p text:style-name="P3"><text:s text:c="12"/>break;</text:p>
      <text:p text:style-name="P3"><text:s text:c="10"/>case 8:</text:p>
      <text:p text:style-name="P3"><text:s text:c="12"/>print "&lt;div id=\"table$i\"&gt;&lt;img src=\"../ping/n_lance.png\" usemap=\"#n_lance_$i\"&gt;&lt;/div&gt;\n";</text:p>
      <text:p text:style-name="P3"><text:s text:c="12"/>break;</text:p>
      <text:p text:style-name="P3"><text:s text:c="10"/>case 9:</text:p>
      <text:p text:style-name="P3"><text:s text:c="12"/>print "&lt;div id=\"table$i\"&gt;&lt;img src=\"../ping/n_pawn.png\" usemap=\"#n_pawn_$i\"&gt;&lt;/div&gt;\n";</text:p>
      <text:p text:style-name="P3"><text:s text:c="12"/>break;</text:p>
      <text:p text:style-name="P3"><text:s text:c="10"/>default :</text:p>
      <text:p text:style-name="P3"><text:s text:c="12"/>print "&lt;div id=\"table$i\"&gt;&lt;img src=\"../ping/null.png\" usemap=\"#null_$i\"&gt;&lt;/div&gt;\n";</text:p>
      <text:p text:style-name="P3"><text:s text:c="12"/>break;</text:p>
      <text:p text:style-name="P3"><text:s text:c="8"/>}</text:p>
      <text:p text:style-name="P3"><text:s text:c="6"/>}</text:p>
      <text:p text:style-name="P3"><text:s text:c="4"/>}</text:p>
      <text:p text:style-name="P3"><text:s text:c="2"/>}</text:p>
      <text:p text:style-name="P3"/>
      <text:p text:style-name="P3"><text:s text:c="2"/>function bp_table_print(&amp;$Table)</text:p>
      <text:p text:style-name="P3"><text:s text:c="2"/>{</text:p>
      <text:p text:style-name="P3"><text:s text:c="4"/>$n = count($Table);</text:p>
      <text:p text:style-name="P3"/>
      <text:p text:style-name="P3"><text:s text:c="4"/>print "&lt;div id=\"table\"&gt;持ち駒&lt;/div&gt;\n";</text:p>
      <text:p text:style-name="P3"><text:s text:c="4"/>for($i = 0; $i &lt; $n; $i++) {</text:p>
      <text:p text:style-name="P3"><text:s text:c="6"/>switch($Table[$i]-&gt;getNameNum()) {</text:p>
      <text:p text:style-name="P3"><text:s text:c="8"/>case 3:</text:p>
      <text:p text:style-name="P3"><text:s text:c="10"/>print "&lt;div id=\"table$i\"&gt;&lt;img src=\"../ping/n_rook.png\" usemap=\"#n_rook_$i\"&gt;&lt;/div&gt;\n";</text:p>
      <text:p text:style-name="P3"><text:s text:c="10"/>break;</text:p>
      <text:p text:style-name="P3"><text:soft-page-break/><text:s text:c="8"/>case 4:</text:p>
      <text:p text:style-name="P3"><text:s text:c="10"/>print "&lt;div id=\"table$i\"&gt;&lt;img src=\"../ping/n_bishop.png\" usemap=\"#n_bishop_$i\"&gt;&lt;/div&gt;\n";</text:p>
      <text:p text:style-name="P3"><text:s text:c="10"/>break;</text:p>
      <text:p text:style-name="P3"><text:s text:c="8"/>case 5:</text:p>
      <text:p text:style-name="P3"><text:s text:c="10"/>print "&lt;div id=\"table$i\"&gt;&lt;img src=\"../ping/n_gold.png\" usemap=\"#n_gold_$i\"&gt;&lt;/div&gt;\n";</text:p>
      <text:p text:style-name="P3"><text:s text:c="10"/>break;</text:p>
      <text:p text:style-name="P3"><text:s text:c="8"/>case 6:</text:p>
      <text:p text:style-name="P3"><text:s text:c="10"/>print "&lt;div id=\"table$i\"&gt;&lt;img src=\"../ping/n_silver.png\" usemap=\"#n_silver_$i\"&gt;&lt;/div&gt;\n";</text:p>
      <text:p text:style-name="P3"><text:s text:c="10"/>break;</text:p>
      <text:p text:style-name="P3"><text:s text:c="8"/>case 7:</text:p>
      <text:p text:style-name="P3"><text:s text:c="10"/>print "&lt;div id=\"table$i\"&gt;&lt;img src=\"../ping/n_knight.png\" usemap=\"#n_knight_$i\"&gt;&lt;/div&gt;\n";</text:p>
      <text:p text:style-name="P3"><text:s text:c="10"/>break;</text:p>
      <text:p text:style-name="P3"><text:s text:c="8"/>case 8:</text:p>
      <text:p text:style-name="P3"><text:s text:c="10"/>print "&lt;div id=\"table$i\"&gt;&lt;img src=\"../ping/n_lance.png\" usemap=\"#n_lance_$i\"&gt;&lt;/div&gt;\n";</text:p>
      <text:p text:style-name="P3"><text:s text:c="10"/>break;</text:p>
      <text:p text:style-name="P3"><text:s text:c="8"/>case 9:</text:p>
      <text:p text:style-name="P3"><text:s text:c="10"/>print "&lt;div id=\"table$i\"&gt;&lt;img src=\"../ping/n_pawn.png\" usemap=\"#n_pawn_$i\"&gt;&lt;/div&gt;\n";</text:p>
      <text:p text:style-name="P3"><text:s text:c="10"/>break;</text:p>
      <text:p text:style-name="P3"><text:s text:c="8"/>default :</text:p>
      <text:p text:style-name="P3"><text:s text:c="10"/>print "&lt;div id=\"table$i\"&gt;&lt;img src=\"../ping/null.png\" usemap=\"#null_$i\"&gt;&lt;/div&gt;\n";</text:p>
      <text:p text:style-name="P3"><text:s text:c="10"/>break;</text:p>
      <text:p text:style-name="P3"><text:s text:c="6"/>}</text:p>
      <text:p text:style-name="P3"><text:s text:c="4"/>}</text:p>
      <text:p text:style-name="P3"><text:s text:c="2"/>}</text:p>
      <text:p text:style-name="P3">?&gt;</text:p>
      <text:p text:style-name="P12"/>
      <text:p text:style-name="P12">12. MovePiece.inc</text:p>
      <text:p text:style-name="P12"/>
      <text:p text:style-name="P3"><text:soft-page-break/>&lt;?php</text:p>
      <text:p text:style-name="P3"><text:s text:c="2"/>function mp_checkMove($Board, $point, &amp;$data)</text:p>
      <text:p text:style-name="P3"><text:s text:c="2"/>{</text:p>
      <text:p text:style-name="P3"><text:s text:c="4"/>/*</text:p>
      <text:p text:style-name="P3"><text:s text:c="4"/>選択した駒が移動できる座標を配列で返す関数配列の2n番目がx座標,2n+1番目がy座標(nは0から始まる正の整数)</text:p>
      <text:p text:style-name="P3"><text:s text:c="4"/>行ける座標が入った一次配列mp_checkMove(盤面の情報を入れた配列, 調べたい駒のx座標が0番,y座標1番に入った配列)</text:p>
      <text:p text:style-name="P3"><text:s text:c="4"/>*/</text:p>
      <text:p text:style-name="P3"><text:s text:c="4"/>list($x, $y) = $point;</text:p>
      <text:p text:style-name="P3"><text:s text:c="4"/>$ord = $Board[$x][$y]-&gt;getOrd();</text:p>
      <text:p text:style-name="P3"/>
      <text:p text:style-name="P3"><text:s text:c="4"/>switch($Board[$x][$y]-&gt;getNameNum()) {</text:p>
      <text:p text:style-name="P3"><text:s text:c="6"/>case 1:</text:p>
      <text:p text:style-name="P3"><text:s text:c="6"/>case 2:</text:p>
      <text:p text:style-name="P3"><text:s text:c="6"/>case -1:</text:p>
      <text:p text:style-name="P3"><text:s text:c="6"/>case -2:</text:p>
      <text:p text:style-name="P3"><text:s text:c="8"/>if($y &gt; 0 &amp;&amp; $Board[$x][$y - 1]-&gt;getOrd() !== $ord) {</text:p>
      <text:p text:style-name="P3"><text:s text:c="10"/>$data[] = $x;</text:p>
      <text:p text:style-name="P3"><text:s text:c="10"/>$data[] = $y - 1;</text:p>
      <text:p text:style-name="P3"><text:s text:c="8"/>}</text:p>
      <text:p text:style-name="P3"><text:s text:c="8"/>if($y &gt; 0 &amp;&amp; $x <text:s/>&lt; MAX_X - 1 &amp;&amp; $Board[$x + 1][$y - 1]-&gt;getOrd() !== $ord) {</text:p>
      <text:p text:style-name="P3"><text:s text:c="10"/>$data[] = $x + 1;</text:p>
      <text:p text:style-name="P3"><text:s text:c="10"/>$data[] = $y - 1;</text:p>
      <text:p text:style-name="P3"><text:s text:c="8"/>}</text:p>
      <text:p text:style-name="P3"><text:s text:c="8"/>if($x &lt; MAX_X - 1 &amp;&amp; $Board[$x + 1][$y]-&gt;getOrd() !== $ord) {</text:p>
      <text:p text:style-name="P3"><text:s text:c="10"/>$data[] = $x + 1;</text:p>
      <text:p text:style-name="P3"><text:s text:c="10"/>$data[] = $y;</text:p>
      <text:p text:style-name="P3"><text:s text:c="8"/>}</text:p>
      <text:p text:style-name="P3"><text:s text:c="8"/>if($y &lt; MAX_Y - 1 &amp;&amp; $x &lt; MAX_X - 1 &amp;&amp; $Board[$x + 1][$y + 1]-&gt;getOrd() !== $ord) {</text:p>
      <text:p text:style-name="P3"><text:s text:c="10"/>$data[] = $x + 1;</text:p>
      <text:p text:style-name="P3"><text:s text:c="10"/>$data[] = $y + 1;</text:p>
      <text:p text:style-name="P3"><text:s text:c="8"/>}</text:p>
      <text:p text:style-name="P3"><text:s text:c="8"/>if($y &lt; MAX_Y - 1 &amp;&amp; $Board[$x][$y + 1]-&gt;getOrd() !== $ord) {</text:p>
      <text:p text:style-name="P3"><text:soft-page-break/><text:s text:c="10"/>$data[] = $x;</text:p>
      <text:p text:style-name="P3"><text:s text:c="10"/>$data[] = $y + 1;</text:p>
      <text:p text:style-name="P3"><text:s text:c="8"/>}</text:p>
      <text:p text:style-name="P3"><text:s text:c="8"/>if($y &lt; MAX_Y - 1 &amp;&amp; $x &gt; 0 &amp;&amp; $Board[$x - 1][$y + 1]-&gt;getOrd() !== $ord) {</text:p>
      <text:p text:style-name="P3"><text:s text:c="10"/>$data[] = $x - 1;</text:p>
      <text:p text:style-name="P3"><text:s text:c="10"/>$data[] = $y + 1;</text:p>
      <text:p text:style-name="P3"><text:s text:c="8"/>}</text:p>
      <text:p text:style-name="P3"><text:s text:c="8"/>if($x &gt; 0 &amp;&amp; $Board[$x - 1][$y]-&gt;getOrd() !== $ord) {</text:p>
      <text:p text:style-name="P3"><text:s text:c="10"/>$data[] = $x - 1;</text:p>
      <text:p text:style-name="P3"><text:s text:c="10"/>$data[] = $y;</text:p>
      <text:p text:style-name="P3"><text:s text:c="8"/>}</text:p>
      <text:p text:style-name="P3"><text:s text:c="8"/>if($y &gt; 0 &amp;&amp; $x &gt; 0 &amp;&amp; $Board[$x - 1][$y - 1]-&gt;getOrd() !== $ord) {</text:p>
      <text:p text:style-name="P3"><text:s text:c="10"/>$data[] = $x - 1;</text:p>
      <text:p text:style-name="P3"><text:s text:c="10"/>$data[] = $y - 1;</text:p>
      <text:p text:style-name="P3"><text:s text:c="8"/>}</text:p>
      <text:p text:style-name="P3"><text:s text:c="8"/>break;</text:p>
      <text:p text:style-name="P3"/>
      <text:p text:style-name="P3"><text:s text:c="6"/>case -3:</text:p>
      <text:p text:style-name="P3"><text:s text:c="8"/>if($y &gt; 0 &amp;&amp; $x <text:s/>&lt; MAX_X - 1 &amp;&amp; $Board[$x + 1][$y - 1]-&gt;getOrd() !== $ord) {</text:p>
      <text:p text:style-name="P3"><text:s text:c="10"/>$data[] = $x + 1;</text:p>
      <text:p text:style-name="P3"><text:s text:c="10"/>$data[] = $y - 1;</text:p>
      <text:p text:style-name="P3"><text:s text:c="8"/>}</text:p>
      <text:p text:style-name="P3"><text:s text:c="8"/>if($y &lt; MAX_Y - 1 &amp;&amp; $x &lt; MAX_X - 1 &amp;&amp; $Board[$x + 1][$y + 1]-&gt;getOrd() !== $ord) {</text:p>
      <text:p text:style-name="P3"><text:s text:c="10"/>$data[] = $x + 1;</text:p>
      <text:p text:style-name="P3"><text:s text:c="10"/>$data[] = $y + 1;</text:p>
      <text:p text:style-name="P3"><text:s text:c="8"/>}</text:p>
      <text:p text:style-name="P3"><text:s text:c="8"/>if($y &lt; MAX_Y - 1 &amp;&amp; $x &gt; 0 &amp;&amp; $Board[$x - 1][$y + 1]-&gt;getOrd() !== $ord) {</text:p>
      <text:p text:style-name="P3"><text:s text:c="10"/>$data[] = $x - 1;</text:p>
      <text:p text:style-name="P3"><text:s text:c="10"/>$data[] = $y + 1;</text:p>
      <text:p text:style-name="P3"><text:s text:c="8"/>}</text:p>
      <text:p text:style-name="P3"><text:s text:c="8"/>if($y &gt; 0 &amp;&amp; $x &gt; 0 &amp;&amp; $Board[$x - 1][$y - 1]-&gt;getOrd() !== $ord) {</text:p>
      <text:p text:style-name="P3"><text:s text:c="10"/>$data[] = $x - 1;</text:p>
      <text:p text:style-name="P3"><text:s text:c="10"/>$data[] = $y - 1;</text:p>
      <text:p text:style-name="P3"><text:s text:c="8"/>}</text:p>
      <text:p text:style-name="P3"><text:soft-page-break/></text:p>
      <text:p text:style-name="P3"><text:s text:c="6"/>case 3:</text:p>
      <text:p text:style-name="P3"><text:s text:c="8"/>while($y &gt; 0 &amp;&amp; $Board[$x][$y - 1]-&gt;getOrd() !== $ord) {</text:p>
      <text:p text:style-name="P3"><text:s text:c="10"/>$data[] = $x;</text:p>
      <text:p text:style-name="P3"><text:s text:c="10"/>$data[] = $y - 1;</text:p>
      <text:p text:style-name="P3"><text:s text:c="10"/>if($Board[$x][$y - 1]-&gt;getOrd() === ENEMY) break;</text:p>
      <text:p text:style-name="P3"><text:s text:c="10"/>$y--;</text:p>
      <text:p text:style-name="P3"><text:s text:c="8"/>}</text:p>
      <text:p text:style-name="P3"><text:s text:c="8"/>list($x, $y) = $point;</text:p>
      <text:p text:style-name="P3"><text:s text:c="8"/>while($x &lt; MAX_X - 1 &amp;&amp; $Board[$x + 1][$y]-&gt;getOrd() !== $ord) {</text:p>
      <text:p text:style-name="P3"><text:s text:c="10"/>$data[] = $x + 1;</text:p>
      <text:p text:style-name="P3"><text:s text:c="10"/>$data[] = $y;</text:p>
      <text:p text:style-name="P3"><text:s text:c="10"/>if($Board[$x + 1][$y]-&gt;getOrd() === ENEMY) break;</text:p>
      <text:p text:style-name="P3"><text:s text:c="10"/>$x++;</text:p>
      <text:p text:style-name="P3"><text:s text:c="8"/>}</text:p>
      <text:p text:style-name="P3"><text:s text:c="8"/>list($x, $y) = $point;</text:p>
      <text:p text:style-name="P3"><text:s text:c="8"/>while($y &lt; MAX_Y - 1 &amp;&amp; $Board[$x][$y + 1]-&gt;getOrd() !== $ord) {</text:p>
      <text:p text:style-name="P3"><text:s text:c="10"/>$data[] = $x;</text:p>
      <text:p text:style-name="P3"><text:s text:c="10"/>$data[] = $y + 1;</text:p>
      <text:p text:style-name="P3"><text:s text:c="10"/>if($Board[$x][$y + 1]-&gt;getOrd() === ENEMY) break;</text:p>
      <text:p text:style-name="P3"><text:s text:c="10"/>$y++;</text:p>
      <text:p text:style-name="P3"><text:s text:c="8"/>}</text:p>
      <text:p text:style-name="P3"><text:s text:c="8"/>list($x, $y) = $point;</text:p>
      <text:p text:style-name="P3"><text:s text:c="8"/>while($x &gt; 0 &amp;&amp; $Board[$x - 1][$y]-&gt;getOrd() !== $ord) {</text:p>
      <text:p text:style-name="P3"><text:s text:c="10"/>$data[] = $x - 1;</text:p>
      <text:p text:style-name="P3"><text:s text:c="10"/>$data[] = $y;</text:p>
      <text:p text:style-name="P3"><text:s text:c="10"/>if($Board[$x - 1][$y]-&gt;getOrd() === ENEMY) break;</text:p>
      <text:p text:style-name="P3"><text:s text:c="10"/>$x--;</text:p>
      <text:p text:style-name="P3"><text:s text:c="8"/>}</text:p>
      <text:p text:style-name="P3"><text:s text:c="8"/>break;</text:p>
      <text:p text:style-name="P3"/>
      <text:p text:style-name="P3"><text:s text:c="6"/>case -4:</text:p>
      <text:p text:style-name="P3"><text:s text:c="8"/>if($y &gt; 0 &amp;&amp; $Board[$x][$y - 1]-&gt;getOrd() !== $ord) {</text:p>
      <text:p text:style-name="P3"><text:s text:c="10"/>$data[] = $x;</text:p>
      <text:p text:style-name="P3"><text:s text:c="10"/>$data[] = $y - 1;</text:p>
      <text:p text:style-name="P3"><text:soft-page-break/><text:s text:c="8"/>}</text:p>
      <text:p text:style-name="P3"><text:s text:c="8"/>if($x &lt; MAX_X - 1 &amp;&amp; $Board[$x + 1][$y]-&gt;getOrd() !== $ord) {</text:p>
      <text:p text:style-name="P3"><text:s text:c="10"/>$data[] = $x + 1;</text:p>
      <text:p text:style-name="P3"><text:s text:c="10"/>$data[] = $y;</text:p>
      <text:p text:style-name="P3"><text:s text:c="8"/>}</text:p>
      <text:p text:style-name="P3"><text:s text:c="8"/>if($y &lt; MAX_Y - 1 &amp;&amp; $Board[$x][$y + 1]-&gt;getOrd() !== $ord) {</text:p>
      <text:p text:style-name="P3"><text:s text:c="10"/>$data[] = $x;</text:p>
      <text:p text:style-name="P3"><text:s text:c="10"/>$data[] = $y + 1;</text:p>
      <text:p text:style-name="P3"><text:s text:c="8"/>}</text:p>
      <text:p text:style-name="P3"><text:s text:c="8"/>if($x &gt; 0 &amp;&amp; $Board[$x - 1][$y]-&gt;getOrd() !== $ord) {</text:p>
      <text:p text:style-name="P3"><text:s text:c="10"/>$data[] = $x - 1;</text:p>
      <text:p text:style-name="P3"><text:s text:c="10"/>$data[] = $y;</text:p>
      <text:p text:style-name="P3"><text:s text:c="8"/>}</text:p>
      <text:p text:style-name="P3"/>
      <text:p text:style-name="P3"><text:s text:c="6"/>case 4:</text:p>
      <text:p text:style-name="P3"><text:s text:c="8"/>while($y &gt; 0 &amp;&amp; $x &lt; MAX_X - 1 &amp;&amp; $Board[$x + 1][$y - 1]-&gt;getOrd() !== $ord) {</text:p>
      <text:p text:style-name="P3"><text:s text:c="10"/>$data[] = $x + 1;</text:p>
      <text:p text:style-name="P3"><text:s text:c="10"/>$data[] = $y - 1;</text:p>
      <text:p text:style-name="P3"><text:s text:c="10"/>if($Board[$x + 1][$y - 1]-&gt;getOrd() === ENEMY) break;</text:p>
      <text:p text:style-name="P3"><text:s text:c="10"/>$x++;</text:p>
      <text:p text:style-name="P3"><text:s text:c="10"/>$y--;</text:p>
      <text:p text:style-name="P3"><text:s text:c="8"/>}</text:p>
      <text:p text:style-name="P3"><text:s text:c="8"/>list($x, $y) = $point;</text:p>
      <text:p text:style-name="P3"><text:s text:c="8"/>while($y &lt; MAX_Y - 1 &amp;&amp; $x &lt; MAX_X - 1 &amp;&amp; $Board[$x + 1][$y + 1]-&gt;getOrd() !== $ord) {</text:p>
      <text:p text:style-name="P3"><text:s text:c="10"/>$data[] = $x + 1;</text:p>
      <text:p text:style-name="P3"><text:s text:c="10"/>$data[] = $y + 1;</text:p>
      <text:p text:style-name="P3"><text:s text:c="10"/>if($Board[$x + 1][$y + 1]-&gt;getOrd() === ENEMY) break;</text:p>
      <text:p text:style-name="P3"><text:s text:c="10"/>$x++;</text:p>
      <text:p text:style-name="P3"><text:s text:c="10"/>$y++;</text:p>
      <text:p text:style-name="P3"><text:s text:c="8"/>}</text:p>
      <text:p text:style-name="P3"><text:s text:c="8"/>list($x, $y) = $point;</text:p>
      <text:p text:style-name="P3"><text:s text:c="8"/>while($y &lt; MAX_Y - 1 &amp;&amp; $x &gt; 0 &amp;&amp; $Board[$x - 1][$y + 1]-&gt;getOrd() !== $ord) {</text:p>
      <text:p text:style-name="P3"><text:s text:c="10"/>$data[] = $x - 1;</text:p>
      <text:p text:style-name="P3"><text:s text:c="10"/>$data[] = $y + 1;</text:p>
      <text:p text:style-name="P3"><text:soft-page-break/><text:s text:c="10"/>if($Board[$x - 1][$y + 1]-&gt;getOrd() === ENEMY) break;</text:p>
      <text:p text:style-name="P3"><text:s text:c="10"/>$x--;</text:p>
      <text:p text:style-name="P3"><text:s text:c="10"/>$y++;</text:p>
      <text:p text:style-name="P3"><text:s text:c="8"/>}</text:p>
      <text:p text:style-name="P3"><text:s text:c="8"/>list($x, $y) = $point;</text:p>
      <text:p text:style-name="P3"><text:s text:c="8"/>while($y &gt; 0 &amp;&amp; $x &gt; 0 &amp;&amp; $Board[$x - 1][$y - 1]-&gt;getOrd() !== $ord) {</text:p>
      <text:p text:style-name="P3"><text:s text:c="10"/>$data[] = $x - 1;</text:p>
      <text:p text:style-name="P3"><text:s text:c="10"/>$data[] = $y - 1;</text:p>
      <text:p text:style-name="P3"><text:s text:c="10"/>if($Board[$x - 1][$y - 1]-&gt;getOrd() === ENEMY) break;</text:p>
      <text:p text:style-name="P3"><text:s text:c="10"/>$x--;</text:p>
      <text:p text:style-name="P3"><text:s text:c="10"/>$y--;</text:p>
      <text:p text:style-name="P3"><text:s text:c="8"/>}</text:p>
      <text:p text:style-name="P3"><text:s text:c="8"/>break;</text:p>
      <text:p text:style-name="P3"/>
      <text:p text:style-name="P3"><text:s text:c="6"/>case 5:</text:p>
      <text:p text:style-name="P3"><text:s text:c="6"/>case -5:</text:p>
      <text:p text:style-name="P3"><text:s text:c="6"/>case -6:</text:p>
      <text:p text:style-name="P3"><text:s text:c="6"/>case -7:</text:p>
      <text:p text:style-name="P3"><text:s text:c="6"/>case -8:</text:p>
      <text:p text:style-name="P3"><text:s text:c="6"/>case -9:</text:p>
      <text:p text:style-name="P3"><text:s text:c="8"/>if($y &gt; 0 &amp;&amp; $Board[$x][$y - 1]-&gt;getOrd() !== $ord) {</text:p>
      <text:p text:style-name="P3"><text:s text:c="10"/>$data[] = $x;</text:p>
      <text:p text:style-name="P3"><text:s text:c="10"/>$data[] = $y - 1;</text:p>
      <text:p text:style-name="P3"><text:s text:c="8"/>}</text:p>
      <text:p text:style-name="P3"><text:s text:c="8"/>if($y &gt; 0 &amp;&amp; $x <text:s/>&lt; MAX_X - 1 &amp;&amp; $Board[$x + 1][$y - 1]-&gt;getOrd() !== $ord) {</text:p>
      <text:p text:style-name="P3"><text:s text:c="10"/>$data[] = $x + 1;</text:p>
      <text:p text:style-name="P3"><text:s text:c="10"/>$data[] = $y - 1;</text:p>
      <text:p text:style-name="P3"><text:s text:c="8"/>}</text:p>
      <text:p text:style-name="P3"><text:s text:c="8"/>if($x &lt; MAX_X - 1 &amp;&amp; $Board[$x + 1][$y]-&gt;getOrd() !== $ord) {</text:p>
      <text:p text:style-name="P3"><text:s text:c="10"/>$data[] = $x + 1;</text:p>
      <text:p text:style-name="P3"><text:s text:c="10"/>$data[] = $y;</text:p>
      <text:p text:style-name="P3"><text:s text:c="8"/>}</text:p>
      <text:p text:style-name="P3"><text:s text:c="8"/>if($y &lt; MAX_Y - 1 &amp;&amp; $Board[$x][$y + 1]-&gt;getOrd() !== $ord) {</text:p>
      <text:p text:style-name="P3"><text:s text:c="10"/>$data[] = $x;</text:p>
      <text:p text:style-name="P3"><text:s text:c="10"/>$data[] = $y + 1;</text:p>
      <text:p text:style-name="P3"><text:soft-page-break/><text:s text:c="8"/>}</text:p>
      <text:p text:style-name="P3"><text:s text:c="8"/>if($x &gt; 0 &amp;&amp; $Board[$x - 1][$y]-&gt;getOrd() !== $ord) {</text:p>
      <text:p text:style-name="P3"><text:s text:c="10"/>$data[] = $x - 1;</text:p>
      <text:p text:style-name="P3"><text:s text:c="10"/>$data[] = $y;</text:p>
      <text:p text:style-name="P3"><text:s text:c="8"/>}</text:p>
      <text:p text:style-name="P3"><text:s text:c="8"/>if($y &gt; 0 &amp;&amp; $x &gt; 0 &amp;&amp; $Board[$x - 1][$y - 1]-&gt;getOrd() !== $ord) {</text:p>
      <text:p text:style-name="P3"><text:s text:c="10"/>$data[] = $x - 1;</text:p>
      <text:p text:style-name="P3"><text:s text:c="10"/>$data[] = $y - 1;</text:p>
      <text:p text:style-name="P3"><text:s text:c="8"/>}</text:p>
      <text:p text:style-name="P3"><text:s text:c="8"/>break;</text:p>
      <text:p text:style-name="P3"/>
      <text:p text:style-name="P3"><text:s text:c="6"/>case 6:</text:p>
      <text:p text:style-name="P3"><text:s text:c="8"/>if($y &gt; 0 &amp;&amp; $Board[$x][$y - 1]-&gt;getOrd() !== $ord) {</text:p>
      <text:p text:style-name="P3"><text:s text:c="10"/>$data[] = $x;</text:p>
      <text:p text:style-name="P3"><text:s text:c="10"/>$data[] = $y - 1;</text:p>
      <text:p text:style-name="P3"><text:s text:c="8"/>}</text:p>
      <text:p text:style-name="P3"><text:s text:c="8"/>if($y &gt; 0 &amp;&amp; $x &lt; MAX_X - 1 &amp;&amp; $Board[$x + 1][$y - 1]-&gt;getOrd() !== $ord) {</text:p>
      <text:p text:style-name="P3"><text:s text:c="10"/>$data[] = $x + 1;</text:p>
      <text:p text:style-name="P3"><text:s text:c="10"/>$data[] = $y - 1;</text:p>
      <text:p text:style-name="P3"><text:s text:c="8"/>}</text:p>
      <text:p text:style-name="P3"><text:s text:c="8"/>if($y &lt; MAX_Y - 1 &amp;&amp; $x &lt; MAX_X - 1 &amp;&amp; $Board[$x + 1][$y + 1]-&gt;getOrd() !== $ord) {</text:p>
      <text:p text:style-name="P3"><text:s text:c="10"/>$data[] = $x + 1;</text:p>
      <text:p text:style-name="P3"><text:s text:c="10"/>$data[] = $y + 1;</text:p>
      <text:p text:style-name="P3"><text:s text:c="8"/>}</text:p>
      <text:p text:style-name="P3"><text:s text:c="8"/>if($y &lt; MAX_Y - 1 &amp;&amp; $x &gt; 0 &amp;&amp; $Board[$x - 1][$y + 1]-&gt;getOrd() !== $ord) {</text:p>
      <text:p text:style-name="P3"><text:s text:c="10"/>$data[] = $x - 1;</text:p>
      <text:p text:style-name="P3"><text:s text:c="10"/>$data[] = $y + 1;</text:p>
      <text:p text:style-name="P3"><text:s text:c="8"/>}</text:p>
      <text:p text:style-name="P3"><text:s text:c="8"/>if($y &gt; 0 &amp;&amp; $x &gt; 0 &amp;&amp; $Board[$x - 1][$y - 1]-&gt;getOrd() !== $ord) {</text:p>
      <text:p text:style-name="P3"><text:s text:c="10"/>$data[] = $x - 1;</text:p>
      <text:p text:style-name="P3"><text:s text:c="10"/>$data[] = $y - 1;</text:p>
      <text:p text:style-name="P3"><text:s text:c="8"/>}</text:p>
      <text:p text:style-name="P3"><text:s text:c="8"/>break;</text:p>
      <text:p text:style-name="P3"/>
      <text:p text:style-name="P3"><text:soft-page-break/><text:s text:c="6"/>case 7:</text:p>
      <text:p text:style-name="P3"><text:s text:c="8"/>if($y &gt; 1 &amp;&amp; $x &lt; MAX_X - 1) {</text:p>
      <text:p text:style-name="P3"><text:s text:c="10"/>if($Board[$x + 1][$y - 2]-&gt;getOrd() !== $ord) {</text:p>
      <text:p text:style-name="P3"><text:s text:c="12"/>$data[] = $x + 1;</text:p>
      <text:p text:style-name="P3"><text:s text:c="12"/>$data[] = $y - 2;</text:p>
      <text:p text:style-name="P3"><text:s text:c="10"/>}</text:p>
      <text:p text:style-name="P3"><text:s text:c="8"/>}</text:p>
      <text:p text:style-name="P3"><text:s text:c="8"/>if($y &gt; 1 &amp;&amp; $x &gt; 0) {</text:p>
      <text:p text:style-name="P3"><text:s text:c="10"/>if($Board[$x - 1][$y - 2]-&gt;getOrd() !== $ord) {</text:p>
      <text:p text:style-name="P3"><text:s text:c="12"/>$data[] = $x - 1;</text:p>
      <text:p text:style-name="P3"><text:s text:c="12"/>$data[] = $y - 2;</text:p>
      <text:p text:style-name="P3"><text:s text:c="10"/>}</text:p>
      <text:p text:style-name="P3"><text:s text:c="8"/>}</text:p>
      <text:p text:style-name="P3"><text:s text:c="8"/>break;</text:p>
      <text:p text:style-name="P3"/>
      <text:p text:style-name="P3"><text:s text:c="6"/>case 8:</text:p>
      <text:p text:style-name="P3"><text:s text:c="8"/>while($y &gt; 0 &amp;&amp; $Board[$x][$y - 1]-&gt;getOrd() !== $ord) {</text:p>
      <text:p text:style-name="P3"><text:s text:c="10"/>$data[] = $x;</text:p>
      <text:p text:style-name="P3"><text:s text:c="10"/>$data[] = $y - 1;</text:p>
      <text:p text:style-name="P3"><text:s text:c="10"/>if($Board[$x][$y - 1]-&gt;getOrd() === ENEMY) break;</text:p>
      <text:p text:style-name="P3"><text:s text:c="10"/>$y--;</text:p>
      <text:p text:style-name="P3"><text:s text:c="8"/>}</text:p>
      <text:p text:style-name="P3"><text:s text:c="8"/>break;</text:p>
      <text:p text:style-name="P3"/>
      <text:p text:style-name="P3"><text:s text:c="6"/>case 9:</text:p>
      <text:p text:style-name="P3"><text:s text:c="8"/>if($y &gt; 0 &amp;&amp; $Board[$x][$y - 1]-&gt;getOrd() !== $ord) {</text:p>
      <text:p text:style-name="P3"><text:s text:c="10"/>$data[] = $x;</text:p>
      <text:p text:style-name="P3"><text:s text:c="10"/>$data[] = $y - 1;</text:p>
      <text:p text:style-name="P3"><text:s text:c="8"/>}</text:p>
      <text:p text:style-name="P3"><text:s text:c="8"/>break;</text:p>
      <text:p text:style-name="P3"/>
      <text:p text:style-name="P3"><text:s text:c="6"/>default:</text:p>
      <text:p text:style-name="P3"><text:s text:c="8"/>$data = false;</text:p>
      <text:p text:style-name="P3"><text:s text:c="8"/>break;</text:p>
      <text:p text:style-name="P3"><text:s text:c="4"/>}</text:p>
      <text:p text:style-name="P3"><text:soft-page-break/></text:p>
      <text:p text:style-name="P3"><text:s text:c="4"/>return true;</text:p>
      <text:p text:style-name="P3"><text:s text:c="2"/>}</text:p>
      <text:p text:style-name="P3"/>
      <text:p text:style-name="P3"><text:s text:c="2"/>function mp_swap(&amp;$before, &amp;$after)</text:p>
      <text:p text:style-name="P3"><text:s text:c="2"/>{</text:p>
      <text:p text:style-name="P3"><text:s text:c="4"/>/*</text:p>
      <text:p text:style-name="P3"><text:s text:c="4"/>2つの座標の駒を入れ替える.移動元の駒がない場合移動元は駒情報を消す</text:p>
      <text:p text:style-name="P3"><text:s text:c="4"/>mp_swap(移動元, 移動先)</text:p>
      <text:p text:style-name="P3"><text:s text:c="4"/>*/</text:p>
      <text:p text:style-name="P3"><text:s text:c="4"/>if($before-&gt;getOrd() == NONE) return ;</text:p>
      <text:p text:style-name="P3"><text:s text:c="4"/>$tmp = $before;</text:p>
      <text:p text:style-name="P3"><text:s text:c="4"/>$before = $after;</text:p>
      <text:p text:style-name="P3"><text:s text:c="4"/>$after = $tmp;</text:p>
      <text:p text:style-name="P3"><text:s text:c="4"/>$before-&gt;setAll(0, 0);</text:p>
      <text:p text:style-name="P3"><text:s text:c="2"/>}</text:p>
      <text:p text:style-name="P3"/>
      <text:p text:style-name="P3"><text:s text:c="2"/>function mp_checkProm($x, $y, $bx, $by, $piece, $Filename, $u_name)</text:p>
      <text:p text:style-name="P3"><text:s text:c="2"/>{</text:p>
      <text:p text:style-name="P3"><text:s text:c="4"/>/*</text:p>
      <text:p text:style-name="P3"><text:s text:c="4"/>成るかどうか確認するフォームを表示</text:p>
      <text:p text:style-name="P3"><text:s text:c="4"/>mp_checkProm(選択した駒の移動後x座標, 選択した駒の移動後y座標, 選択した駒の移動前x座標, 選択した駒の移動前y座標, 選択した駒の数字, 遷移先ファイル名)</text:p>
      <text:p text:style-name="P3"><text:s text:c="4"/>*/</text:p>
      <text:p text:style-name="P3"/>
      <text:p text:style-name="P3"><text:s text:c="4"/>if($y &lt; 3 &amp;&amp; $piece &gt; 0) {</text:p>
      <text:p text:style-name="P3"><text:s text:c="6"/>//画面構成</text:p>
      <text:p text:style-name="P3"><text:s text:c="6"/>print "&lt;div class=\"grid\"&gt;\n";</text:p>
      <text:p text:style-name="P3"/>
      <text:p text:style-name="P3"><text:s text:c="6"/>switch($piece) {</text:p>
      <text:p text:style-name="P3"><text:s text:c="8"/>case 3:</text:p>
      <text:p text:style-name="P3"><text:s text:c="8"/>case 4:</text:p>
      <text:p text:style-name="P3"><text:s text:c="8"/>case 6:</text:p>
      <text:p text:style-name="P3"><text:s text:c="10"/>print <text:s/>&lt;&lt;&lt; EOL</text:p>
      <text:p text:style-name="P3"><text:s text:c="2"/>&lt;div class="prom"&gt;&lt;form action="{$Filename}" method="post"&gt;</text:p>
      <text:p text:style-name="P3"><text:soft-page-break/><text:s text:c="2"/>&lt;p&gt;成りますか?&lt;/p&gt;</text:p>
      <text:p text:style-name="P3"><text:s text:c="2"/>&lt;p&gt;</text:p>
      <text:p text:style-name="P3"><text:s text:c="2"/>&lt;input type="radio" name="prom" value="1" id="prom"&gt;</text:p>
      <text:p text:style-name="P3"><text:s text:c="2"/>&lt;label for="prom"&gt;成る&lt;/label&gt;</text:p>
      <text:p text:style-name="P3"><text:s text:c="2"/>&lt;input type="radio" name="prom" value="0" id="nprom"&gt;</text:p>
      <text:p text:style-name="P3"><text:s text:c="2"/>&lt;label for="nprom"&gt;成らない&lt;/label&gt;</text:p>
      <text:p text:style-name="P3"><text:s text:c="2"/>&lt;input type="hidden" name="x" value="{$x}"&gt;</text:p>
      <text:p text:style-name="P3"><text:s text:c="2"/>&lt;input type="hidden" name="y" value="{$y}"&gt;</text:p>
      <text:p text:style-name="P3"><text:s text:c="2"/>&lt;input type="hidden" name="bx" value="{$bx}"&gt;</text:p>
      <text:p text:style-name="P3"><text:s text:c="2"/>&lt;input type="hidden" name="by" value="{$by}"&gt;</text:p>
      <text:p text:style-name="P3"><text:s text:c="2"/>&lt;input type="hidden" name="uid" value="{$u_name}"&gt;</text:p>
      <text:p text:style-name="P3"><text:s text:c="2"/>&lt;/p&gt;</text:p>
      <text:p text:style-name="P3"><text:s text:c="2"/>&lt;p&gt;&lt;input type="submit" value="送信" class="submit"&gt;&lt;/p&gt;</text:p>
      <text:p text:style-name="P3"><text:s text:c="2"/>&lt;/form&gt;&lt;/div&gt;</text:p>
      <text:p text:style-name="P3">EOL;</text:p>
      <text:p text:style-name="P3"><text:s text:c="10"/>break;</text:p>
      <text:p text:style-name="P3"><text:s text:c="8"/>case 7:</text:p>
      <text:p text:style-name="P3"><text:s text:c="8"/>if($y == 0 || $y == 1) {</text:p>
      <text:p text:style-name="P3"><text:s text:c="10"/>print &lt;&lt;&lt; EOL1</text:p>
      <text:p text:style-name="P3">&lt;div class="prom"&gt;&lt;form action="{$Filename}" method="post"&gt;</text:p>
      <text:p text:style-name="P3">&lt;p&gt;成ります&lt;/p&gt;</text:p>
      <text:p text:style-name="P3">&lt;p&gt;</text:p>
      <text:p text:style-name="P3">&lt;input type="hidden" name="prom" value="1"&gt;</text:p>
      <text:p text:style-name="P3">&lt;input type="hidden" name="x" value="{$x}"&gt;</text:p>
      <text:p text:style-name="P3">&lt;input type="hidden" name="y" value="{$y}"&gt;</text:p>
      <text:p text:style-name="P3">&lt;input type="hidden" name="bx" value="{$bx}"&gt;</text:p>
      <text:p text:style-name="P3">&lt;input type="hidden" name="by" value="{$by}"&gt;</text:p>
      <text:p text:style-name="P3">&lt;input type="hidden" name="uid" value="{$u_name}"&gt;</text:p>
      <text:p text:style-name="P3">&lt;/p&gt;</text:p>
      <text:p text:style-name="P3">&lt;p&gt;&lt;input type="submit" value="確認" class="submit"&gt;&lt;/p&gt;</text:p>
      <text:p text:style-name="P3">&lt;/form&gt;&lt;/div&gt;</text:p>
      <text:p text:style-name="P3">EOL1;</text:p>
      <text:p text:style-name="P3"><text:s text:c="10"/>break;</text:p>
      <text:p text:style-name="P3"><text:s text:c="8"/>}else {</text:p>
      <text:p text:style-name="P3"><text:s text:c="10"/>print <text:s/>&lt;&lt;&lt; EOL2</text:p>
      <text:p text:style-name="P3"><text:soft-page-break/>&lt;div class="prom"&gt;&lt;form action="{$Filename}" method="post"&gt;</text:p>
      <text:p text:style-name="P3">&lt;p&gt;成りますか?&lt;/p&gt;</text:p>
      <text:p text:style-name="P3">&lt;p&gt;</text:p>
      <text:p text:style-name="P3">&lt;input type="radio" name="prom" value="1" id="prom"&gt;</text:p>
      <text:p text:style-name="P3">&lt;label for="prom"&gt;成る&lt;/label&gt;</text:p>
      <text:p text:style-name="P3">&lt;input type="radio" name="prom" value="0" id="nprom"&gt;</text:p>
      <text:p text:style-name="P3">&lt;label for="nprom"&gt;成らない&lt;/label&gt;</text:p>
      <text:p text:style-name="P3">&lt;input type="hidden" name="x" value="{$x}"&gt;</text:p>
      <text:p text:style-name="P3">&lt;input type="hidden" name="y" value="{$y}"&gt;</text:p>
      <text:p text:style-name="P3">&lt;input type="hidden" name="bx" value="{$bx}"&gt;</text:p>
      <text:p text:style-name="P3">&lt;input type="hidden" name="by" value="{$by}"&gt;</text:p>
      <text:p text:style-name="P3">&lt;input type="hidden" name="uid" value="{$u_name}"&gt;</text:p>
      <text:p text:style-name="P3">&lt;/p&gt;</text:p>
      <text:p text:style-name="P3">&lt;p&gt;&lt;input type="submit" value="送信" class="submit"&gt;&lt;/p&gt;</text:p>
      <text:p text:style-name="P3">&lt;/form&gt;&lt;/div&gt;</text:p>
      <text:p text:style-name="P3">EOL2;</text:p>
      <text:p text:style-name="P3"><text:s text:c="6"/>break;</text:p>
      <text:p text:style-name="P3"><text:s text:c="8"/>}</text:p>
      <text:p text:style-name="P3"><text:s text:c="8"/>case 8:</text:p>
      <text:p text:style-name="P3"><text:s text:c="8"/>case 9:</text:p>
      <text:p text:style-name="P3"><text:s text:c="10"/>if($y == 0) {</text:p>
      <text:p text:style-name="P3"><text:s text:c="12"/>print &lt;&lt;&lt; EOL3</text:p>
      <text:p text:style-name="P3"><text:s text:c="2"/>&lt;div class="prom"&gt;&lt;form action="{$Filename}" method="post"&gt;</text:p>
      <text:p text:style-name="P3"><text:s text:c="2"/>&lt;p&gt;成ります&lt;/p&gt;</text:p>
      <text:p text:style-name="P3"><text:s text:c="2"/>&lt;p&gt;</text:p>
      <text:p text:style-name="P3"><text:s text:c="2"/>&lt;input type="hidden" name="prom" value="1"&gt;</text:p>
      <text:p text:style-name="P3"><text:s text:c="2"/>&lt;input type="hidden" name="x" value="{$x}"&gt;</text:p>
      <text:p text:style-name="P3"><text:s text:c="2"/>&lt;input type="hidden" name="y" value="{$y}"&gt;</text:p>
      <text:p text:style-name="P3"><text:s text:c="2"/>&lt;input type="hidden" name="bx" value="{$bx}"&gt;</text:p>
      <text:p text:style-name="P3"><text:s text:c="2"/>&lt;input type="hidden" name="by" value="{$by}"&gt;</text:p>
      <text:p text:style-name="P3"><text:s text:c="2"/>&lt;input type="hidden" name="uid" value="{$u_name}"&gt;</text:p>
      <text:p text:style-name="P3"><text:s text:c="2"/>&lt;/p&gt;</text:p>
      <text:p text:style-name="P3"><text:s text:c="2"/>&lt;p&gt;&lt;input type="submit" value="確認" class="submit"&gt;&lt;/p&gt;</text:p>
      <text:p text:style-name="P3"><text:s text:c="2"/>&lt;/form&gt;&lt;/div&gt;</text:p>
      <text:p text:style-name="P3">EOL3;</text:p>
      <text:p text:style-name="P3"><text:soft-page-break/><text:s text:c="2"/>break;</text:p>
      <text:p text:style-name="P3"><text:s text:c="10"/>}else {</text:p>
      <text:p text:style-name="P3"><text:s text:c="12"/>print <text:s/>&lt;&lt;&lt; EOL4</text:p>
      <text:p text:style-name="P3"><text:s text:c="2"/>&lt;div class="prom"&gt;&lt;form action="{$Filename}" method="post"&gt;</text:p>
      <text:p text:style-name="P3"><text:s text:c="2"/>&lt;p&gt;成りますか?&lt;/p&gt;</text:p>
      <text:p text:style-name="P3"><text:s text:c="2"/>&lt;p&gt;</text:p>
      <text:p text:style-name="P3"><text:s text:c="2"/>&lt;input type="radio" name="prom" value="1" id="prom"&gt;</text:p>
      <text:p text:style-name="P3"><text:s text:c="2"/>&lt;label for="prom"&gt;成る&lt;/label&gt;</text:p>
      <text:p text:style-name="P3"><text:s text:c="2"/>&lt;input type="radio" name="prom" value="0" id="nprom"&gt;</text:p>
      <text:p text:style-name="P3"><text:s text:c="2"/>&lt;label for="nprom"&gt;成らない&lt;/label&gt;</text:p>
      <text:p text:style-name="P3"><text:s text:c="2"/>&lt;input type="hidden" name="x" value="{$x}"&gt;</text:p>
      <text:p text:style-name="P3"><text:s text:c="2"/>&lt;input type="hidden" name="y" value="{$y}"&gt;</text:p>
      <text:p text:style-name="P3"><text:s text:c="2"/>&lt;input type="hidden" name="bx" value="{$bx}"&gt;</text:p>
      <text:p text:style-name="P3"><text:s text:c="2"/>&lt;input type="hidden" name="by" value="{$by}"&gt;</text:p>
      <text:p text:style-name="P3"><text:s text:c="2"/>&lt;input type="hidden" name="uid" value="{$u_name}"&gt;</text:p>
      <text:p text:style-name="P3"><text:s text:c="2"/>&lt;/p&gt;</text:p>
      <text:p text:style-name="P3"><text:s text:c="2"/>&lt;p&gt;&lt;input type="submit" value="送信" class="submit"&gt;&lt;/p&gt;</text:p>
      <text:p text:style-name="P3"><text:s text:c="2"/>&lt;/form&gt;&lt;/div&gt;</text:p>
      <text:p text:style-name="P3">EOL4;</text:p>
      <text:p text:style-name="P3"><text:s text:c="10"/>}</text:p>
      <text:p text:style-name="P3"><text:s text:c="8"/>default:</text:p>
      <text:p text:style-name="P3"><text:s text:c="10"/>break;</text:p>
      <text:p text:style-name="P3"><text:s text:c="6"/>}</text:p>
      <text:p text:style-name="P3"><text:s text:c="6"/>return 1;</text:p>
      <text:p text:style-name="P3"><text:s text:c="4"/>}</text:p>
      <text:p text:style-name="P3"><text:s text:c="4"/>return 0;</text:p>
      <text:p text:style-name="P3"><text:s text:c="2"/>}</text:p>
      <text:p text:style-name="P3"/>
      <text:p text:style-name="P3"><text:s text:c="2"/>function mp_CheckMate($Board)</text:p>
      <text:p text:style-name="P3"><text:s text:c="2"/>{</text:p>
      <text:p text:style-name="P3"><text:s text:c="4"/>/*</text:p>
      <text:p text:style-name="P3"><text:s text:c="4"/>王手判定.戻り値が1なら詰み</text:p>
      <text:p text:style-name="P3"><text:s text:c="4"/>戻り値 = mp_check(盤面情報)</text:p>
      <text:p text:style-name="P3"><text:s text:c="4"/>*/</text:p>
      <text:p text:style-name="P3"><text:s text:c="4"/>$temp_board = mp_copy($Board);</text:p>
      <text:p text:style-name="P3"><text:soft-page-break/><text:s text:c="4"/>$position = array(); //王の座標</text:p>
      <text:p text:style-name="P3"><text:s text:c="4"/>$flg = 0;</text:p>
      <text:p text:style-name="P3"/>
      <text:p text:style-name="P3"/>
      <text:p text:style-name="P3"><text:s text:c="4"/>//敵王の座標取得</text:p>
      <text:p text:style-name="P3"><text:s text:c="4"/>for($y = 0; $y &lt; MAX_Y; $y++) {</text:p>
      <text:p text:style-name="P3"><text:s text:c="6"/>for($x = MAX_X - 1; $x &gt;= 0; $x--) {</text:p>
      <text:p text:style-name="P3"><text:s text:c="8"/>if(($Board[$x][$y]-&gt;getNameNum() == 1 || $Board[$x][$y]-&gt;getNameNum() == -1) &amp;&amp; $Board[$x][$y]-&gt;getOrd() == ENEMY) {</text:p>
      <text:p text:style-name="P3"><text:s text:c="10"/>array_push($position, $x, $y);</text:p>
      <text:p text:style-name="P3"><text:s text:c="10"/>$flg = 1;</text:p>
      <text:p text:style-name="P3"><text:s text:c="10"/>break;</text:p>
      <text:p text:style-name="P3"><text:s text:c="8"/>}</text:p>
      <text:p text:style-name="P3"><text:s text:c="8"/>if($flg == 1) break;</text:p>
      <text:p text:style-name="P3"><text:s text:c="6"/>}</text:p>
      <text:p text:style-name="P3"><text:s text:c="4"/>}</text:p>
      <text:p text:style-name="P3"><text:s text:c="4"/>mp_checkMove($Board, $position, $data); //王の移動できる座標</text:p>
      <text:p text:style-name="P3"><text:s text:c="4"/>array_merge($data, $position);</text:p>
      <text:p text:style-name="P3"><text:s text:c="4"/>$N = count($data) / 2; //王の移動できる座標数</text:p>
      <text:p text:style-name="P3"><text:s text:c="4"/>$flg = 0;</text:p>
      <text:p text:style-name="P3"/>
      <text:p text:style-name="P3"/>
      <text:p text:style-name="P3"><text:s text:c="4"/>for($i = 0; $i &lt; $N; $i++) {</text:p>
      <text:p text:style-name="P3"><text:s text:c="6"/>$cnt = array($data[2 * $i], $data[2 * $i + 1]);</text:p>
      <text:p text:style-name="P3"><text:s text:c="6"/>mp_swap($temp_board[$position[0]][$position[1]], $temp_board[$data[2 * $i]][$data[2 * $i + 1]]);</text:p>
      <text:p text:style-name="P3"><text:s text:c="6"/>#print $data[2 * $i].",".$data[2 * $i + 1].":";</text:p>
      <text:p text:style-name="P3"><text:s text:c="6"/>#print "[{$temp_board[$data[2 * $i]][$data[2 * $i + 1]]-&gt;getName()}]\n";</text:p>
      <text:p text:style-name="P3"><text:s text:c="6"/>#print $position[0].",".$position[1].":[{$temp_board[$position[0]][$position[1]]-&gt;getName()}]\n";</text:p>
      <text:p text:style-name="P3"><text:s text:c="6"/>$flg += mp_check($temp_board, array($data[2 * $i], $data[2 * $i + 1]));</text:p>
      <text:p text:style-name="P3"><text:s text:c="6"/>#print "\nflg:$flg\tN:$N\n";</text:p>
      <text:p text:style-name="P3"><text:s text:c="6"/>$temp_board = mp_copy($Board);</text:p>
      <text:p text:style-name="P3"><text:s text:c="4"/>}</text:p>
      <text:p text:style-name="P3"><text:s text:c="4"/>if($N == $flg) {</text:p>
      <text:p text:style-name="P3"><text:soft-page-break/><text:s text:c="6"/>return 1;</text:p>
      <text:p text:style-name="P3"><text:s text:c="4"/>}else {</text:p>
      <text:p text:style-name="P3"><text:s text:c="6"/>return 0;</text:p>
      <text:p text:style-name="P3"><text:s text:c="4"/>}</text:p>
      <text:p text:style-name="P3"><text:s text:c="2"/>}</text:p>
      <text:p text:style-name="P3"/>
      <text:p text:style-name="P3"><text:s text:c="2"/>function mp_check($Board, $position)</text:p>
      <text:p text:style-name="P3"><text:s text:c="2"/>{</text:p>
      <text:p text:style-name="P3"><text:s text:c="4"/>/*</text:p>
      <text:p text:style-name="P3"><text:s text:c="4"/>王手を判定する.戻り値が1だと王手状態</text:p>
      <text:p text:style-name="P3"><text:s text:c="4"/>mp_check(盤面の情報の入った配列, 王の座標の入った配列)</text:p>
      <text:p text:style-name="P3"><text:s text:c="4"/>*/</text:p>
      <text:p text:style-name="P3"><text:s text:c="4"/>/*</text:p>
      <text:p text:style-name="P3"><text:s text:c="4"/>print "六五四三二一\n";</text:p>
      <text:p text:style-name="P3"><text:s text:c="4"/>for($i = 0; $i &lt; MAX_Y; $i++) {</text:p>
      <text:p text:style-name="P3"><text:s text:c="6"/>for($j = MAX_X - 1; $j &gt;= 0; $j--) {</text:p>
      <text:p text:style-name="P3"><text:s text:c="8"/>print $Board[$j][$i]-&gt;getName();</text:p>
      <text:p text:style-name="P3"><text:s text:c="6"/>}</text:p>
      <text:p text:style-name="P3"><text:s text:c="6"/>$aaa = $j + 1;</text:p>
      <text:p text:style-name="P3"><text:s text:c="6"/>print $aaa."\n";</text:p>
      <text:p text:style-name="P3"><text:s text:c="4"/>}</text:p>
      <text:p text:style-name="P3"><text:s text:c="4"/>print "\n\n";</text:p>
      <text:p text:style-name="P3"><text:s text:c="4"/>*/</text:p>
      <text:p text:style-name="P3"/>
      <text:p text:style-name="P3"><text:s text:c="4"/>for($y = 0; $y &lt; MAX_Y; $y++) {</text:p>
      <text:p text:style-name="P3"><text:s text:c="6"/>for($x = MAX_X - 1; $x &gt;= 0; $x--) {</text:p>
      <text:p text:style-name="P3"><text:s text:c="8"/>if($Board[$x][$y]-&gt;getOrd() == MYSELF) {</text:p>
      <text:p text:style-name="P3"><text:s text:c="10"/>mp_checkMove($Board, Array($x, $y), $tmp); //自駒すべてが移動できる座標</text:p>
      <text:p text:style-name="P3"><text:s text:c="10"/>$n = count($tmp) / 2; //自駒すべてが移動できる座標数</text:p>
      <text:p text:style-name="P3"/>
      <text:p text:style-name="P3"><text:s text:c="10"/>for($i = 0; $i &lt; $n; $i++) {</text:p>
      <text:p text:style-name="P3"><text:s text:c="12"/>if(isset($position) &amp;&amp; ($position[0] == $tmp[2 * $i] &amp;&amp; $position[1] == $tmp[2 * $i + 1])) {</text:p>
      <text:p text:style-name="P3"><text:s text:c="14"/>/*王手判定*/</text:p>
      <text:p text:style-name="P3"><text:s text:c="14"/>unset($position);</text:p>
      <text:p text:style-name="P3"><text:soft-page-break/><text:s text:c="14"/>return 1;</text:p>
      <text:p text:style-name="P3"><text:s text:c="12"/>}</text:p>
      <text:p text:style-name="P3"><text:s text:c="10"/>}</text:p>
      <text:p text:style-name="P3"><text:s text:c="8"/>}</text:p>
      <text:p text:style-name="P3"><text:s text:c="6"/>}</text:p>
      <text:p text:style-name="P3"><text:s text:c="4"/>}</text:p>
      <text:p text:style-name="P3"><text:s text:c="4"/>return 0;</text:p>
      <text:p text:style-name="P3"><text:s text:c="2"/>}</text:p>
      <text:p text:style-name="P3"/>
      <text:p text:style-name="P3"><text:s text:c="2"/>function mp_copy($Board)</text:p>
      <text:p text:style-name="P3"><text:s text:c="2"/>{</text:p>
      <text:p text:style-name="P3"><text:s text:c="4"/>/*</text:p>
      <text:p text:style-name="P3"><text:s text:c="4"/>盤面をコピーする．戻り値にコピーざれたものか帰る</text:p>
      <text:p text:style-name="P3"><text:s text:c="4"/>mp_copy(コピーしたい盤面)</text:p>
      <text:p text:style-name="P3"><text:s text:c="4"/>*/</text:p>
      <text:p text:style-name="P3"><text:s text:c="4"/>for($y = 0; $y &lt; MAX_Y; $y++) {</text:p>
      <text:p text:style-name="P3"><text:s text:c="6"/>for($x = 0; $x &lt;MAX_X; $x++) {</text:p>
      <text:p text:style-name="P3"><text:s text:c="8"/>$temp_board[$x][$y] = clone $Board[$x][$y];</text:p>
      <text:p text:style-name="P3"><text:s text:c="6"/>}</text:p>
      <text:p text:style-name="P3"><text:s text:c="4"/>}</text:p>
      <text:p text:style-name="P3"><text:s text:c="4"/>return $temp_board;</text:p>
      <text:p text:style-name="P3"><text:s text:c="2"/>}</text:p>
      <text:p text:style-name="P3">?&gt;</text:p>
      <text:p text:style-name="P12"/>
      <text:p text:style-name="P12">13. PieceData.inc</text:p>
      <text:p text:style-name="P12"/>
      <text:p text:style-name="P3">&lt;?php</text:p>
      <text:p text:style-name="P3"><text:s text:c="2"/>class PieceName {</text:p>
      <text:p text:style-name="P3"><text:s text:c="4"/>/*</text:p>
      <text:p text:style-name="P3"><text:s text:c="4"/>基本使用しない</text:p>
      <text:p text:style-name="P3"><text:s text:c="4"/>*/</text:p>
      <text:p text:style-name="P3"><text:s text:c="4"/>#0:なし, 1:王, 2:玉, 3:飛車, 4:角行, 5:金将, 6:銀将, 7:桂馬, 8:香車, 9:歩兵</text:p>
      <text:p text:style-name="P3"><text:s text:c="4"/>private $NormName = array("　", "王", "玉", "飛", "角", "金", "銀", "桂", "香", "歩");</text:p>
      <text:p text:style-name="P3"><text:s text:c="4"/>private $PromName = array("　", "王", "玉", "龍", "馬", "金", "全", "圭", "杏", "と");</text:p>
      <text:p text:style-name="P3"/>
      <text:p text:style-name="P3"><text:soft-page-break/><text:s text:c="4"/>protected function NameTrans($name) {</text:p>
      <text:p text:style-name="P3"><text:s text:c="6"/>if($name &gt; 0) {</text:p>
      <text:p text:style-name="P3"><text:s text:c="8"/>return <text:s/>$this-&gt;NormName[$name];</text:p>
      <text:p text:style-name="P3"><text:s text:c="6"/>}else {</text:p>
      <text:p text:style-name="P3"><text:s text:c="8"/>return $this-&gt;PromName[$name * -1];</text:p>
      <text:p text:style-name="P3"><text:s text:c="6"/>}</text:p>
      <text:p text:style-name="P3"><text:s text:c="4"/>}</text:p>
      <text:p text:style-name="P3"><text:s text:c="2"/>}</text:p>
      <text:p text:style-name="P3"/>
      <text:p text:style-name="P3"><text:s text:c="2"/>class PieceData extends PieceName {</text:p>
      <text:p text:style-name="P3"><text:s text:c="4"/>/*</text:p>
      <text:p text:style-name="P3"><text:s text:c="4"/>駒情報を保持する.詳しくは「php クラス」で検索推奨</text:p>
      <text:p text:style-name="P3"><text:s text:c="4"/>変数名-&gt;setAll(駒名を表す数字, 駒が自分か相手かを表す定数) 入れた駒の情報が記録される.これをしなければデフォルトでは駒がないものとして処理される</text:p>
      <text:p text:style-name="P3"><text:s text:c="4"/>変数名-&gt;getName() 記録されている駒の名前が返される</text:p>
      <text:p text:style-name="P3"><text:s text:c="4"/>変数名-&gt;getNameNum() 記録されている表す数字が返される</text:p>
      <text:p text:style-name="P3"><text:s text:c="4"/>変数名-&gt;getOrd() 記録されている駒が敵駒か自駒か駒がないかを表す定数が返される</text:p>
      <text:p text:style-name="P3"><text:s text:c="4"/>変数名-&gt;setProm() 記録させている駒がなっていない場合成る</text:p>
      <text:p text:style-name="P3"><text:s text:c="4"/>*/</text:p>
      <text:p text:style-name="P3"><text:s text:c="4"/>private $name;</text:p>
      <text:p text:style-name="P3"><text:s text:c="4"/>private $ord;</text:p>
      <text:p text:style-name="P3"/>
      <text:p text:style-name="P3"><text:s text:c="4"/>public function __construct($N, $O) {</text:p>
      <text:p text:style-name="P3"><text:s text:c="6"/>$this-&gt;name = $N;</text:p>
      <text:p text:style-name="P3"><text:s text:c="6"/>switch($O) {</text:p>
      <text:p text:style-name="P3"><text:s text:c="8"/>case ENEMY:</text:p>
      <text:p text:style-name="P3"><text:s text:c="10"/>$this-&gt;ord = ENEMY;</text:p>
      <text:p text:style-name="P3"><text:s text:c="10"/>return ;</text:p>
      <text:p text:style-name="P3"><text:s text:c="8"/>case MYSELF:</text:p>
      <text:p text:style-name="P3"><text:s text:c="10"/>$this-&gt;ord = MYSELF;</text:p>
      <text:p text:style-name="P3"><text:s text:c="10"/>return ;</text:p>
      <text:p text:style-name="P3"><text:s text:c="8"/>case NONE:</text:p>
      <text:p text:style-name="P3"><text:s text:c="10"/>$this-&gt;ord = NONE;</text:p>
      <text:p text:style-name="P3"><text:s text:c="10"/>return ;</text:p>
      <text:p text:style-name="P3"><text:s text:c="6"/>}</text:p>
      <text:p text:style-name="P3"><text:soft-page-break/><text:s text:c="6"/>return false;</text:p>
      <text:p text:style-name="P3"><text:s text:c="4"/>}</text:p>
      <text:p text:style-name="P3"><text:s text:c="4"/>public function getName() {</text:p>
      <text:p text:style-name="P3"><text:s text:c="6"/>return $this-&gt;NameTrans($this-&gt;name);</text:p>
      <text:p text:style-name="P3"><text:s text:c="4"/>}</text:p>
      <text:p text:style-name="P3"><text:s text:c="4"/>public function getNameNum() {</text:p>
      <text:p text:style-name="P3"><text:s text:c="6"/>return $this-&gt;name;</text:p>
      <text:p text:style-name="P3"><text:s text:c="4"/>}</text:p>
      <text:p text:style-name="P3"><text:s text:c="4"/>public function getOrd() {</text:p>
      <text:p text:style-name="P3"><text:s text:c="6"/>return $this-&gt;ord;</text:p>
      <text:p text:style-name="P3"><text:s text:c="4"/>}</text:p>
      <text:p text:style-name="P3"><text:s text:c="4"/>public function setProm() {</text:p>
      <text:p text:style-name="P3"><text:s text:c="6"/>if($this-&gt;name &gt; 0) {</text:p>
      <text:p text:style-name="P3"><text:s text:c="8"/>$this-&gt;name *= -1;</text:p>
      <text:p text:style-name="P3"><text:s text:c="8"/>return ;</text:p>
      <text:p text:style-name="P3"><text:s text:c="6"/>}</text:p>
      <text:p text:style-name="P3"><text:s text:c="4"/>}</text:p>
      <text:p text:style-name="P3"><text:s text:c="4"/>public function setAll($N, $O) {</text:p>
      <text:p text:style-name="P3"><text:s text:c="6"/>$this-&gt;name = $N;</text:p>
      <text:p text:style-name="P3"><text:s text:c="6"/>switch($O) {</text:p>
      <text:p text:style-name="P3"><text:s text:c="8"/>case ENEMY:</text:p>
      <text:p text:style-name="P3"><text:s text:c="10"/>$this-&gt;ord = ENEMY;</text:p>
      <text:p text:style-name="P3"><text:s text:c="10"/>return ;</text:p>
      <text:p text:style-name="P3"><text:s text:c="8"/>case MYSELF:</text:p>
      <text:p text:style-name="P3"><text:s text:c="10"/>$this-&gt;ord = MYSELF;</text:p>
      <text:p text:style-name="P3"><text:s text:c="10"/>return ;</text:p>
      <text:p text:style-name="P3"><text:s text:c="8"/>case NONE:</text:p>
      <text:p text:style-name="P3"><text:s text:c="10"/>$this-&gt;ord = NONE;</text:p>
      <text:p text:style-name="P3"><text:s text:c="10"/>return ;</text:p>
      <text:p text:style-name="P3"><text:s text:c="6"/>}</text:p>
      <text:p text:style-name="P3"><text:s text:c="6"/>return false;</text:p>
      <text:p text:style-name="P3"><text:s text:c="4"/>}</text:p>
      <text:p text:style-name="P3"><text:s text:c="2"/>}</text:p>
      <text:p text:style-name="P3"/>
      <text:p text:style-name="P3">?&gt;</text:p>
      <text:p text:style-name="P12"><text:soft-page-break/></text:p>
      <text:p text:style-name="P13">14. <text:s/>game_main.css</text:p>
      <text:p text:style-name="P13"/>
      <text:p text:style-name="P4">img {</text:p>
      <text:p text:style-name="P4"><text:s text:c="2"/>width: 100%;</text:p>
      <text:p text:style-name="P4"><text:s text:c="2"/>height: 100%;</text:p>
      <text:p text:style-name="P4"><text:s text:c="2"/>float: left;</text:p>
      <text:p text:style-name="P4">}</text:p>
      <text:p text:style-name="P4">.prom {</text:p>
      <text:p text:style-name="P4"><text:s text:c="2"/>border: 1px solid black;</text:p>
      <text:p text:style-name="P4"><text:s text:c="2"/>font-size: 150%;</text:p>
      <text:p text:style-name="P4"><text:s text:c="2"/>grid-row: 2 / 5;</text:p>
      <text:p text:style-name="P4"><text:s text:c="2"/>grid-column: 10 / 15;</text:p>
      <text:p text:style-name="P4"><text:s text:c="2"/>text-align: center;</text:p>
      <text:p text:style-name="P4">}</text:p>
      <text:p text:style-name="P4">.judge {</text:p>
      <text:p text:style-name="P4"><text:s text:c="2"/>background-color: red;</text:p>
      <text:p text:style-name="P4"><text:s text:c="2"/>grid-column: 1 / 3;</text:p>
      <text:p text:style-name="P4">}</text:p>
      <text:p text:style-name="P4">.submit {</text:p>
      <text:p text:style-name="P4"><text:s text:c="2"/>width: 100%;</text:p>
      <text:p text:style-name="P4"><text:s text:c="2"/>height: 200%;</text:p>
      <text:p text:style-name="P4">}</text:p>
      <text:p text:style-name="P4">.title {</text:p>
      <text:p text:style-name="P4"><text:s text:c="2"/>grid-row: 9 / 12;</text:p>
      <text:p text:style-name="P4"><text:s text:c="2"/>grid-column: 2 / 10;</text:p>
      <text:p text:style-name="P4"><text:s text:c="2"/>position: relative;</text:p>
      <text:p text:style-name="P4"><text:s text:c="2"/>bottom: -10%;</text:p>
      <text:p text:style-name="P4">}</text:p>
      <text:p text:style-name="P4">#table {</text:p>
      <text:p text:style-name="P4"><text:s text:c="2"/>grid-row: 6;</text:p>
      <text:p text:style-name="P4"><text:s text:c="2"/>grid-column: 10 / 15;</text:p>
      <text:p text:style-name="P4">}</text:p>
      <text:p text:style-name="P4">.grid {</text:p>
      <text:p text:style-name="P4"><text:s text:c="2"/>display: grid;</text:p>
      <text:p text:style-name="P4"><text:soft-page-break/><text:s text:c="2"/>grid-template-columns: repeat(18, 5vw);</text:p>
      <text:p text:style-name="P4"><text:s text:c="2"/>grid-template-rows: repeat(9, 5vw);</text:p>
      <text:p text:style-name="P4">}</text:p>
      <text:p text:style-name="P4">#PieceBoard {</text:p>
      <text:p text:style-name="P4"><text:s text:c="2"/>grid-row: 3 / 7;</text:p>
      <text:p text:style-name="P4"><text:s text:c="2"/>grid-column: 10 / 16;</text:p>
      <text:p text:style-name="P4">}</text:p>
      <text:p text:style-name="P4">#x1 {</text:p>
      <text:p text:style-name="P4"><text:s text:c="2"/>grid-row: 2;</text:p>
      <text:p text:style-name="P4"><text:s text:c="2"/>grid-column: 7;</text:p>
      <text:p text:style-name="P4"><text:s text:c="2"/>text-align: center;</text:p>
      <text:p text:style-name="P4">}</text:p>
      <text:p text:style-name="P4">#x2 {</text:p>
      <text:p text:style-name="P4"><text:s text:c="2"/>grid-row: 2;</text:p>
      <text:p text:style-name="P4"><text:s text:c="2"/>grid-column: 6;</text:p>
      <text:p text:style-name="P4"><text:s text:c="2"/>text-align: center;</text:p>
      <text:p text:style-name="P4">}</text:p>
      <text:p text:style-name="P4">#x3 {</text:p>
      <text:p text:style-name="P4"><text:s text:c="2"/>grid-row: 2;</text:p>
      <text:p text:style-name="P4"><text:s text:c="2"/>grid-column: 5;</text:p>
      <text:p text:style-name="P4"><text:s text:c="2"/>text-align: center;</text:p>
      <text:p text:style-name="P4">}</text:p>
      <text:p text:style-name="P4">#x4 {</text:p>
      <text:p text:style-name="P4"><text:s text:c="2"/>grid-row: 2;</text:p>
      <text:p text:style-name="P4"><text:s text:c="2"/>grid-column: 4;</text:p>
      <text:p text:style-name="P4"><text:s text:c="2"/>text-align: center;</text:p>
      <text:p text:style-name="P4">}</text:p>
      <text:p text:style-name="P4">#x5 {</text:p>
      <text:p text:style-name="P4"><text:s text:c="2"/>grid-row: 2;</text:p>
      <text:p text:style-name="P4"><text:s text:c="2"/>grid-column: 3;</text:p>
      <text:p text:style-name="P4"><text:s text:c="2"/>text-align: center;</text:p>
      <text:p text:style-name="P4">}</text:p>
      <text:p text:style-name="P4">#x6 {</text:p>
      <text:p text:style-name="P4"><text:s text:c="2"/>grid-row: 2;</text:p>
      <text:p text:style-name="P4"><text:s text:c="2"/>grid-column: 2;</text:p>
      <text:p text:style-name="P4"><text:soft-page-break/><text:s text:c="2"/>text-align: center;</text:p>
      <text:p text:style-name="P4">}</text:p>
      <text:p text:style-name="P4">#y1 {</text:p>
      <text:p text:style-name="P4"><text:s text:c="2"/>grid-row: 3;</text:p>
      <text:p text:style-name="P4"><text:s text:c="2"/>grid-column: 8;</text:p>
      <text:p text:style-name="P4"><text:s text:c="2"/>text-align: center;</text:p>
      <text:p text:style-name="P4">}</text:p>
      <text:p text:style-name="P4">#y2 {</text:p>
      <text:p text:style-name="P4"><text:s text:c="2"/>grid-row: 4;</text:p>
      <text:p text:style-name="P4"><text:s text:c="2"/>grid-column: 8;</text:p>
      <text:p text:style-name="P4"><text:s text:c="2"/>text-align: center;</text:p>
      <text:p text:style-name="P4">}</text:p>
      <text:p text:style-name="P4">#y3 {</text:p>
      <text:p text:style-name="P4"><text:s text:c="2"/>grid-row: 5;</text:p>
      <text:p text:style-name="P4"><text:s text:c="2"/>grid-column: 8;</text:p>
      <text:p text:style-name="P4"><text:s text:c="2"/>text-align: center;</text:p>
      <text:p text:style-name="P4">}</text:p>
      <text:p text:style-name="P4">#y4 {</text:p>
      <text:p text:style-name="P4"><text:s text:c="2"/>grid-row: 6;</text:p>
      <text:p text:style-name="P4"><text:s text:c="2"/>grid-column: 8;</text:p>
      <text:p text:style-name="P4"><text:s text:c="2"/>text-align: center;</text:p>
      <text:p text:style-name="P4">}</text:p>
      <text:p text:style-name="P4">#y5 {</text:p>
      <text:p text:style-name="P4"><text:s text:c="2"/>grid-row: 7;</text:p>
      <text:p text:style-name="P4"><text:s text:c="2"/>grid-column: 8;</text:p>
      <text:p text:style-name="P4"><text:s text:c="2"/>text-align: center;</text:p>
      <text:p text:style-name="P4">}</text:p>
      <text:p text:style-name="P4">#y6 {</text:p>
      <text:p text:style-name="P4"><text:s text:c="2"/>grid-row: 8;</text:p>
      <text:p text:style-name="P4"><text:s text:c="2"/>grid-column: 8;</text:p>
      <text:p text:style-name="P4"><text:s text:c="2"/>text-align: center;</text:p>
      <text:p text:style-name="P4">}</text:p>
      <text:p text:style-name="P4">#board {</text:p>
      <text:p text:style-name="P4"><text:s text:c="2"/>grid-row: 2;</text:p>
      <text:p text:style-name="P4"><text:s text:c="2"/>grid-column: 10;</text:p>
      <text:p text:style-name="P4"><text:soft-page-break/><text:s text:c="2"/>/*border: 1px solid black;*/</text:p>
      <text:p text:style-name="P4">}</text:p>
      <text:p text:style-name="P4">#board00 {</text:p>
      <text:p text:style-name="P4"><text:s text:c="2"/>grid-row: 3;</text:p>
      <text:p text:style-name="P4"><text:s text:c="2"/>grid-column: 7;</text:p>
      <text:p text:style-name="P4"><text:s text:c="2"/>border: 1px solid black;</text:p>
      <text:p text:style-name="P4">}</text:p>
      <text:p text:style-name="P4">#board10 {</text:p>
      <text:p text:style-name="P4"><text:s text:c="2"/>grid-row: 3;</text:p>
      <text:p text:style-name="P4"><text:s text:c="2"/>grid-column: 6;</text:p>
      <text:p text:style-name="P4"><text:s text:c="2"/>border: 1px solid black;</text:p>
      <text:p text:style-name="P4">}</text:p>
      <text:p text:style-name="P4">#board20 {</text:p>
      <text:p text:style-name="P4"><text:s text:c="2"/>grid-row: 3;</text:p>
      <text:p text:style-name="P4"><text:s text:c="2"/>grid-column: 5;</text:p>
      <text:p text:style-name="P4"><text:s text:c="2"/>border: 1px solid black;</text:p>
      <text:p text:style-name="P4">}</text:p>
      <text:p text:style-name="P4">#board30 {</text:p>
      <text:p text:style-name="P4"><text:s text:c="2"/>grid-row: 3;</text:p>
      <text:p text:style-name="P4"><text:s text:c="2"/>grid-column: 4;</text:p>
      <text:p text:style-name="P4"><text:s text:c="2"/>border: 1px solid black;</text:p>
      <text:p text:style-name="P4">}</text:p>
      <text:p text:style-name="P4">#board40 {</text:p>
      <text:p text:style-name="P4"><text:s text:c="2"/>grid-row: 3;</text:p>
      <text:p text:style-name="P4"><text:s text:c="2"/>grid-column: 3;</text:p>
      <text:p text:style-name="P4"><text:s text:c="2"/>border: 1px solid black;</text:p>
      <text:p text:style-name="P4">}</text:p>
      <text:p text:style-name="P4">#board50 {</text:p>
      <text:p text:style-name="P4"><text:s text:c="2"/>grid-row: 3;</text:p>
      <text:p text:style-name="P4"><text:s text:c="2"/>grid-column: 2;</text:p>
      <text:p text:style-name="P4"><text:s text:c="2"/>border: 1px solid black;</text:p>
      <text:p text:style-name="P4">}</text:p>
      <text:p text:style-name="P4">#board01 {</text:p>
      <text:p text:style-name="P4"><text:s text:c="2"/>grid-row: 4;</text:p>
      <text:p text:style-name="P4"><text:s text:c="2"/>grid-column: 7;</text:p>
      <text:p text:style-name="P4"><text:soft-page-break/><text:s text:c="2"/>border: 1px solid black;</text:p>
      <text:p text:style-name="P4">}</text:p>
      <text:p text:style-name="P4">#board11 {</text:p>
      <text:p text:style-name="P4"><text:s text:c="2"/>grid-row: 4;</text:p>
      <text:p text:style-name="P4"><text:s text:c="2"/>grid-column: 6;</text:p>
      <text:p text:style-name="P4"><text:s text:c="2"/>border: 1px solid black;</text:p>
      <text:p text:style-name="P4">}</text:p>
      <text:p text:style-name="P4">#board21 {</text:p>
      <text:p text:style-name="P4"><text:s text:c="2"/>grid-row: 4;</text:p>
      <text:p text:style-name="P4"><text:s text:c="2"/>grid-column: 5;</text:p>
      <text:p text:style-name="P4"><text:s text:c="2"/>border: 1px solid black;</text:p>
      <text:p text:style-name="P4">}</text:p>
      <text:p text:style-name="P4">#board31 {</text:p>
      <text:p text:style-name="P4"><text:s text:c="2"/>grid-row: 4;</text:p>
      <text:p text:style-name="P4"><text:s text:c="2"/>grid-column: 4;</text:p>
      <text:p text:style-name="P4"><text:s text:c="2"/>border: 1px solid black;</text:p>
      <text:p text:style-name="P4">}</text:p>
      <text:p text:style-name="P4">#board41 {</text:p>
      <text:p text:style-name="P4"><text:s text:c="2"/>grid-row: 4;</text:p>
      <text:p text:style-name="P4"><text:s text:c="2"/>grid-column: 3;</text:p>
      <text:p text:style-name="P4"><text:s text:c="2"/>border: 1px solid black;</text:p>
      <text:p text:style-name="P4">}</text:p>
      <text:p text:style-name="P4">#board51 {</text:p>
      <text:p text:style-name="P4"><text:s text:c="2"/>grid-row: 4;</text:p>
      <text:p text:style-name="P4"><text:s text:c="2"/>grid-column: 2;</text:p>
      <text:p text:style-name="P4"><text:s text:c="2"/>border: 1px solid black;</text:p>
      <text:p text:style-name="P4">}</text:p>
      <text:p text:style-name="P4">#board02 {</text:p>
      <text:p text:style-name="P4"><text:s text:c="2"/>grid-row: 5;</text:p>
      <text:p text:style-name="P4"><text:s text:c="2"/>grid-column: 7;</text:p>
      <text:p text:style-name="P4"><text:s text:c="2"/>border: 1px solid black;</text:p>
      <text:p text:style-name="P4">}</text:p>
      <text:p text:style-name="P4">#board12 {</text:p>
      <text:p text:style-name="P4"><text:s text:c="2"/>grid-row: 5;</text:p>
      <text:p text:style-name="P4"><text:s text:c="2"/>grid-column: 6;</text:p>
      <text:p text:style-name="P4"><text:soft-page-break/><text:s text:c="2"/>border: 1px solid black;</text:p>
      <text:p text:style-name="P4">}</text:p>
      <text:p text:style-name="P4">#board22 {</text:p>
      <text:p text:style-name="P4"><text:s text:c="2"/>grid-row: 5;</text:p>
      <text:p text:style-name="P4"><text:s text:c="2"/>grid-column: 5;</text:p>
      <text:p text:style-name="P4"><text:s text:c="2"/>border: 1px solid black;</text:p>
      <text:p text:style-name="P4">}</text:p>
      <text:p text:style-name="P4">#board32 {</text:p>
      <text:p text:style-name="P4"><text:s text:c="2"/>grid-row: 5;</text:p>
      <text:p text:style-name="P4"><text:s text:c="2"/>grid-column: 4;</text:p>
      <text:p text:style-name="P4"><text:s text:c="2"/>border: 1px solid black;</text:p>
      <text:p text:style-name="P4">}</text:p>
      <text:p text:style-name="P4">#board42 {</text:p>
      <text:p text:style-name="P4"><text:s text:c="2"/>grid-row: 5;</text:p>
      <text:p text:style-name="P4"><text:s text:c="2"/>grid-column: 3;</text:p>
      <text:p text:style-name="P4"><text:s text:c="2"/>border: 1px solid black;</text:p>
      <text:p text:style-name="P4">}</text:p>
      <text:p text:style-name="P4">#board52 {</text:p>
      <text:p text:style-name="P4"><text:s text:c="2"/>grid-row: 5;</text:p>
      <text:p text:style-name="P4"><text:s text:c="2"/>grid-column: 2;</text:p>
      <text:p text:style-name="P4"><text:s text:c="2"/>border: 1px solid black;</text:p>
      <text:p text:style-name="P4">}</text:p>
      <text:p text:style-name="P4">#board03 {</text:p>
      <text:p text:style-name="P4"><text:s text:c="2"/>grid-row: 6;</text:p>
      <text:p text:style-name="P4"><text:s text:c="2"/>grid-column: 7;</text:p>
      <text:p text:style-name="P4"><text:s text:c="2"/>border: 1px solid black;</text:p>
      <text:p text:style-name="P4">}</text:p>
      <text:p text:style-name="P4">#board13 {</text:p>
      <text:p text:style-name="P4"><text:s text:c="2"/>grid-row: 6;</text:p>
      <text:p text:style-name="P4"><text:s text:c="2"/>grid-column: 6;</text:p>
      <text:p text:style-name="P4"><text:s text:c="2"/>border: 1px solid black;</text:p>
      <text:p text:style-name="P4">}</text:p>
      <text:p text:style-name="P4">#board23 {</text:p>
      <text:p text:style-name="P4"><text:s text:c="2"/>grid-row: 6;</text:p>
      <text:p text:style-name="P4"><text:s text:c="2"/>grid-column: 5;</text:p>
      <text:p text:style-name="P4"><text:soft-page-break/><text:s text:c="2"/>border: 1px solid black;</text:p>
      <text:p text:style-name="P4">}</text:p>
      <text:p text:style-name="P4">#board33 {</text:p>
      <text:p text:style-name="P4"><text:s text:c="2"/>grid-row: 6;</text:p>
      <text:p text:style-name="P4"><text:s text:c="2"/>grid-column: 4;</text:p>
      <text:p text:style-name="P4"><text:s text:c="2"/>border: 1px solid black;</text:p>
      <text:p text:style-name="P4">}</text:p>
      <text:p text:style-name="P4">#board43 {</text:p>
      <text:p text:style-name="P4"><text:s text:c="2"/>grid-row: 6;</text:p>
      <text:p text:style-name="P4"><text:s text:c="2"/>grid-column: 3;</text:p>
      <text:p text:style-name="P4"><text:s text:c="2"/>border: 1px solid black;</text:p>
      <text:p text:style-name="P4">}</text:p>
      <text:p text:style-name="P4">#board53 {</text:p>
      <text:p text:style-name="P4"><text:s text:c="2"/>grid-row: 6;</text:p>
      <text:p text:style-name="P4"><text:s text:c="2"/>grid-column: 2;</text:p>
      <text:p text:style-name="P4"><text:s text:c="2"/>border: 1px solid black;</text:p>
      <text:p text:style-name="P4">}</text:p>
      <text:p text:style-name="P4">#board04 {</text:p>
      <text:p text:style-name="P4"><text:s text:c="2"/>grid-row: 7;</text:p>
      <text:p text:style-name="P4"><text:s text:c="2"/>grid-column: 7;</text:p>
      <text:p text:style-name="P4"><text:s text:c="2"/>border: 1px solid black;</text:p>
      <text:p text:style-name="P4">}</text:p>
      <text:p text:style-name="P4">#board14 {</text:p>
      <text:p text:style-name="P4"><text:s text:c="2"/>grid-row: 7;</text:p>
      <text:p text:style-name="P4"><text:s text:c="2"/>grid-column: 6;</text:p>
      <text:p text:style-name="P4"><text:s text:c="2"/>border: 1px solid black;</text:p>
      <text:p text:style-name="P4">}</text:p>
      <text:p text:style-name="P4">#board24 {</text:p>
      <text:p text:style-name="P4"><text:s text:c="2"/>grid-row: 7;</text:p>
      <text:p text:style-name="P4"><text:s text:c="2"/>grid-column: 5;</text:p>
      <text:p text:style-name="P4"><text:s text:c="2"/>border: 1px solid black;</text:p>
      <text:p text:style-name="P4">}</text:p>
      <text:p text:style-name="P4">#board34 {</text:p>
      <text:p text:style-name="P4"><text:s text:c="2"/>grid-row: 7;</text:p>
      <text:p text:style-name="P4"><text:s text:c="2"/>grid-column: 4;</text:p>
      <text:p text:style-name="P4"><text:soft-page-break/><text:s text:c="2"/>border: 1px solid black;</text:p>
      <text:p text:style-name="P4">}</text:p>
      <text:p text:style-name="P4">#board44 {</text:p>
      <text:p text:style-name="P4"><text:s text:c="2"/>grid-row: 7;</text:p>
      <text:p text:style-name="P4"><text:s text:c="2"/>grid-column: 3;</text:p>
      <text:p text:style-name="P4"><text:s text:c="2"/>border: 1px solid black;</text:p>
      <text:p text:style-name="P4">}</text:p>
      <text:p text:style-name="P4">#board54 {</text:p>
      <text:p text:style-name="P4"><text:s text:c="2"/>grid-row: 7;</text:p>
      <text:p text:style-name="P4"><text:s text:c="2"/>grid-column: 2;</text:p>
      <text:p text:style-name="P4"><text:s text:c="2"/>border: 1px solid black;</text:p>
      <text:p text:style-name="P4">}</text:p>
      <text:p text:style-name="P4">#board05 {</text:p>
      <text:p text:style-name="P4"><text:s text:c="2"/>grid-row: 8;</text:p>
      <text:p text:style-name="P4"><text:s text:c="2"/>grid-column: 7;</text:p>
      <text:p text:style-name="P4"><text:s text:c="2"/>border: 1px solid black;</text:p>
      <text:p text:style-name="P4">}</text:p>
      <text:p text:style-name="P4">#board15 {</text:p>
      <text:p text:style-name="P4"><text:s text:c="2"/>grid-row: 8;</text:p>
      <text:p text:style-name="P4"><text:s text:c="2"/>grid-column: 6;</text:p>
      <text:p text:style-name="P4"><text:s text:c="2"/>border: 1px solid black;</text:p>
      <text:p text:style-name="P4">}</text:p>
      <text:p text:style-name="P4">#board25 {</text:p>
      <text:p text:style-name="P4"><text:s text:c="2"/>grid-row: 8;</text:p>
      <text:p text:style-name="P4"><text:s text:c="2"/>grid-column: 5;</text:p>
      <text:p text:style-name="P4"><text:s text:c="2"/>border: 1px solid black;</text:p>
      <text:p text:style-name="P4">}</text:p>
      <text:p text:style-name="P4">#board35 {</text:p>
      <text:p text:style-name="P4"><text:s text:c="2"/>grid-row: 8;</text:p>
      <text:p text:style-name="P4"><text:s text:c="2"/>grid-column: 4;</text:p>
      <text:p text:style-name="P4"><text:s text:c="2"/>border: 1px solid black;</text:p>
      <text:p text:style-name="P4">}</text:p>
      <text:p text:style-name="P4">#board45 {</text:p>
      <text:p text:style-name="P4"><text:s text:c="2"/>grid-row: 8;</text:p>
      <text:p text:style-name="P4"><text:s text:c="2"/>grid-column: 3;</text:p>
      <text:p text:style-name="P4"><text:soft-page-break/><text:s text:c="2"/>border: 1px solid black;</text:p>
      <text:p text:style-name="P4">}</text:p>
      <text:p text:style-name="P4">#board55 {</text:p>
      <text:p text:style-name="P4"><text:s text:c="2"/>grid-row: 8;</text:p>
      <text:p text:style-name="P4"><text:s text:c="2"/>grid-column: 2;</text:p>
      <text:p text:style-name="P4"><text:s text:c="2"/>border: 1px solid black;</text:p>
      <text:p text:style-name="P4">}</text:p>
      <text:p text:style-name="P4">#table0 {</text:p>
      <text:p text:style-name="P4"><text:s text:c="2"/>grid-row: 8;</text:p>
      <text:p text:style-name="P4"><text:s text:c="2"/>grid-column: 10;</text:p>
      <text:p text:style-name="P4">}</text:p>
      <text:p text:style-name="P4">#table1 {</text:p>
      <text:p text:style-name="P4"><text:s text:c="2"/>grid-row: 8;</text:p>
      <text:p text:style-name="P4"><text:s text:c="2"/>grid-column: 11;</text:p>
      <text:p text:style-name="P4">}</text:p>
      <text:p text:style-name="P4">#table2 {</text:p>
      <text:p text:style-name="P4"><text:s text:c="2"/>grid-row: 8;</text:p>
      <text:p text:style-name="P4"><text:s text:c="2"/>grid-column: 12;</text:p>
      <text:p text:style-name="P4">}</text:p>
      <text:p text:style-name="P4">#table3 {</text:p>
      <text:p text:style-name="P4"><text:s text:c="2"/>grid-row: 8;</text:p>
      <text:p text:style-name="P4"><text:s text:c="2"/>grid-column: 13;</text:p>
      <text:p text:style-name="P4">}</text:p>
      <text:p text:style-name="P4">#table4 {</text:p>
      <text:p text:style-name="P4"><text:s text:c="2"/>grid-row: 8;</text:p>
      <text:p text:style-name="P4"><text:s text:c="2"/>grid-column: 14;</text:p>
      <text:p text:style-name="P4">}</text:p>
      <text:p text:style-name="P4">#table5 {</text:p>
      <text:p text:style-name="P4"><text:s text:c="2"/>grid-row: 8;</text:p>
      <text:p text:style-name="P4"><text:s text:c="2"/>grid-column: 15;</text:p>
      <text:p text:style-name="P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4T18:32:40.159537698</meta:creation-date>
    <dc:date>2022-02-04T19:13:03.252810633</dc:date>
    <meta:editing-duration>PT9M51S</meta:editing-duration>
    <meta:editing-cycles>2</meta:editing-cycles>
    <meta:generator>LibreOffice/6.0.7.3$Linux_X86_64 LibreOffice_project/00m0$Build-3</meta:generator>
    <meta:document-statistic meta:table-count="0" meta:image-count="0" meta:object-count="0" meta:page-count="84" meta:paragraph-count="2424" meta:word-count="9461" meta:character-count="98627" meta:non-whitespace-character-count="73424"/>
  </office:meta>
</office:document-meta>
</file>